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3D3D3D" fo:border-bottom="thin solid #3D3D3D" fo:border-left="thin solid #3D3D3D" fo:border-right="thin double #000000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-top="thin solid #3D3D3D" fo:border-bottom="thin solid #3D3D3D" fo:border-left="thin double #000000" fo:border-right="thin double #000000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-top="thin solid #3D3D3D" fo:border-bottom="none" fo:border-left="thin solid #3D3D3D" fo:border-right="thin double #000000" style:vertical-align="middle" fo:wrap-option="wrap" fo:background-color="#DFCCE4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-top="thin solid #3D3D3D" fo:border-bottom="thin solid #3D3D3D" fo:border-left="thin double #3D3D3D" fo:border-right="thin double #000000" style:vertical-align="middle" fo:wrap-option="wrap" fo:background-color="#DFCCE4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-top="thin solid #3D3D3D" fo:border-bottom="thin solid #3D3D3D" fo:border-left="thin double #000000" fo:border-right="thin double #000000" style:vertical-align="middle" fo:wrap-option="wrap" fo:background-color="#DFCCE4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="thin solid #3D3D3D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-top="thin solid #3D3D3D" fo:border-bottom="thin solid #3D3D3D" fo:border-left="none" fo:border-right="thin solid #3D3D3D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-top="thin solid #3D3D3D" fo:border-bottom="thin solid #3D3D3D" fo:border-left="thin double #000000" fo:border-right="thin solid #3D3D3D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fo:border-top="thin solid #3D3D3D" fo:border-bottom="thin solid #3D3D3D" fo:border-left="none" fo:border-right="thin double #000000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-top="none" fo:border-bottom="thin solid #3D3D3D" fo:border-left="thin solid #3D3D3D" fo:border-right="thin solid #3D3D3D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12" style:family="table-cell" style:parent-style-name="Default" style:data-style-name="N2">
      <style:table-cell-properties fo:border-top="none" fo:border-bottom="thin solid #3D3D3D" fo:border-left="thin solid #3D3D3D" fo:border-right="thin solid #3D3D3D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" style:family="table-cell" style:parent-style-name="Default" style:data-style-name="N36">
      <style:table-cell-properties fo:border-top="none" fo:border-bottom="thin solid #3D3D3D" fo:border-left="none" fo:border-right="thin double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Default" style:data-style-name="N2">
      <style:table-cell-properties fo:border-top="none" fo:border-bottom="thin solid #3D3D3D" fo:border-left="none" fo:border-right="thin solid #3D3D3D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5" style:family="table-cell" style:parent-style-name="Default" style:data-style-name="N4">
      <style:table-cell-properties fo:border-top="none" fo:border-bottom="thin solid #3D3D3D" fo:border-left="thin solid #3D3D3D" fo:border-right="thin solid #3D3D3D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6" style:family="table-cell" style:parent-style-name="Default" style:data-style-name="N4">
      <style:table-cell-properties fo:border-top="none" fo:border-bottom="thin solid #3D3D3D" fo:border-left="none" fo:border-right="thin double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7" style:family="table-cell" style:parent-style-name="Default" style:data-style-name="N2">
      <style:table-cell-properties fo:border="thin solid #3D3D3D" style:vertical-align="automatic" style:repeat-content="false"/>
      <style:paragraph-properties fo:text-align="center"/>
      <style:text-properties fo:color="#262626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8" style:family="table-cell" style:parent-style-name="Default" style:data-style-name="N0">
      <style:table-cell-properties fo:border-top="thin solid #3D3D3D" fo:border-bottom="thin double #000000" fo:border-left="thin solid #3D3D3D" fo:border-right="thin solid #3D3D3D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19" style:family="table-cell" style:parent-style-name="Default" style:data-style-name="N2">
      <style:table-cell-properties fo:border-top="thin solid #3D3D3D" fo:border-bottom="thin double #000000" fo:border-left="thin solid #3D3D3D" fo:border-right="thin solid #3D3D3D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0" style:family="table-cell" style:parent-style-name="Default" style:data-style-name="N36">
      <style:table-cell-properties fo:border-top="thin solid #3D3D3D" fo:border-bottom="thin double #000000" fo:border-left="none" fo:border-right="thin double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1" style:family="table-cell" style:parent-style-name="Default" style:data-style-name="N2">
      <style:table-cell-properties fo:border-top="thin solid #3D3D3D" fo:border-bottom="thin double #000000" fo:border-left="none" fo:border-right="thin solid #3D3D3D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2" style:family="table-cell" style:parent-style-name="Default" style:data-style-name="N36">
      <style:table-cell-properties fo:border-top="none" fo:border-bottom="thin double #000000" fo:border-left="none" fo:border-right="thin double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3" style:family="table-cell" style:parent-style-name="Default" style:data-style-name="N4">
      <style:table-cell-properties fo:border-top="thin solid #3D3D3D" fo:border-bottom="thin double #000000" fo:border-left="thin solid #3D3D3D" fo:border-right="thin solid #3D3D3D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4" style:family="table-cell" style:parent-style-name="Default" style:data-style-name="N4">
      <style:table-cell-properties fo:border-top="thin solid #3D3D3D" fo:border-bottom="thin double #000000" fo:border-left="none" fo:border-right="thin double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5" style:family="table-cell" style:parent-style-name="Default" style:data-style-name="N4">
      <style:table-cell-properties fo:border-top="none" fo:border-bottom="thin double #000000" fo:border-left="none" fo:border-right="thin double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6" style:family="table-cell" style:parent-style-name="Default" style:data-style-name="N0">
      <style:table-cell-properties fo:border-top="none" fo:border-bottom="thin solid #3D3D3D" fo:border-left="thin solid #3D3D3D" fo:border-right="thin solid #3D3D3D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7" style:family="table-cell" style:parent-style-name="Default" style:data-style-name="N2">
      <style:table-cell-properties fo:border-top="thin double #000000" fo:border-bottom="thin solid #3D3D3D" fo:border-left="thin solid #3D3D3D" fo:border-right="thin double #3D3D3D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8" style:family="table-cell" style:parent-style-name="Default" style:data-style-name="N4">
      <style:table-cell-properties fo:border-top="thin double #000000" fo:border-bottom="thin solid #3D3D3D" fo:border-left="none" fo:border-right="thin double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9" style:family="table-cell" style:parent-style-name="Default" style:data-style-name="N2">
      <style:table-cell-properties fo:border-top="none" fo:border-bottom="thin solid #3D3D3D" fo:border-left="thin double #000000" fo:border-right="thin solid #3D3D3D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0" style:family="table-cell" style:parent-style-name="Default" style:data-style-name="N2">
      <style:table-cell-properties fo:border-top="thin solid #3D3D3D" fo:border-bottom="thin double #000000" fo:border-left="thin double #000000" fo:border-right="thin solid #3D3D3D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1" style:family="table-cell" style:parent-style-name="Default" style:data-style-name="N0">
      <style:table-cell-properties fo:border-top="thin solid #3D3D3D" fo:border-bottom="thin solid #3D3D3D" fo:border-left="thin solid #3D3D3D" fo:border-right="none" style:vertical-align="middle" fo:wrap-option="wrap" fo:background-color="#DFCCE4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2" style:family="table-cell" style:parent-style-name="Default" style:data-style-name="N0">
      <style:table-cell-properties fo:border-top="thin solid #3D3D3D" fo:border-bottom="thin solid #3D3D3D" fo:border-left="none" fo:border-right="none" style:vertical-align="middle" fo:wrap-option="wrap" fo:background-color="#DFCCE4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3" style:family="table-cell" style:parent-style-name="Default" style:data-style-name="N0">
      <style:table-cell-properties fo:border-top="thin solid #3D3D3D" fo:border-bottom="thin solid #3D3D3D" fo:border-left="none" fo:border-right="thin double #000000" style:vertical-align="middle" fo:wrap-option="wrap" fo:background-color="#DFCCE4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4" style:family="table-cell" style:parent-style-name="Default" style:data-style-name="N0">
      <style:table-cell-properties fo:border-top="thin solid #3D3D3D" fo:border-bottom="thin solid #3D3D3D" fo:border-left="thin double #000000" fo:border-right="none" style:vertical-align="middle" fo:wrap-option="wrap" fo:background-color="#DFCCE4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5" style:family="table-cell" style:parent-style-name="Default" style:data-style-name="N0">
      <style:table-cell-properties fo:border-top="thin solid #3D3D3D" fo:border-bottom="thin double #000000" fo:border-left="thin solid #3D3D3D" fo:border-right="thin solid #3D3D3D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36" style:family="table-cell" style:parent-style-name="Default" style:data-style-name="N0">
      <style:table-cell-properties fo:border-top="thin solid #3D3D3D" fo:border-bottom="thin double #000000" fo:border-left="none" fo:border-right="thin double #000000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7" style:family="table-cell" style:parent-style-name="Default" style:data-style-name="N0">
      <style:table-cell-properties fo:border-top="thin solid #3D3D3D" fo:border-bottom="thin double #000000" fo:border-left="thin double #000000" fo:border-right="thin solid #3D3D3D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38" style:family="table-cell" style:parent-style-name="Default" style:data-style-name="N0">
      <style:table-cell-properties fo:border-top="none" fo:border-bottom="thin double #000000" fo:border-left="none" fo:border-right="thin double #000000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9" style:family="table-cell" style:parent-style-name="Default" style:data-style-name="N0">
      <style:table-cell-properties fo:border-top="thin solid #3D3D3D" fo:border-bottom="thin double #000000" fo:border-left="none" fo:border-right="thin solid #3D3D3D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40" style:family="table-cell" style:parent-style-name="Default" style:data-style-name="N0">
      <style:table-cell-properties fo:border-top="thin solid #3D3D3D" fo:border-bottom="thin double #000000" fo:border-left="thin solid #3D3D3D" fo:border-right="thin double #000000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1" style:family="table-cell" style:parent-style-name="Default" style:data-style-name="N2">
      <style:table-cell-properties fo:border-top="none" fo:border-bottom="thin solid #3D3D3D" fo:border-left="thin solid #3D3D3D" fo:border-right="thin double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2" style:family="table-cell" style:parent-style-name="Default" style:data-style-name="N2">
      <style:table-cell-properties fo:border-top="thin solid #3D3D3D" fo:border-bottom="thin solid #3D3D3D" fo:border-left="thin solid #3D3D3D" fo:border-right="thin double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3" style:family="table-cell" style:parent-style-name="Default" style:data-style-name="N2">
      <style:table-cell-properties fo:border-top="thin solid #3D3D3D" fo:border-bottom="thin solid #3D3D3D" fo:border-left="thin double #000000" fo:border-right="thin solid #3D3D3D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4" style:family="table-cell" style:parent-style-name="Default" style:data-style-name="N0">
      <style:table-cell-properties fo:border-top="thin solid #3D3D3D" fo:border-bottom="thin solid #3D3D3D" fo:border-left="none" fo:border-right="none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5" style:family="table-cell" style:parent-style-name="Default" style:data-style-name="N4">
      <style:table-cell-properties fo:border-top="thin solid #3D3D3D" fo:border-bottom="thin solid #3D3D3D" fo:border-left="thin solid #3D3D3D" fo:border-right="thin double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6" style:family="table-cell" style:parent-style-name="Default" style:data-style-name="N0">
      <style:table-cell-properties fo:border-top="thin solid #3D3D3D" fo:border-bottom="thin solid #3D3D3D" fo:border-left="thin solid #3D3D3D" fo:border-right="none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7" style:family="table-cell" style:parent-style-name="Default" style:data-style-name="N2">
      <style:table-cell-properties fo:border="thin solid #3D3D3D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8" style:family="table-cell" style:parent-style-name="Default" style:data-style-name="N2">
      <style:table-cell-properties fo:border-top="thin solid #3D3D3D" fo:border-bottom="thin solid #3D3D3D" fo:border-left="thin solid #3D3D3D" fo:border-right="thin double #3D3D3D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9" style:family="table-cell" style:parent-style-name="Default" style:data-style-name="N2">
      <style:table-cell-properties fo:border-top="thin solid #3D3D3D" fo:border-bottom="thin solid #3D3D3D" fo:border-left="thin double #3D3D3D" fo:border-right="thin solid #3D3D3D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none" fo:border-bottom="thin solid #3D3D3D" fo:border-left="none" fo:border-right="thin solid #3D3D3D" fo:background-color="transparent"/>
    </style:style>
    <style:style style:name="ce52" style:family="table-cell" style:parent-style-name="Default" style:data-style-name="N0">
      <style:table-cell-properties fo:border-top="thin solid #3D3D3D" fo:border-bottom="thin solid #3D3D3D" fo:border-left="thin solid #3D3D3D" fo:border-right="thin double #000000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3" style:family="table-cell" style:parent-style-name="Default" style:data-style-name="N0">
      <style:table-cell-properties fo:border-top="thin solid #3D3D3D" fo:border-bottom="thin solid #3D3D3D" fo:border-left="thin double #000000" fo:border-right="thin double #000000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4" style:family="table-cell" style:parent-style-name="Default" style:data-style-name="N0">
      <style:table-cell-properties fo:border-top="thin solid #3D3D3D" fo:border-bottom="thin solid #3D3D3D" fo:border-left="thin double #000000" fo:border-right="thin double #3D3D3D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3.38666666666667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381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9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6.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5.6pt" style:use-optimal-row-height="false" fo:break-before="auto"/>
    </style:style>
    <style:style style:name="ro8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C_2022-23" table:style-name="ta1">
        <table:table-column table:style-name="co1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12" table:number-rows-spanned="1" table:style-name="ce50">
            <text:p>Resultados obtenidos por el algoritmo 1-NN en el problema del APC</text:p>
          </table:table-cell>
          <table:covered-table-cell table:number-columns-repeated="11"/>
          <table:table-cell table:number-columns-repeated="2" table:style-name="ce1"/>
          <table:table-cell office:value-type="string" table:number-columns-spanned="12" table:number-rows-spanned="1" table:style-name="ce50">
            <text:p>Resultados obtenidos por el algoritmo AGG-BLX en el problema del APC</text:p>
          </table:table-cell>
          <table:covered-table-cell table:number-columns-repeated="11"/>
          <table:table-cell table:number-columns-repeated="2" table:style-name="ce1"/>
          <table:table-cell office:value-type="string" table:number-columns-spanned="12" table:number-rows-spanned="1" table:style-name="ce50">
            <text:p>Resultados obtenidos por el algoritmo ES en el problema del APC</text:p>
          </table:table-cell>
          <table:covered-table-cell table:number-columns-repeated="11"/>
          <table:table-cell table:number-columns-repeated="2" table:style-name="ce1"/>
          <table:table-cell office:value-type="string" table:number-columns-spanned="12" table:number-rows-spanned="1" table:style-name="ce50">
            <text:p>Resultados obtenidos por el algoritmo COA en el problema del APC</text:p>
          </table:table-cell>
          <table:covered-table-cell table:number-columns-repeated="11"/>
          <table:table-cell table:number-columns-repeated="16329"/>
        </table:table-row>
        <table:table-row table:style-name="ro2">
          <table:table-cell table:number-columns-spanned="1" table:number-rows-spanned="2" table:style-name="ce51"/>
          <table:table-cell office:value-type="string" table:number-columns-spanned="3" table:number-rows-spanned="1" table:style-name="ce52">
            <text:p>Diabetes</text:p>
          </table:table-cell>
          <table:covered-table-cell table:number-columns-repeated="2"/>
          <table:table-cell office:value-type="string" table:style-name="ce2">
            <text:p>Diabetes</text:p>
          </table:table-cell>
          <table:table-cell office:value-type="string" table:number-columns-spanned="3" table:number-rows-spanned="1" table:style-name="ce53">
            <text:p>Ozone</text:p>
          </table:table-cell>
          <table:covered-table-cell table:number-columns-repeated="2"/>
          <table:table-cell office:value-type="string" table:style-name="ce3">
            <text:p>Ozone</text:p>
          </table:table-cell>
          <table:table-cell office:value-type="string" table:number-columns-spanned="3" table:number-rows-spanned="1" table:style-name="ce53">
            <text:p>Spectf-heart</text:p>
          </table:table-cell>
          <table:covered-table-cell table:number-columns-repeated="2"/>
          <table:table-cell office:value-type="string" table:style-name="ce3">
            <text:p>Spectf-heart</text:p>
          </table:table-cell>
          <table:table-cell table:style-name="ce1"/>
          <table:table-cell table:number-columns-spanned="1" table:number-rows-spanned="2" table:style-name="ce51"/>
          <table:table-cell office:value-type="string" table:number-columns-spanned="3" table:number-rows-spanned="1" table:style-name="ce52">
            <text:p>Diabetes</text:p>
          </table:table-cell>
          <table:covered-table-cell table:number-columns-repeated="2"/>
          <table:table-cell office:value-type="string" table:style-name="ce4">
            <text:p>Diabetes</text:p>
          </table:table-cell>
          <table:table-cell office:value-type="string" table:number-columns-spanned="3" table:number-rows-spanned="1" table:style-name="ce54">
            <text:p>Ozone</text:p>
          </table:table-cell>
          <table:covered-table-cell table:number-columns-repeated="2"/>
          <table:table-cell office:value-type="string" table:style-name="ce5">
            <text:p>Ozone</text:p>
          </table:table-cell>
          <table:table-cell office:value-type="string" table:number-columns-spanned="3" table:number-rows-spanned="1" table:style-name="ce53">
            <text:p>Spectf-heart</text:p>
          </table:table-cell>
          <table:covered-table-cell table:number-columns-repeated="2"/>
          <table:table-cell office:value-type="string" table:style-name="ce6">
            <text:p>Spectf-heart</text:p>
          </table:table-cell>
          <table:table-cell table:style-name="ce1"/>
          <table:table-cell table:number-columns-spanned="1" table:number-rows-spanned="2" table:style-name="ce51"/>
          <table:table-cell office:value-type="string" table:number-columns-spanned="3" table:number-rows-spanned="1" table:style-name="ce52">
            <text:p>Diabetes</text:p>
          </table:table-cell>
          <table:covered-table-cell table:number-columns-repeated="2"/>
          <table:table-cell office:value-type="string" table:style-name="ce4">
            <text:p>Diabetes</text:p>
          </table:table-cell>
          <table:table-cell office:value-type="string" table:number-columns-spanned="3" table:number-rows-spanned="1" table:style-name="ce54">
            <text:p>Ozone</text:p>
          </table:table-cell>
          <table:covered-table-cell table:number-columns-repeated="2"/>
          <table:table-cell office:value-type="string" table:style-name="ce5">
            <text:p>Ozone</text:p>
          </table:table-cell>
          <table:table-cell office:value-type="string" table:number-columns-spanned="3" table:number-rows-spanned="1" table:style-name="ce53">
            <text:p>Spectf-heart</text:p>
          </table:table-cell>
          <table:covered-table-cell table:number-columns-repeated="2"/>
          <table:table-cell office:value-type="string" table:style-name="ce6">
            <text:p>Spectf-heart</text:p>
          </table:table-cell>
          <table:table-cell table:style-name="ce1"/>
          <table:table-cell table:number-columns-spanned="1" table:number-rows-spanned="2" table:style-name="ce51"/>
          <table:table-cell office:value-type="string" table:number-columns-spanned="3" table:number-rows-spanned="1" table:style-name="ce52">
            <text:p>Diabetes</text:p>
          </table:table-cell>
          <table:covered-table-cell table:number-columns-repeated="2"/>
          <table:table-cell office:value-type="string" table:style-name="ce4">
            <text:p>Diabetes</text:p>
          </table:table-cell>
          <table:table-cell office:value-type="string" table:number-columns-spanned="3" table:number-rows-spanned="1" table:style-name="ce54">
            <text:p>Ozone</text:p>
          </table:table-cell>
          <table:covered-table-cell table:number-columns-repeated="2"/>
          <table:table-cell office:value-type="string" table:style-name="ce5">
            <text:p>Ozone</text:p>
          </table:table-cell>
          <table:table-cell office:value-type="string" table:number-columns-spanned="3" table:number-rows-spanned="1" table:style-name="ce53">
            <text:p>Spectf-heart</text:p>
          </table:table-cell>
          <table:covered-table-cell table:number-columns-repeated="2"/>
          <table:table-cell office:value-type="string" table:style-name="ce6">
            <text:p>Spectf-heart</text:p>
          </table:table-cell>
          <table:table-cell table:number-columns-repeated="16329"/>
        </table:table-row>
        <table:table-row table:style-name="ro3">
          <table:covered-table-cell/>
          <table:table-cell office:value-type="string" table:style-name="ce7">
            <text:p>%_clas</text:p>
          </table:table-cell>
          <table:table-cell office:value-type="string" table:style-name="ce8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9">
            <text:p>%_clas</text:p>
          </table:table-cell>
          <table:table-cell office:value-type="string" table:style-name="ce7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8">
            <text:p>%_clas</text:p>
          </table:table-cell>
          <table:table-cell office:value-type="string" table:style-name="ce7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10">
            <text:p>T</text:p>
          </table:table-cell>
          <table:table-cell table:style-name="ce1"/>
          <table:covered-table-cell/>
          <table:table-cell office:value-type="string" table:style-name="ce7">
            <text:p>%_clas</text:p>
          </table:table-cell>
          <table:table-cell office:value-type="string" table:style-name="ce8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9">
            <text:p>%_clas</text:p>
          </table:table-cell>
          <table:table-cell office:value-type="string" table:style-name="ce7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8">
            <text:p>%_clas</text:p>
          </table:table-cell>
          <table:table-cell office:value-type="string" table:style-name="ce7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10">
            <text:p>T</text:p>
          </table:table-cell>
          <table:table-cell table:style-name="ce1"/>
          <table:covered-table-cell/>
          <table:table-cell office:value-type="string" table:style-name="ce7">
            <text:p>%_clas</text:p>
          </table:table-cell>
          <table:table-cell office:value-type="string" table:style-name="ce8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9">
            <text:p>%_clas</text:p>
          </table:table-cell>
          <table:table-cell office:value-type="string" table:style-name="ce7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8">
            <text:p>%_clas</text:p>
          </table:table-cell>
          <table:table-cell office:value-type="string" table:style-name="ce7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10">
            <text:p>T</text:p>
          </table:table-cell>
          <table:table-cell table:style-name="ce1"/>
          <table:covered-table-cell/>
          <table:table-cell office:value-type="string" table:style-name="ce7">
            <text:p>%_clas</text:p>
          </table:table-cell>
          <table:table-cell office:value-type="string" table:style-name="ce8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9">
            <text:p>%_clas</text:p>
          </table:table-cell>
          <table:table-cell office:value-type="string" table:style-name="ce7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8">
            <text:p>%_clas</text:p>
          </table:table-cell>
          <table:table-cell office:value-type="string" table:style-name="ce7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10">
            <text:p>T</text:p>
          </table:table-cell>
          <table:table-cell table:number-columns-repeated="16329"/>
        </table:table-row>
        <table:table-row table:style-name="ro3">
          <table:table-cell office:value-type="string" table:style-name="ce11">
            <text:p>Partición 1</text:p>
          </table:table-cell>
          <table:table-cell office:value-type="float" office:value="66.883099999999999" table:style-name="ce12">
            <text:p>66,88</text:p>
          </table:table-cell>
          <table:table-cell office:value-type="float" office:value="0" table:style-name="ce12">
            <text:p>0,00</text:p>
          </table:table-cell>
          <table:table-cell office:value-type="float" office:value="53.506500000000003" table:style-name="ce12">
            <text:p>53,51</text:p>
          </table:table-cell>
          <table:table-cell office:value-type="float" office:value="3.1099999999999999E-3" table:style-name="ce13">
            <text:p>0,003</text:p>
          </table:table-cell>
          <table:table-cell office:value-type="float" office:value="78.125" table:style-name="ce14">
            <text:p>78,13</text:p>
          </table:table-cell>
          <table:table-cell office:value-type="float" office:value="0" table:style-name="ce12">
            <text:p>0,00</text:p>
          </table:table-cell>
          <table:table-cell office:value-type="float" office:value="62.5" table:style-name="ce12">
            <text:p>62,50</text:p>
          </table:table-cell>
          <table:table-cell office:value-type="float" office:value="1.9400000000000001E-3" table:style-name="ce13">
            <text:p>0,002</text:p>
          </table:table-cell>
          <table:table-cell office:value-type="float" office:value="77.142899999999997" table:style-name="ce12">
            <text:p>77,14</text:p>
          </table:table-cell>
          <table:table-cell office:value-type="float" office:value="0" table:style-name="ce12">
            <text:p>0,00</text:p>
          </table:table-cell>
          <table:table-cell office:value-type="float" office:value="61.714300000000001" table:style-name="ce12">
            <text:p>61,71</text:p>
          </table:table-cell>
          <table:table-cell office:value-type="float" office:value="1.65E-3" table:style-name="ce13">
            <text:p>0,002</text:p>
          </table:table-cell>
          <table:table-cell table:style-name="ce1"/>
          <table:table-cell office:value-type="string" table:style-name="ce11">
            <text:p>Partición 1</text:p>
          </table:table-cell>
          <table:table-cell office:value-type="float" office:value="66.883099999999999" table:style-name="ce15">
            <text:p>66,88</text:p>
          </table:table-cell>
          <table:table-cell office:value-type="float" office:value="50" table:style-name="ce15">
            <text:p>50,00</text:p>
          </table:table-cell>
          <table:table-cell office:value-type="float" office:value="63.506500000000003" table:style-name="ce15">
            <text:p>63,51</text:p>
          </table:table-cell>
          <table:table-cell office:value-type="float" office:value="202.78299999999999" table:style-name="ce16">
            <text:p>202,78</text:p>
          </table:table-cell>
          <table:table-cell office:value-type="float" office:value="79.6875" table:style-name="ce14">
            <text:p>79,69</text:p>
          </table:table-cell>
          <table:table-cell office:value-type="float" office:value="43.055599999999998" table:style-name="ce12">
            <text:p>43,06</text:p>
          </table:table-cell>
          <table:table-cell office:value-type="float" office:value="72.361099999999993" table:style-name="ce12">
            <text:p>72,36</text:p>
          </table:table-cell>
          <table:table-cell office:value-type="float" office:value="106.142" table:style-name="ce16">
            <text:p>106,14</text:p>
          </table:table-cell>
          <table:table-cell office:value-type="float" office:value="82.857100000000003" table:style-name="ce15">
            <text:p>82,86</text:p>
          </table:table-cell>
          <table:table-cell office:value-type="float" office:value="34.090899999999998" table:style-name="ce15">
            <text:p>34,09</text:p>
          </table:table-cell>
          <table:table-cell office:value-type="float" office:value="73.103899999999996" table:style-name="ce15">
            <text:p>73,10</text:p>
          </table:table-cell>
          <table:table-cell office:value-type="float" office:value="94.141900000000007" table:style-name="ce16">
            <text:p>94,14</text:p>
          </table:table-cell>
          <table:table-cell table:style-name="ce1"/>
          <table:table-cell office:value-type="string" table:style-name="ce11">
            <text:p>Partición 1</text:p>
          </table:table-cell>
          <table:table-cell office:value-type="float" office:value="71.428600000000003" table:style-name="ce15">
            <text:p>71,43</text:p>
          </table:table-cell>
          <table:table-cell office:value-type="float" office:value="87.5" table:style-name="ce15">
            <text:p>87,50</text:p>
          </table:table-cell>
          <table:table-cell office:value-type="float" office:value="74.642899999999997" table:style-name="ce15">
            <text:p>74,64</text:p>
          </table:table-cell>
          <table:table-cell office:value-type="float" office:value="127.77500000000001" table:style-name="ce16">
            <text:p>127,78</text:p>
          </table:table-cell>
          <table:table-cell office:value-type="float" office:value="84.375" table:style-name="ce14">
            <text:p>84,38</text:p>
          </table:table-cell>
          <table:table-cell office:value-type="float" office:value="44.444400000000002" table:style-name="ce12">
            <text:p>44,44</text:p>
          </table:table-cell>
          <table:table-cell office:value-type="float" office:value="76.388900000000007" table:style-name="ce12">
            <text:p>76,39</text:p>
          </table:table-cell>
          <table:table-cell office:value-type="float" office:value="20.526800000000001" table:style-name="ce16">
            <text:p>20,53</text:p>
          </table:table-cell>
          <table:table-cell office:value-type="float" office:value="84.285700000000006" table:style-name="ce15">
            <text:p>84,29</text:p>
          </table:table-cell>
          <table:table-cell office:value-type="float" office:value="52.2727" table:style-name="ce15">
            <text:p>52,27</text:p>
          </table:table-cell>
          <table:table-cell office:value-type="float" office:value="77.883099999999999" table:style-name="ce15">
            <text:p>77,88</text:p>
          </table:table-cell>
          <table:table-cell office:value-type="float" office:value="22.229700000000001" table:style-name="ce16">
            <text:p>22,23</text:p>
          </table:table-cell>
          <table:table-cell table:style-name="ce1"/>
          <table:table-cell office:value-type="string" table:style-name="ce11">
            <text:p>Partición 1</text:p>
          </table:table-cell>
          <table:table-cell office:value-type="float" office:value="69.480500000000006" table:style-name="ce17">
            <text:p>69,48</text:p>
          </table:table-cell>
          <table:table-cell office:value-type="float" office:value="100" table:style-name="ce15">
            <text:p>100,00</text:p>
          </table:table-cell>
          <table:table-cell office:value-type="float" office:value="75.584400000000002" table:style-name="ce15">
            <text:p>75,58</text:p>
          </table:table-cell>
          <table:table-cell office:value-type="float" office:value="203.279" table:style-name="ce16">
            <text:p>203,28</text:p>
          </table:table-cell>
          <table:table-cell office:value-type="float" office:value="71.875" table:style-name="ce14">
            <text:p>71,88</text:p>
          </table:table-cell>
          <table:table-cell office:value-type="float" office:value="61.1111" table:style-name="ce12">
            <text:p>61,11</text:p>
          </table:table-cell>
          <table:table-cell office:value-type="float" office:value="69.722200000000001" table:style-name="ce12">
            <text:p>69,72</text:p>
          </table:table-cell>
          <table:table-cell office:value-type="float" office:value="106.01600000000001" table:style-name="ce16">
            <text:p>106,02</text:p>
          </table:table-cell>
          <table:table-cell office:value-type="float" office:value="82.857100000000003" table:style-name="ce15">
            <text:p>82,86</text:p>
          </table:table-cell>
          <table:table-cell office:value-type="float" office:value="63.636400000000002" table:style-name="ce15">
            <text:p>63,64</text:p>
          </table:table-cell>
          <table:table-cell office:value-type="float" office:value="79.013000000000005" table:style-name="ce15">
            <text:p>79,01</text:p>
          </table:table-cell>
          <table:table-cell office:value-type="float" office:value="95.805400000000006" table:style-name="ce16">
            <text:p>95,81</text:p>
          </table:table-cell>
          <table:table-cell table:number-columns-repeated="16329"/>
        </table:table-row>
        <table:table-row table:style-name="ro3">
          <table:table-cell office:value-type="string" table:style-name="ce11">
            <text:p>Partición 2</text:p>
          </table:table-cell>
          <table:table-cell office:value-type="float" office:value="66.883099999999999" table:style-name="ce12">
            <text:p>66,88</text:p>
          </table:table-cell>
          <table:table-cell office:value-type="float" office:value="0" table:style-name="ce12">
            <text:p>0,00</text:p>
          </table:table-cell>
          <table:table-cell office:value-type="float" office:value="53.506500000000003" table:style-name="ce12">
            <text:p>53,51</text:p>
          </table:table-cell>
          <table:table-cell office:value-type="float" office:value="3.3400000000000001E-3" table:style-name="ce13">
            <text:p>0,003</text:p>
          </table:table-cell>
          <table:table-cell office:value-type="float" office:value="85.9375" table:style-name="ce14">
            <text:p>85,94</text:p>
          </table:table-cell>
          <table:table-cell office:value-type="float" office:value="0" table:style-name="ce12">
            <text:p>0,00</text:p>
          </table:table-cell>
          <table:table-cell office:value-type="float" office:value="68.75" table:style-name="ce12">
            <text:p>68,75</text:p>
          </table:table-cell>
          <table:table-cell office:value-type="float" office:value="2.0500000000000002E-3" table:style-name="ce13">
            <text:p>0,002</text:p>
          </table:table-cell>
          <table:table-cell office:value-type="float" office:value="88.571399999999997" table:style-name="ce12">
            <text:p>88,57</text:p>
          </table:table-cell>
          <table:table-cell office:value-type="float" office:value="0" table:style-name="ce12">
            <text:p>0,00</text:p>
          </table:table-cell>
          <table:table-cell office:value-type="float" office:value="70.857100000000003" table:style-name="ce12">
            <text:p>70,86</text:p>
          </table:table-cell>
          <table:table-cell office:value-type="float" office:value="1.7700000000000001E-3" table:style-name="ce13">
            <text:p>0,002</text:p>
          </table:table-cell>
          <table:table-cell table:style-name="ce1"/>
          <table:table-cell office:value-type="string" table:style-name="ce11">
            <text:p>Partición 2</text:p>
          </table:table-cell>
          <table:table-cell office:value-type="float" office:value="68.181799999999996" table:style-name="ce15">
            <text:p>68,18</text:p>
          </table:table-cell>
          <table:table-cell office:value-type="float" office:value="50" table:style-name="ce15">
            <text:p>50,00</text:p>
          </table:table-cell>
          <table:table-cell office:value-type="float" office:value="64.545500000000004" table:style-name="ce15">
            <text:p>64,55</text:p>
          </table:table-cell>
          <table:table-cell office:value-type="float" office:value="204.05" table:style-name="ce16">
            <text:p>204,05</text:p>
          </table:table-cell>
          <table:table-cell office:value-type="float" office:value="78.125" table:style-name="ce14">
            <text:p>78,13</text:p>
          </table:table-cell>
          <table:table-cell office:value-type="float" office:value="37.5" table:style-name="ce12">
            <text:p>37,50</text:p>
          </table:table-cell>
          <table:table-cell office:value-type="float" office:value="70" table:style-name="ce12">
            <text:p>70,00</text:p>
          </table:table-cell>
          <table:table-cell office:value-type="float" office:value="104.654" table:style-name="ce16">
            <text:p>104,65</text:p>
          </table:table-cell>
          <table:table-cell office:value-type="float" office:value="85.714299999999994" table:style-name="ce15">
            <text:p>85,71</text:p>
          </table:table-cell>
          <table:table-cell office:value-type="float" office:value="43.181800000000003" table:style-name="ce15">
            <text:p>43,18</text:p>
          </table:table-cell>
          <table:table-cell office:value-type="float" office:value="77.207800000000006" table:style-name="ce15">
            <text:p>77,21</text:p>
          </table:table-cell>
          <table:table-cell office:value-type="float" office:value="93.403800000000004" table:style-name="ce16">
            <text:p>93,40</text:p>
          </table:table-cell>
          <table:table-cell table:style-name="ce1"/>
          <table:table-cell office:value-type="string" table:style-name="ce11">
            <text:p>Partición 2</text:p>
          </table:table-cell>
          <table:table-cell office:value-type="float" office:value="66.233800000000002" table:style-name="ce15">
            <text:p>66,23</text:p>
          </table:table-cell>
          <table:table-cell office:value-type="float" office:value="87.5" table:style-name="ce15">
            <text:p>87,50</text:p>
          </table:table-cell>
          <table:table-cell office:value-type="float" office:value="70.486999999999995" table:style-name="ce15">
            <text:p>70,49</text:p>
          </table:table-cell>
          <table:table-cell office:value-type="float" office:value="95.957300000000004" table:style-name="ce16">
            <text:p>95,96</text:p>
          </table:table-cell>
          <table:table-cell office:value-type="float" office:value="84.375" table:style-name="ce14">
            <text:p>84,38</text:p>
          </table:table-cell>
          <table:table-cell office:value-type="float" office:value="51.3889" table:style-name="ce12">
            <text:p>51,39</text:p>
          </table:table-cell>
          <table:table-cell office:value-type="float" office:value="77.777799999999999" table:style-name="ce12">
            <text:p>77,78</text:p>
          </table:table-cell>
          <table:table-cell office:value-type="float" office:value="20.171399999999998" table:style-name="ce16">
            <text:p>20,17</text:p>
          </table:table-cell>
          <table:table-cell office:value-type="float" office:value="84.285700000000006" table:style-name="ce15">
            <text:p>84,29</text:p>
          </table:table-cell>
          <table:table-cell office:value-type="float" office:value="43.181800000000003" table:style-name="ce15">
            <text:p>43,18</text:p>
          </table:table-cell>
          <table:table-cell office:value-type="float" office:value="76.064899999999994" table:style-name="ce15">
            <text:p>76,06</text:p>
          </table:table-cell>
          <table:table-cell office:value-type="float" office:value="18.279399999999999" table:style-name="ce16">
            <text:p>18,28</text:p>
          </table:table-cell>
          <table:table-cell table:style-name="ce1"/>
          <table:table-cell office:value-type="string" table:style-name="ce11">
            <text:p>Partición 2</text:p>
          </table:table-cell>
          <table:table-cell office:value-type="float" office:value="67.532499999999999" table:style-name="ce15">
            <text:p>67,53</text:p>
          </table:table-cell>
          <table:table-cell office:value-type="float" office:value="87.5" table:style-name="ce15">
            <text:p>87,50</text:p>
          </table:table-cell>
          <table:table-cell office:value-type="float" office:value="71.525999999999996" table:style-name="ce15">
            <text:p>71,53</text:p>
          </table:table-cell>
          <table:table-cell office:value-type="float" office:value="212.292" table:style-name="ce16">
            <text:p>212,29</text:p>
          </table:table-cell>
          <table:table-cell office:value-type="float" office:value="75" table:style-name="ce14">
            <text:p>75,00</text:p>
          </table:table-cell>
          <table:table-cell office:value-type="float" office:value="55.555599999999998" table:style-name="ce12">
            <text:p>55,56</text:p>
          </table:table-cell>
          <table:table-cell office:value-type="float" office:value="71.111099999999993" table:style-name="ce12">
            <text:p>71,11</text:p>
          </table:table-cell>
          <table:table-cell office:value-type="float" office:value="106.946" table:style-name="ce16">
            <text:p>106,95</text:p>
          </table:table-cell>
          <table:table-cell office:value-type="float" office:value="88.571399999999997" table:style-name="ce15">
            <text:p>88,57</text:p>
          </table:table-cell>
          <table:table-cell office:value-type="float" office:value="72.7273" table:style-name="ce15">
            <text:p>72,73</text:p>
          </table:table-cell>
          <table:table-cell office:value-type="float" office:value="85.402600000000007" table:style-name="ce15">
            <text:p>85,40</text:p>
          </table:table-cell>
          <table:table-cell office:value-type="float" office:value="97.018000000000001" table:style-name="ce16">
            <text:p>97,02</text:p>
          </table:table-cell>
          <table:table-cell table:number-columns-repeated="16329"/>
        </table:table-row>
        <table:table-row table:style-name="ro3">
          <table:table-cell office:value-type="string" table:style-name="ce11">
            <text:p>Partición 3</text:p>
          </table:table-cell>
          <table:table-cell office:value-type="float" office:value="68.831199999999995" table:style-name="ce12">
            <text:p>68,83</text:p>
          </table:table-cell>
          <table:table-cell office:value-type="float" office:value="0" table:style-name="ce12">
            <text:p>0,00</text:p>
          </table:table-cell>
          <table:table-cell office:value-type="float" office:value="55.064900000000002" table:style-name="ce12">
            <text:p>55,06</text:p>
          </table:table-cell>
          <table:table-cell office:value-type="float" office:value="3.2699999999999999E-3" table:style-name="ce13">
            <text:p>0,003</text:p>
          </table:table-cell>
          <table:table-cell office:value-type="float" office:value="79.6875" table:style-name="ce14">
            <text:p>79,69</text:p>
          </table:table-cell>
          <table:table-cell office:value-type="float" office:value="0" table:style-name="ce12">
            <text:p>0,00</text:p>
          </table:table-cell>
          <table:table-cell office:value-type="float" office:value="63.75" table:style-name="ce12">
            <text:p>63,75</text:p>
          </table:table-cell>
          <table:table-cell office:value-type="float" office:value="2.2899999999999999E-3" table:style-name="ce13">
            <text:p>0,002</text:p>
          </table:table-cell>
          <table:table-cell office:value-type="float" office:value="91.428600000000003" table:style-name="ce12">
            <text:p>91,43</text:p>
          </table:table-cell>
          <table:table-cell office:value-type="float" office:value="0" table:style-name="ce12">
            <text:p>0,00</text:p>
          </table:table-cell>
          <table:table-cell office:value-type="float" office:value="73.142899999999997" table:style-name="ce12">
            <text:p>73,14</text:p>
          </table:table-cell>
          <table:table-cell office:value-type="float" office:value="1.7799999999999999E-3" table:style-name="ce13">
            <text:p>0,002</text:p>
          </table:table-cell>
          <table:table-cell table:style-name="ce1"/>
          <table:table-cell office:value-type="string" table:style-name="ce11">
            <text:p>Partición 3</text:p>
          </table:table-cell>
          <table:table-cell office:value-type="float" office:value="68.181799999999996" table:style-name="ce15">
            <text:p>68,18</text:p>
          </table:table-cell>
          <table:table-cell office:value-type="float" office:value="50" table:style-name="ce15">
            <text:p>50,00</text:p>
          </table:table-cell>
          <table:table-cell office:value-type="float" office:value="64.545500000000004" table:style-name="ce15">
            <text:p>64,55</text:p>
          </table:table-cell>
          <table:table-cell office:value-type="float" office:value="202.36199999999999" table:style-name="ce16">
            <text:p>202,36</text:p>
          </table:table-cell>
          <table:table-cell office:value-type="float" office:value="79.6875" table:style-name="ce14">
            <text:p>79,69</text:p>
          </table:table-cell>
          <table:table-cell office:value-type="float" office:value="30.555599999999998" table:style-name="ce12">
            <text:p>30,56</text:p>
          </table:table-cell>
          <table:table-cell office:value-type="float" office:value="69.861099999999993" table:style-name="ce12">
            <text:p>69,86</text:p>
          </table:table-cell>
          <table:table-cell office:value-type="float" office:value="106.682" table:style-name="ce16">
            <text:p>106,68</text:p>
          </table:table-cell>
          <table:table-cell office:value-type="float" office:value="90" table:style-name="ce15">
            <text:p>90,00</text:p>
          </table:table-cell>
          <table:table-cell office:value-type="float" office:value="36.363599999999998" table:style-name="ce15">
            <text:p>36,36</text:p>
          </table:table-cell>
          <table:table-cell office:value-type="float" office:value="79.2727" table:style-name="ce15">
            <text:p>79,27</text:p>
          </table:table-cell>
          <table:table-cell office:value-type="float" office:value="92.685299999999998" table:style-name="ce16">
            <text:p>92,69</text:p>
          </table:table-cell>
          <table:table-cell table:style-name="ce1"/>
          <table:table-cell office:value-type="string" table:style-name="ce11">
            <text:p>Partición 3</text:p>
          </table:table-cell>
          <table:table-cell office:value-type="float" office:value="68.831199999999995" table:style-name="ce15">
            <text:p>68,83</text:p>
          </table:table-cell>
          <table:table-cell office:value-type="float" office:value="87.5" table:style-name="ce15">
            <text:p>87,50</text:p>
          </table:table-cell>
          <table:table-cell office:value-type="float" office:value="72.564899999999994" table:style-name="ce15">
            <text:p>72,56</text:p>
          </table:table-cell>
          <table:table-cell office:value-type="float" office:value="89.703299999999999" table:style-name="ce16">
            <text:p>89,70</text:p>
          </table:table-cell>
          <table:table-cell office:value-type="float" office:value="76.5625" table:style-name="ce14">
            <text:p>76,56</text:p>
          </table:table-cell>
          <table:table-cell office:value-type="float" office:value="54.166699999999999" table:style-name="ce12">
            <text:p>54,17</text:p>
          </table:table-cell>
          <table:table-cell office:value-type="float" office:value="72.083299999999994" table:style-name="ce12">
            <text:p>72,08</text:p>
          </table:table-cell>
          <table:table-cell office:value-type="float" office:value="18.569900000000001" table:style-name="ce16">
            <text:p>18,57</text:p>
          </table:table-cell>
          <table:table-cell office:value-type="float" office:value="88.571399999999997" table:style-name="ce15">
            <text:p>88,57</text:p>
          </table:table-cell>
          <table:table-cell office:value-type="float" office:value="50" table:style-name="ce15">
            <text:p>50,00</text:p>
          </table:table-cell>
          <table:table-cell office:value-type="float" office:value="80.857100000000003" table:style-name="ce15">
            <text:p>80,86</text:p>
          </table:table-cell>
          <table:table-cell office:value-type="float" office:value="21.340199999999999" table:style-name="ce16">
            <text:p>21,34</text:p>
          </table:table-cell>
          <table:table-cell table:style-name="ce1"/>
          <table:table-cell office:value-type="string" table:style-name="ce11">
            <text:p>Partición 3</text:p>
          </table:table-cell>
          <table:table-cell office:value-type="float" office:value="67.532499999999999" table:style-name="ce15">
            <text:p>67,53</text:p>
          </table:table-cell>
          <table:table-cell office:value-type="float" office:value="100" table:style-name="ce15">
            <text:p>100,00</text:p>
          </table:table-cell>
          <table:table-cell office:value-type="float" office:value="74.025999999999996" table:style-name="ce15">
            <text:p>74,03</text:p>
          </table:table-cell>
          <table:table-cell office:value-type="float" office:value="205.15600000000001" table:style-name="ce16">
            <text:p>205,16</text:p>
          </table:table-cell>
          <table:table-cell office:value-type="float" office:value="79.6875" table:style-name="ce14">
            <text:p>79,69</text:p>
          </table:table-cell>
          <table:table-cell office:value-type="float" office:value="66.666700000000006" table:style-name="ce12">
            <text:p>66,67</text:p>
          </table:table-cell>
          <table:table-cell office:value-type="float" office:value="77.083299999999994" table:style-name="ce12">
            <text:p>77,08</text:p>
          </table:table-cell>
          <table:table-cell office:value-type="float" office:value="106.453" table:style-name="ce16">
            <text:p>106,45</text:p>
          </table:table-cell>
          <table:table-cell office:value-type="float" office:value="91.428600000000003" table:style-name="ce15">
            <text:p>91,43</text:p>
          </table:table-cell>
          <table:table-cell office:value-type="float" office:value="68.181799999999996" table:style-name="ce15">
            <text:p>68,18</text:p>
          </table:table-cell>
          <table:table-cell office:value-type="float" office:value="86.779200000000003" table:style-name="ce15">
            <text:p>86,78</text:p>
          </table:table-cell>
          <table:table-cell office:value-type="float" office:value="95.985699999999994" table:style-name="ce16">
            <text:p>95,99</text:p>
          </table:table-cell>
          <table:table-cell table:number-columns-repeated="16329"/>
        </table:table-row>
        <table:table-row table:style-name="ro3">
          <table:table-cell office:value-type="string" table:style-name="ce11">
            <text:p>Partición 4</text:p>
          </table:table-cell>
          <table:table-cell office:value-type="float" office:value="69.480500000000006" table:style-name="ce12">
            <text:p>69,48</text:p>
          </table:table-cell>
          <table:table-cell office:value-type="float" office:value="0" table:style-name="ce12">
            <text:p>0,00</text:p>
          </table:table-cell>
          <table:table-cell office:value-type="float" office:value="55.584400000000002" table:style-name="ce12">
            <text:p>55,58</text:p>
          </table:table-cell>
          <table:table-cell office:value-type="float" office:value="3.0799999999999998E-3" table:style-name="ce13">
            <text:p>0,003</text:p>
          </table:table-cell>
          <table:table-cell office:value-type="float" office:value="76.5625" table:style-name="ce14">
            <text:p>76,56</text:p>
          </table:table-cell>
          <table:table-cell office:value-type="float" office:value="0" table:style-name="ce12">
            <text:p>0,00</text:p>
          </table:table-cell>
          <table:table-cell office:value-type="float" office:value="61.25" table:style-name="ce12">
            <text:p>61,25</text:p>
          </table:table-cell>
          <table:table-cell office:value-type="float" office:value="1.83E-3" table:style-name="ce13">
            <text:p>0,002</text:p>
          </table:table-cell>
          <table:table-cell office:value-type="float" office:value="85.714299999999994" table:style-name="ce12">
            <text:p>85,71</text:p>
          </table:table-cell>
          <table:table-cell office:value-type="float" office:value="0" table:style-name="ce12">
            <text:p>0,00</text:p>
          </table:table-cell>
          <table:table-cell office:value-type="float" office:value="68.571399999999997" table:style-name="ce12">
            <text:p>68,57</text:p>
          </table:table-cell>
          <table:table-cell office:value-type="float" office:value="1.74E-3" table:style-name="ce13">
            <text:p>0,002</text:p>
          </table:table-cell>
          <table:table-cell table:style-name="ce1"/>
          <table:table-cell office:value-type="string" table:style-name="ce11">
            <text:p>Partición 4</text:p>
          </table:table-cell>
          <table:table-cell office:value-type="float" office:value="66.883099999999999" table:style-name="ce15">
            <text:p>66,88</text:p>
          </table:table-cell>
          <table:table-cell office:value-type="float" office:value="37.5" table:style-name="ce15">
            <text:p>37,50</text:p>
          </table:table-cell>
          <table:table-cell office:value-type="float" office:value="61.006500000000003" table:style-name="ce15">
            <text:p>61,01</text:p>
          </table:table-cell>
          <table:table-cell office:value-type="float" office:value="203.22" table:style-name="ce16">
            <text:p>203,22</text:p>
          </table:table-cell>
          <table:table-cell office:value-type="float" office:value="70.3125" table:style-name="ce14">
            <text:p>70,31</text:p>
          </table:table-cell>
          <table:table-cell office:value-type="float" office:value="37.5" table:style-name="ce12">
            <text:p>37,50</text:p>
          </table:table-cell>
          <table:table-cell office:value-type="float" office:value="63.75" table:style-name="ce12">
            <text:p>63,75</text:p>
          </table:table-cell>
          <table:table-cell office:value-type="float" office:value="105.06399999999999" table:style-name="ce16">
            <text:p>105,06</text:p>
          </table:table-cell>
          <table:table-cell office:value-type="float" office:value="80" table:style-name="ce15">
            <text:p>80,00</text:p>
          </table:table-cell>
          <table:table-cell office:value-type="float" office:value="38.636400000000002" table:style-name="ce15">
            <text:p>38,64</text:p>
          </table:table-cell>
          <table:table-cell office:value-type="float" office:value="71.7273" table:style-name="ce15">
            <text:p>71,73</text:p>
          </table:table-cell>
          <table:table-cell office:value-type="float" office:value="93.689099999999996" table:style-name="ce16">
            <text:p>93,69</text:p>
          </table:table-cell>
          <table:table-cell table:style-name="ce1"/>
          <table:table-cell office:value-type="string" table:style-name="ce11">
            <text:p>Partición 4</text:p>
          </table:table-cell>
          <table:table-cell office:value-type="float" office:value="67.532499999999999" table:style-name="ce15">
            <text:p>67,53</text:p>
          </table:table-cell>
          <table:table-cell office:value-type="float" office:value="87.5" table:style-name="ce15">
            <text:p>87,50</text:p>
          </table:table-cell>
          <table:table-cell office:value-type="float" office:value="71.525999999999996" table:style-name="ce15">
            <text:p>71,53</text:p>
          </table:table-cell>
          <table:table-cell office:value-type="float" office:value="94.673699999999997" table:style-name="ce16">
            <text:p>94,67</text:p>
          </table:table-cell>
          <table:table-cell office:value-type="float" office:value="76.5625" table:style-name="ce14">
            <text:p>76,56</text:p>
          </table:table-cell>
          <table:table-cell office:value-type="float" office:value="40.277799999999999" table:style-name="ce12">
            <text:p>40,28</text:p>
          </table:table-cell>
          <table:table-cell office:value-type="float" office:value="69.305599999999998" table:style-name="ce12">
            <text:p>69,31</text:p>
          </table:table-cell>
          <table:table-cell office:value-type="float" office:value="24.717400000000001" table:style-name="ce16">
            <text:p>24,72</text:p>
          </table:table-cell>
          <table:table-cell office:value-type="float" office:value="82.857100000000003" table:style-name="ce15">
            <text:p>82,86</text:p>
          </table:table-cell>
          <table:table-cell office:value-type="float" office:value="50" table:style-name="ce15">
            <text:p>50,00</text:p>
          </table:table-cell>
          <table:table-cell office:value-type="float" office:value="76.285700000000006" table:style-name="ce15">
            <text:p>76,29</text:p>
          </table:table-cell>
          <table:table-cell office:value-type="float" office:value="26.547799999999999" table:style-name="ce16">
            <text:p>26,55</text:p>
          </table:table-cell>
          <table:table-cell table:style-name="ce1"/>
          <table:table-cell office:value-type="string" table:style-name="ce11">
            <text:p>Partición 4</text:p>
          </table:table-cell>
          <table:table-cell office:value-type="float" office:value="67.532499999999999" table:style-name="ce15">
            <text:p>67,53</text:p>
          </table:table-cell>
          <table:table-cell office:value-type="float" office:value="87.5" table:style-name="ce15">
            <text:p>87,50</text:p>
          </table:table-cell>
          <table:table-cell office:value-type="float" office:value="71.525999999999996" table:style-name="ce15">
            <text:p>71,53</text:p>
          </table:table-cell>
          <table:table-cell office:value-type="float" office:value="205.84100000000001" table:style-name="ce16">
            <text:p>205,84</text:p>
          </table:table-cell>
          <table:table-cell office:value-type="float" office:value="70.3125" table:style-name="ce14">
            <text:p>70,31</text:p>
          </table:table-cell>
          <table:table-cell office:value-type="float" office:value="59.722200000000001" table:style-name="ce12">
            <text:p>59,72</text:p>
          </table:table-cell>
          <table:table-cell office:value-type="float" office:value="68.194400000000002" table:style-name="ce12">
            <text:p>68,19</text:p>
          </table:table-cell>
          <table:table-cell office:value-type="float" office:value="108.113" table:style-name="ce16">
            <text:p>108,11</text:p>
          </table:table-cell>
          <table:table-cell office:value-type="float" office:value="82.857100000000003" table:style-name="ce15">
            <text:p>82,86</text:p>
          </table:table-cell>
          <table:table-cell office:value-type="float" office:value="70.454499999999996" table:style-name="ce15">
            <text:p>70,45</text:p>
          </table:table-cell>
          <table:table-cell office:value-type="float" office:value="80.376599999999996" table:style-name="ce15">
            <text:p>80,38</text:p>
          </table:table-cell>
          <table:table-cell office:value-type="float" office:value="95.533100000000005" table:style-name="ce16">
            <text:p>95,53</text:p>
          </table:table-cell>
          <table:table-cell table:number-columns-repeated="16329"/>
        </table:table-row>
        <table:table-row table:style-name="ro4">
          <table:table-cell office:value-type="string" table:style-name="ce18">
            <text:p>Partición 5</text:p>
          </table:table-cell>
          <table:table-cell office:value-type="float" office:value="69.736800000000002" table:style-name="ce19">
            <text:p>69,74</text:p>
          </table:table-cell>
          <table:table-cell office:value-type="float" office:value="0" table:style-name="ce19">
            <text:p>0,00</text:p>
          </table:table-cell>
          <table:table-cell office:value-type="float" office:value="55.789499999999997" table:style-name="ce19">
            <text:p>55,79</text:p>
          </table:table-cell>
          <table:table-cell office:value-type="float" office:value="3.2200000000000002E-3" table:style-name="ce20">
            <text:p>0,003</text:p>
          </table:table-cell>
          <table:table-cell office:value-type="float" office:value="81.25" table:style-name="ce21">
            <text:p>81,25</text:p>
          </table:table-cell>
          <table:table-cell office:value-type="float" office:value="0" table:style-name="ce19">
            <text:p>0,00</text:p>
          </table:table-cell>
          <table:table-cell office:value-type="float" office:value="65" table:style-name="ce19">
            <text:p>65,00</text:p>
          </table:table-cell>
          <table:table-cell office:value-type="float" office:value="1.57E-3" table:style-name="ce22">
            <text:p>0,002</text:p>
          </table:table-cell>
          <table:table-cell office:value-type="float" office:value="84.058000000000007" table:style-name="ce19">
            <text:p>84,06</text:p>
          </table:table-cell>
          <table:table-cell office:value-type="float" office:value="0" table:style-name="ce19">
            <text:p>0,00</text:p>
          </table:table-cell>
          <table:table-cell office:value-type="float" office:value="67.246399999999994" table:style-name="ce19">
            <text:p>67,25</text:p>
          </table:table-cell>
          <table:table-cell office:value-type="float" office:value="1.5E-3" table:style-name="ce20">
            <text:p>0,002</text:p>
          </table:table-cell>
          <table:table-cell table:style-name="ce1"/>
          <table:table-cell office:value-type="string" table:style-name="ce18">
            <text:p>Partición 5</text:p>
          </table:table-cell>
          <table:table-cell office:value-type="float" office:value="73.026300000000006" table:style-name="ce23">
            <text:p>73,03</text:p>
          </table:table-cell>
          <table:table-cell office:value-type="float" office:value="50" table:style-name="ce23">
            <text:p>50,00</text:p>
          </table:table-cell>
          <table:table-cell office:value-type="float" office:value="68.421099999999996" table:style-name="ce23">
            <text:p>68,42</text:p>
          </table:table-cell>
          <table:table-cell office:value-type="float" office:value="206.98400000000001" table:style-name="ce24">
            <text:p>206,98</text:p>
          </table:table-cell>
          <table:table-cell office:value-type="float" office:value="84.375" table:style-name="ce21">
            <text:p>84,38</text:p>
          </table:table-cell>
          <table:table-cell office:value-type="float" office:value="36.1111" table:style-name="ce19">
            <text:p>36,11</text:p>
          </table:table-cell>
          <table:table-cell office:value-type="float" office:value="74.722200000000001" table:style-name="ce19">
            <text:p>74,72</text:p>
          </table:table-cell>
          <table:table-cell office:value-type="float" office:value="106.587" table:style-name="ce25">
            <text:p>106,59</text:p>
          </table:table-cell>
          <table:table-cell office:value-type="float" office:value="81.159400000000005" table:style-name="ce23">
            <text:p>81,16</text:p>
          </table:table-cell>
          <table:table-cell office:value-type="float" office:value="47.7273" table:style-name="ce23">
            <text:p>47,73</text:p>
          </table:table-cell>
          <table:table-cell office:value-type="float" office:value="74.472999999999999" table:style-name="ce23">
            <text:p>74,47</text:p>
          </table:table-cell>
          <table:table-cell office:value-type="float" office:value="93.835499999999996" table:style-name="ce24">
            <text:p>93,84</text:p>
          </table:table-cell>
          <table:table-cell table:style-name="ce1"/>
          <table:table-cell office:value-type="string" table:style-name="ce18">
            <text:p>Partición 5</text:p>
          </table:table-cell>
          <table:table-cell office:value-type="float" office:value="66.447400000000002" table:style-name="ce23">
            <text:p>66,45</text:p>
          </table:table-cell>
          <table:table-cell office:value-type="float" office:value="87.5" table:style-name="ce23">
            <text:p>87,50</text:p>
          </table:table-cell>
          <table:table-cell office:value-type="float" office:value="70.657899999999998" table:style-name="ce23">
            <text:p>70,66</text:p>
          </table:table-cell>
          <table:table-cell office:value-type="float" office:value="128.29499999999999" table:style-name="ce24">
            <text:p>128,30</text:p>
          </table:table-cell>
          <table:table-cell office:value-type="float" office:value="92.1875" table:style-name="ce21">
            <text:p>92,19</text:p>
          </table:table-cell>
          <table:table-cell office:value-type="float" office:value="51.3889" table:style-name="ce19">
            <text:p>51,39</text:p>
          </table:table-cell>
          <table:table-cell office:value-type="float" office:value="84.027799999999999" table:style-name="ce19">
            <text:p>84,03</text:p>
          </table:table-cell>
          <table:table-cell office:value-type="float" office:value="18.2438" table:style-name="ce25">
            <text:p>18,24</text:p>
          </table:table-cell>
          <table:table-cell office:value-type="float" office:value="86.956500000000005" table:style-name="ce23">
            <text:p>86,96</text:p>
          </table:table-cell>
          <table:table-cell office:value-type="float" office:value="40.909100000000002" table:style-name="ce23">
            <text:p>40,91</text:p>
          </table:table-cell>
          <table:table-cell office:value-type="float" office:value="77.747" table:style-name="ce23">
            <text:p>77,75</text:p>
          </table:table-cell>
          <table:table-cell office:value-type="float" office:value="23.0809" table:style-name="ce24">
            <text:p>23,08</text:p>
          </table:table-cell>
          <table:table-cell table:style-name="ce1"/>
          <table:table-cell office:value-type="string" table:style-name="ce18">
            <text:p>Partición 5</text:p>
          </table:table-cell>
          <table:table-cell office:value-type="float" office:value="63.157899999999998" table:style-name="ce23">
            <text:p>63,16</text:p>
          </table:table-cell>
          <table:table-cell office:value-type="float" office:value="100" table:style-name="ce23">
            <text:p>100,00</text:p>
          </table:table-cell>
          <table:table-cell office:value-type="float" office:value="70.526300000000006" table:style-name="ce23">
            <text:p>70,53</text:p>
          </table:table-cell>
          <table:table-cell office:value-type="float" office:value="206.57599999999999" table:style-name="ce24">
            <text:p>206,58</text:p>
          </table:table-cell>
          <table:table-cell office:value-type="float" office:value="81.25" table:style-name="ce21">
            <text:p>81,25</text:p>
          </table:table-cell>
          <table:table-cell office:value-type="float" office:value="65.277799999999999" table:style-name="ce19">
            <text:p>65,28</text:p>
          </table:table-cell>
          <table:table-cell office:value-type="float" office:value="78.055599999999998" table:style-name="ce19">
            <text:p>78,06</text:p>
          </table:table-cell>
          <table:table-cell office:value-type="float" office:value="106.041" table:style-name="ce25">
            <text:p>106,04</text:p>
          </table:table-cell>
          <table:table-cell office:value-type="float" office:value="81.159400000000005" table:style-name="ce23">
            <text:p>81,16</text:p>
          </table:table-cell>
          <table:table-cell office:value-type="float" office:value="70.454499999999996" table:style-name="ce23">
            <text:p>70,45</text:p>
          </table:table-cell>
          <table:table-cell office:value-type="float" office:value="79.0184" table:style-name="ce23">
            <text:p>79,02</text:p>
          </table:table-cell>
          <table:table-cell office:value-type="float" office:value="96.0047" table:style-name="ce24">
            <text:p>96,00</text:p>
          </table:table-cell>
          <table:table-cell table:number-columns-repeated="16329"/>
        </table:table-row>
        <table:table-row table:style-name="ro5">
          <table:table-cell office:value-type="string" table:style-name="ce26">
            <text:p>Media</text:p>
          </table:table-cell>
          <table:table-cell office:value-type="float" office:value="68.363" table:style-name="ce12">
            <text:p>68,36</text:p>
          </table:table-cell>
          <table:table-cell office:value-type="float" office:value="0" table:style-name="ce12">
            <text:p>0,00</text:p>
          </table:table-cell>
          <table:table-cell office:value-type="float" office:value="54.690399999999997" table:style-name="ce12">
            <text:p>54,69</text:p>
          </table:table-cell>
          <table:table-cell office:value-type="float" office:value="3.20368E-3" table:style-name="ce13">
            <text:p>0,003</text:p>
          </table:table-cell>
          <table:table-cell office:value-type="float" office:value="80.3125" table:formula="of:=AVERAGE([.F5:.F9])" table:style-name="ce14">
            <text:p>80,31</text:p>
          </table:table-cell>
          <table:table-cell office:value-type="float" office:value="0" table:formula="of:=AVERAGE([.G5:.G9])" table:style-name="ce14">
            <text:p>0,00</text:p>
          </table:table-cell>
          <table:table-cell office:value-type="float" office:value="64.25" table:formula="of:=AVERAGE([.H5:.H9])" table:style-name="ce14">
            <text:p>64,25</text:p>
          </table:table-cell>
          <table:table-cell office:value-type="float" office:value="1.9360000000000002E-3" table:formula="of:=AVERAGE([.I5:.I9])" table:style-name="ce27">
            <text:p>0,00</text:p>
          </table:table-cell>
          <table:table-cell office:value-type="float" office:value="85.383039999999994" table:formula="of:=AVERAGE([.J5:.J9])" table:style-name="ce14">
            <text:p>85,38</text:p>
          </table:table-cell>
          <table:table-cell office:value-type="float" office:value="0" table:formula="of:=AVERAGE([.K5:.K9])" table:style-name="ce14">
            <text:p>0,00</text:p>
          </table:table-cell>
          <table:table-cell office:value-type="float" office:value="68.306420000000003" table:formula="of:=AVERAGE([.L5:.L9])" table:style-name="ce14">
            <text:p>68,31</text:p>
          </table:table-cell>
          <table:table-cell office:value-type="float" office:value="1.6879999999999998E-3" table:formula="of:=AVERAGE([.M5:.M9])" table:style-name="ce27">
            <text:p>0,00</text:p>
          </table:table-cell>
          <table:table-cell table:style-name="ce1"/>
          <table:table-cell office:value-type="string" table:style-name="ce26">
            <text:p>Media</text:p>
          </table:table-cell>
          <table:table-cell office:value-type="float" office:value="68.631200000000007" table:style-name="ce15">
            <text:p>68,63</text:p>
          </table:table-cell>
          <table:table-cell office:value-type="float" office:value="47.5" table:style-name="ce15">
            <text:p>47,50</text:p>
          </table:table-cell>
          <table:table-cell office:value-type="float" office:value="64.405000000000001" table:style-name="ce15">
            <text:p>64,41</text:p>
          </table:table-cell>
          <table:table-cell office:value-type="float" office:value="203.88" table:style-name="ce16">
            <text:p>203,88</text:p>
          </table:table-cell>
          <table:table-cell office:value-type="float" office:value="78.4375" table:style-name="ce14">
            <text:p>78,44</text:p>
          </table:table-cell>
          <table:table-cell office:value-type="float" office:value="36.944400000000002" table:style-name="ce12">
            <text:p>36,94</text:p>
          </table:table-cell>
          <table:table-cell office:value-type="float" office:value="70.138900000000007" table:style-name="ce12">
            <text:p>70,14</text:p>
          </table:table-cell>
          <table:table-cell office:value-type="float" office:value="105.82599999999999" table:style-name="ce28">
            <text:p>105,83</text:p>
          </table:table-cell>
          <table:table-cell office:value-type="float" office:value="83.946200000000005" table:style-name="ce15">
            <text:p>83,95</text:p>
          </table:table-cell>
          <table:table-cell office:value-type="float" office:value="40" table:style-name="ce15">
            <text:p>40,00</text:p>
          </table:table-cell>
          <table:table-cell office:value-type="float" office:value="75.156899999999993" table:style-name="ce15">
            <text:p>75,16</text:p>
          </table:table-cell>
          <table:table-cell office:value-type="float" office:value="93.551100000000005" table:style-name="ce16">
            <text:p>93,55</text:p>
          </table:table-cell>
          <table:table-cell table:style-name="ce1"/>
          <table:table-cell office:value-type="string" table:style-name="ce26">
            <text:p>Media</text:p>
          </table:table-cell>
          <table:table-cell office:value-type="float" office:value="68.094700000000003" table:style-name="ce15">
            <text:p>68,09</text:p>
          </table:table-cell>
          <table:table-cell office:value-type="float" office:value="87.5" table:style-name="ce15">
            <text:p>87,50</text:p>
          </table:table-cell>
          <table:table-cell office:value-type="float" office:value="71.975700000000003" table:style-name="ce15">
            <text:p>71,98</text:p>
          </table:table-cell>
          <table:table-cell office:value-type="float" office:value="107.28100000000001" table:style-name="ce16">
            <text:p>107,28</text:p>
          </table:table-cell>
          <table:table-cell office:value-type="float" office:value="82.8125" table:style-name="ce14">
            <text:p>82,81</text:p>
          </table:table-cell>
          <table:table-cell office:value-type="float" office:value="48.333300000000001" table:style-name="ce12">
            <text:p>48,33</text:p>
          </table:table-cell>
          <table:table-cell office:value-type="float" office:value="75.916700000000006" table:style-name="ce12">
            <text:p>75,92</text:p>
          </table:table-cell>
          <table:table-cell office:value-type="float" office:value="20.445900000000002" table:style-name="ce28">
            <text:p>20,45</text:p>
          </table:table-cell>
          <table:table-cell office:value-type="float" office:value="85.391300000000001" table:style-name="ce15">
            <text:p>85,39</text:p>
          </table:table-cell>
          <table:table-cell office:value-type="float" office:value="47.2727" table:style-name="ce15">
            <text:p>47,27</text:p>
          </table:table-cell>
          <table:table-cell office:value-type="float" office:value="77.767600000000002" table:style-name="ce15">
            <text:p>77,77</text:p>
          </table:table-cell>
          <table:table-cell office:value-type="float" office:value="22.2956" table:style-name="ce16">
            <text:p>22,30</text:p>
          </table:table-cell>
          <table:table-cell table:style-name="ce1"/>
          <table:table-cell office:value-type="string" table:style-name="ce26">
            <text:p>Media</text:p>
          </table:table-cell>
          <table:table-cell office:value-type="float" office:value="67.047200000000004" table:style-name="ce15">
            <text:p>67,05</text:p>
          </table:table-cell>
          <table:table-cell office:value-type="float" office:value="95" table:style-name="ce15">
            <text:p>95,00</text:p>
          </table:table-cell>
          <table:table-cell office:value-type="float" office:value="72.637699999999995" table:style-name="ce15">
            <text:p>72,64</text:p>
          </table:table-cell>
          <table:table-cell office:value-type="float" office:value="206.62899999999999" table:style-name="ce16">
            <text:p>206,63</text:p>
          </table:table-cell>
          <table:table-cell office:value-type="float" office:value="75.625" table:style-name="ce14">
            <text:p>75,63</text:p>
          </table:table-cell>
          <table:table-cell office:value-type="float" office:value="61.666699999999999" table:style-name="ce12">
            <text:p>61,67</text:p>
          </table:table-cell>
          <table:table-cell office:value-type="float" office:value="72.833299999999994" table:style-name="ce12">
            <text:p>72,83</text:p>
          </table:table-cell>
          <table:table-cell office:value-type="float" office:value="106.714" table:style-name="ce28">
            <text:p>106,71</text:p>
          </table:table-cell>
          <table:table-cell office:value-type="float" office:value="85.374700000000004" table:style-name="ce15">
            <text:p>85,37</text:p>
          </table:table-cell>
          <table:table-cell office:value-type="float" office:value="69.090900000000005" table:style-name="ce15">
            <text:p>69,09</text:p>
          </table:table-cell>
          <table:table-cell office:value-type="float" office:value="82.117999999999995" table:style-name="ce15">
            <text:p>82,12</text:p>
          </table:table-cell>
          <table:table-cell office:value-type="float" office:value="96.069400000000002" table:style-name="ce16">
            <text:p>96,07</text:p>
          </table:table-cell>
          <table:table-cell table:number-columns-repeated="1632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12" table:number-rows-spanned="1" table:style-name="ce50">
            <text:p>Resultados obtenidos por el algoritmo RELIEF en el problema del APC</text:p>
          </table:table-cell>
          <table:covered-table-cell table:number-columns-repeated="11"/>
          <table:table-cell table:number-columns-repeated="2" table:style-name="ce1"/>
          <table:table-cell office:value-type="string" table:number-columns-spanned="12" table:number-rows-spanned="1" table:style-name="ce50">
            <text:p>Resultados obtenidos por el algoritmo AGG-Arit en el problema del APC</text:p>
          </table:table-cell>
          <table:covered-table-cell table:number-columns-repeated="11"/>
          <table:table-cell table:number-columns-repeated="2" table:style-name="ce1"/>
          <table:table-cell office:value-type="string" table:number-columns-spanned="12" table:number-rows-spanned="1" table:style-name="ce50">
            <text:p>Resultados obtenidos por el algoritmo BMB en el problema del APC</text:p>
          </table:table-cell>
          <table:covered-table-cell table:number-columns-repeated="11"/>
          <table:table-cell table:number-columns-repeated="2" table:style-name="ce1"/>
          <table:table-cell office:value-type="string" table:number-columns-spanned="12" table:number-rows-spanned="1" table:style-name="ce50">
            <text:p>Resultados obtenidos por el algoritmo COA_Memetico (Rand) en el problema del APC</text:p>
          </table:table-cell>
          <table:covered-table-cell table:number-columns-repeated="11"/>
          <table:table-cell table:number-columns-repeated="16329"/>
        </table:table-row>
        <table:table-row table:style-name="ro6">
          <table:table-cell table:number-columns-spanned="1" table:number-rows-spanned="2" table:style-name="ce51"/>
          <table:table-cell office:value-type="string" table:number-columns-spanned="3" table:number-rows-spanned="1" table:style-name="ce52">
            <text:p>Diabetes</text:p>
          </table:table-cell>
          <table:covered-table-cell table:number-columns-repeated="2"/>
          <table:table-cell office:value-type="string" table:style-name="ce2">
            <text:p>Diabetes</text:p>
          </table:table-cell>
          <table:table-cell office:value-type="string" table:number-columns-spanned="3" table:number-rows-spanned="1" table:style-name="ce53">
            <text:p>Ozone</text:p>
          </table:table-cell>
          <table:covered-table-cell table:number-columns-repeated="2"/>
          <table:table-cell office:value-type="string" table:style-name="ce3">
            <text:p>Ozone</text:p>
          </table:table-cell>
          <table:table-cell office:value-type="string" table:number-columns-spanned="3" table:number-rows-spanned="1" table:style-name="ce53">
            <text:p>Spectf-heart</text:p>
          </table:table-cell>
          <table:covered-table-cell table:number-columns-repeated="2"/>
          <table:table-cell office:value-type="string" table:style-name="ce3">
            <text:p>Spectf-heart</text:p>
          </table:table-cell>
          <table:table-cell table:style-name="ce1"/>
          <table:table-cell table:number-columns-spanned="1" table:number-rows-spanned="2" table:style-name="ce51"/>
          <table:table-cell office:value-type="string" table:number-columns-spanned="3" table:number-rows-spanned="1" table:style-name="ce52">
            <text:p>Diabetes</text:p>
          </table:table-cell>
          <table:covered-table-cell table:number-columns-repeated="2"/>
          <table:table-cell office:value-type="string" table:style-name="ce4">
            <text:p>Diabetes</text:p>
          </table:table-cell>
          <table:table-cell office:value-type="string" table:number-columns-spanned="3" table:number-rows-spanned="1" table:style-name="ce54">
            <text:p>Ozone</text:p>
          </table:table-cell>
          <table:covered-table-cell table:number-columns-repeated="2"/>
          <table:table-cell office:value-type="string" table:style-name="ce5">
            <text:p>Ozone</text:p>
          </table:table-cell>
          <table:table-cell office:value-type="string" table:number-columns-spanned="3" table:number-rows-spanned="1" table:style-name="ce53">
            <text:p>Spectf-heart</text:p>
          </table:table-cell>
          <table:covered-table-cell table:number-columns-repeated="2"/>
          <table:table-cell office:value-type="string" table:style-name="ce6">
            <text:p>Spectf-heart</text:p>
          </table:table-cell>
          <table:table-cell table:style-name="ce1"/>
          <table:table-cell table:number-columns-spanned="1" table:number-rows-spanned="2" table:style-name="ce51"/>
          <table:table-cell office:value-type="string" table:number-columns-spanned="3" table:number-rows-spanned="1" table:style-name="ce52">
            <text:p>Diabetes</text:p>
          </table:table-cell>
          <table:covered-table-cell table:number-columns-repeated="2"/>
          <table:table-cell office:value-type="string" table:style-name="ce4">
            <text:p>Diabetes</text:p>
          </table:table-cell>
          <table:table-cell office:value-type="string" table:number-columns-spanned="3" table:number-rows-spanned="1" table:style-name="ce54">
            <text:p>Ozone</text:p>
          </table:table-cell>
          <table:covered-table-cell table:number-columns-repeated="2"/>
          <table:table-cell office:value-type="string" table:style-name="ce5">
            <text:p>Ozone</text:p>
          </table:table-cell>
          <table:table-cell office:value-type="string" table:number-columns-spanned="3" table:number-rows-spanned="1" table:style-name="ce53">
            <text:p>Spectf-heart</text:p>
          </table:table-cell>
          <table:covered-table-cell table:number-columns-repeated="2"/>
          <table:table-cell office:value-type="string" table:style-name="ce6">
            <text:p>Spectf-heart</text:p>
          </table:table-cell>
          <table:table-cell table:style-name="ce1"/>
          <table:table-cell table:number-columns-spanned="1" table:number-rows-spanned="2" table:style-name="ce51"/>
          <table:table-cell office:value-type="string" table:number-columns-spanned="3" table:number-rows-spanned="1" table:style-name="ce52">
            <text:p>Diabetes</text:p>
          </table:table-cell>
          <table:covered-table-cell table:number-columns-repeated="2"/>
          <table:table-cell office:value-type="string" table:style-name="ce4">
            <text:p>Diabetes</text:p>
          </table:table-cell>
          <table:table-cell office:value-type="string" table:number-columns-spanned="3" table:number-rows-spanned="1" table:style-name="ce54">
            <text:p>Ozone</text:p>
          </table:table-cell>
          <table:covered-table-cell table:number-columns-repeated="2"/>
          <table:table-cell office:value-type="string" table:style-name="ce5">
            <text:p>Ozone</text:p>
          </table:table-cell>
          <table:table-cell office:value-type="string" table:number-columns-spanned="3" table:number-rows-spanned="1" table:style-name="ce53">
            <text:p>Spectf-heart</text:p>
          </table:table-cell>
          <table:covered-table-cell table:number-columns-repeated="2"/>
          <table:table-cell office:value-type="string" table:style-name="ce6">
            <text:p>Spectf-heart</text:p>
          </table:table-cell>
          <table:table-cell table:number-columns-repeated="16329"/>
        </table:table-row>
        <table:table-row table:style-name="ro2">
          <table:covered-table-cell/>
          <table:table-cell office:value-type="string" table:style-name="ce7">
            <text:p>%_clas</text:p>
          </table:table-cell>
          <table:table-cell office:value-type="string" table:style-name="ce8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9">
            <text:p>%_clas</text:p>
          </table:table-cell>
          <table:table-cell office:value-type="string" table:style-name="ce7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8">
            <text:p>%_clas</text:p>
          </table:table-cell>
          <table:table-cell office:value-type="string" table:style-name="ce7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10">
            <text:p>T</text:p>
          </table:table-cell>
          <table:table-cell table:style-name="ce1"/>
          <table:covered-table-cell/>
          <table:table-cell office:value-type="string" table:style-name="ce7">
            <text:p>%_clas</text:p>
          </table:table-cell>
          <table:table-cell office:value-type="string" table:style-name="ce8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9">
            <text:p>%_clas</text:p>
          </table:table-cell>
          <table:table-cell office:value-type="string" table:style-name="ce7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8">
            <text:p>%_clas</text:p>
          </table:table-cell>
          <table:table-cell office:value-type="string" table:style-name="ce7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10">
            <text:p>T</text:p>
          </table:table-cell>
          <table:table-cell table:style-name="ce1"/>
          <table:covered-table-cell/>
          <table:table-cell office:value-type="string" table:style-name="ce7">
            <text:p>%_clas</text:p>
          </table:table-cell>
          <table:table-cell office:value-type="string" table:style-name="ce8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9">
            <text:p>%_clas</text:p>
          </table:table-cell>
          <table:table-cell office:value-type="string" table:style-name="ce7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8">
            <text:p>%_clas</text:p>
          </table:table-cell>
          <table:table-cell office:value-type="string" table:style-name="ce7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10">
            <text:p>T</text:p>
          </table:table-cell>
          <table:table-cell table:style-name="ce1"/>
          <table:covered-table-cell/>
          <table:table-cell office:value-type="string" table:style-name="ce7">
            <text:p>%_clas</text:p>
          </table:table-cell>
          <table:table-cell office:value-type="string" table:style-name="ce8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9">
            <text:p>%_clas</text:p>
          </table:table-cell>
          <table:table-cell office:value-type="string" table:style-name="ce7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8">
            <text:p>%_clas</text:p>
          </table:table-cell>
          <table:table-cell office:value-type="string" table:style-name="ce7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10">
            <text:p>T</text:p>
          </table:table-cell>
          <table:table-cell table:number-columns-repeated="16329"/>
        </table:table-row>
        <table:table-row table:style-name="ro3">
          <table:table-cell office:value-type="string" table:style-name="ce11">
            <text:p>Partición 1</text:p>
          </table:table-cell>
          <table:table-cell office:value-type="float" office:value="63.636400000000002" table:style-name="ce12">
            <text:p>63,64</text:p>
          </table:table-cell>
          <table:table-cell office:value-type="float" office:value="0" table:style-name="ce12">
            <text:p>0,00</text:p>
          </table:table-cell>
          <table:table-cell office:value-type="float" office:value="50.909100000000002" table:style-name="ce12">
            <text:p>50,91</text:p>
          </table:table-cell>
          <table:table-cell office:value-type="float" office:value="2.9829999999999999E-2" table:style-name="ce13">
            <text:p>0,030</text:p>
          </table:table-cell>
          <table:table-cell office:value-type="float" office:value="76.5625" table:style-name="ce14">
            <text:p>76,56</text:p>
          </table:table-cell>
          <table:table-cell office:value-type="float" office:value="4.1666699999999999" table:style-name="ce12">
            <text:p>4,17</text:p>
          </table:table-cell>
          <table:table-cell office:value-type="float" office:value="62.083300000000001" table:style-name="ce12">
            <text:p>62,08</text:p>
          </table:table-cell>
          <table:table-cell office:value-type="float" office:value="1.3679999999999999E-2" table:style-name="ce13">
            <text:p>0,014</text:p>
          </table:table-cell>
          <table:table-cell office:value-type="float" office:value="82.857100000000003" table:style-name="ce29">
            <text:p>82,86</text:p>
          </table:table-cell>
          <table:table-cell office:value-type="float" office:value="0" table:style-name="ce12">
            <text:p>0,00</text:p>
          </table:table-cell>
          <table:table-cell office:value-type="float" office:value="66.285700000000006" table:style-name="ce12">
            <text:p>66,29</text:p>
          </table:table-cell>
          <table:table-cell office:value-type="float" office:value="1.238E-2" table:style-name="ce13">
            <text:p>0,012</text:p>
          </table:table-cell>
          <table:table-cell table:style-name="ce1"/>
          <table:table-cell office:value-type="string" table:style-name="ce11">
            <text:p>Partición 1</text:p>
          </table:table-cell>
          <table:table-cell office:value-type="float" office:value="70.779200000000003" table:style-name="ce12">
            <text:p>70,78</text:p>
          </table:table-cell>
          <table:table-cell office:value-type="float" office:value="75" table:style-name="ce12">
            <text:p>75,00</text:p>
          </table:table-cell>
          <table:table-cell office:value-type="float" office:value="71.623400000000004" table:style-name="ce12">
            <text:p>71,62</text:p>
          </table:table-cell>
          <table:table-cell office:value-type="float" office:value="203.61" table:style-name="ce16">
            <text:p>203,61</text:p>
          </table:table-cell>
          <table:table-cell office:value-type="float" office:value="79.6875" table:style-name="ce14">
            <text:p>79,69</text:p>
          </table:table-cell>
          <table:table-cell office:value-type="float" office:value="12.5" table:style-name="ce12">
            <text:p>12,50</text:p>
          </table:table-cell>
          <table:table-cell office:value-type="float" office:value="66.25" table:style-name="ce12">
            <text:p>66,25</text:p>
          </table:table-cell>
          <table:table-cell office:value-type="float" office:value="104.622" table:style-name="ce16">
            <text:p>104,62</text:p>
          </table:table-cell>
          <table:table-cell office:value-type="float" office:value="82.857100000000003" table:style-name="ce12">
            <text:p>82,86</text:p>
          </table:table-cell>
          <table:table-cell office:value-type="float" office:value="2.2727300000000001" table:style-name="ce12">
            <text:p>2,27</text:p>
          </table:table-cell>
          <table:table-cell office:value-type="float" office:value="66.740300000000005" table:style-name="ce12">
            <text:p>66,74</text:p>
          </table:table-cell>
          <table:table-cell office:value-type="float" office:value="93.469399999999993" table:style-name="ce16">
            <text:p>93,47</text:p>
          </table:table-cell>
          <table:table-cell table:style-name="ce1"/>
          <table:table-cell office:value-type="string" table:style-name="ce11">
            <text:p>Partición 1</text:p>
          </table:table-cell>
          <table:table-cell office:value-type="float" office:value="69.480500000000006" table:style-name="ce12">
            <text:p>69,48</text:p>
          </table:table-cell>
          <table:table-cell office:value-type="float" office:value="75" table:style-name="ce12">
            <text:p>75,00</text:p>
          </table:table-cell>
          <table:table-cell office:value-type="float" office:value="70.584400000000002" table:style-name="ce12">
            <text:p>70,58</text:p>
          </table:table-cell>
          <table:table-cell office:value-type="float" office:value="5.4674300000000002" table:style-name="ce16">
            <text:p>5,47</text:p>
          </table:table-cell>
          <table:table-cell office:value-type="float" office:value="73.4375" table:style-name="ce14">
            <text:p>73,44</text:p>
          </table:table-cell>
          <table:table-cell office:value-type="float" office:value="44.444400000000002" table:style-name="ce12">
            <text:p>44,44</text:p>
          </table:table-cell>
          <table:table-cell office:value-type="float" office:value="67.638900000000007" table:style-name="ce12">
            <text:p>67,64</text:p>
          </table:table-cell>
          <table:table-cell office:value-type="float" office:value="25.959299999999999" table:style-name="ce16">
            <text:p>25,96</text:p>
          </table:table-cell>
          <table:table-cell office:value-type="float" office:value="77.142899999999997" table:style-name="ce12">
            <text:p>77,14</text:p>
          </table:table-cell>
          <table:table-cell office:value-type="float" office:value="40.909100000000002" table:style-name="ce12">
            <text:p>40,91</text:p>
          </table:table-cell>
          <table:table-cell office:value-type="float" office:value="69.896100000000004" table:style-name="ce12">
            <text:p>69,90</text:p>
          </table:table-cell>
          <table:table-cell office:value-type="float" office:value="15.1783" table:style-name="ce16">
            <text:p>15,18</text:p>
          </table:table-cell>
          <table:table-cell table:style-name="ce1"/>
          <table:table-cell office:value-type="string" table:style-name="ce11">
            <text:p>Partición 1</text:p>
          </table:table-cell>
          <table:table-cell office:value-type="float" office:value="66.233800000000002" table:style-name="ce12">
            <text:p>66,23</text:p>
          </table:table-cell>
          <table:table-cell office:value-type="float" office:value="100" table:style-name="ce12">
            <text:p>100,00</text:p>
          </table:table-cell>
          <table:table-cell office:value-type="float" office:value="72.986999999999995" table:style-name="ce12">
            <text:p>72,99</text:p>
          </table:table-cell>
          <table:table-cell office:value-type="float" office:value="204.13499999999999" table:style-name="ce16">
            <text:p>204,14</text:p>
          </table:table-cell>
          <table:table-cell office:value-type="float" office:value="79.6875" table:style-name="ce14">
            <text:p>79,69</text:p>
          </table:table-cell>
          <table:table-cell office:value-type="float" office:value="52.777799999999999" table:style-name="ce12">
            <text:p>52,78</text:p>
          </table:table-cell>
          <table:table-cell office:value-type="float" office:value="74.305599999999998" table:style-name="ce12">
            <text:p>74,31</text:p>
          </table:table-cell>
          <table:table-cell office:value-type="float" office:value="106.58" table:style-name="ce16">
            <text:p>106,58</text:p>
          </table:table-cell>
          <table:table-cell office:value-type="float" office:value="85.714299999999994" table:style-name="ce12">
            <text:p>85,71</text:p>
          </table:table-cell>
          <table:table-cell office:value-type="float" office:value="61.363599999999998" table:style-name="ce12">
            <text:p>61,36</text:p>
          </table:table-cell>
          <table:table-cell office:value-type="float" office:value="80.844200000000001" table:style-name="ce12">
            <text:p>80,84</text:p>
          </table:table-cell>
          <table:table-cell office:value-type="float" office:value="96.140900000000002" table:style-name="ce16">
            <text:p>96,14</text:p>
          </table:table-cell>
          <table:table-cell table:number-columns-repeated="16329"/>
        </table:table-row>
        <table:table-row table:style-name="ro3">
          <table:table-cell office:value-type="string" table:style-name="ce11">
            <text:p>Partición 2</text:p>
          </table:table-cell>
          <table:table-cell office:value-type="float" office:value="63.636400000000002" table:style-name="ce12">
            <text:p>63,64</text:p>
          </table:table-cell>
          <table:table-cell office:value-type="float" office:value="12.5" table:style-name="ce12">
            <text:p>12,50</text:p>
          </table:table-cell>
          <table:table-cell office:value-type="float" office:value="53.409100000000002" table:style-name="ce12">
            <text:p>53,41</text:p>
          </table:table-cell>
          <table:table-cell office:value-type="float" office:value="3.2099999999999997E-2" table:style-name="ce13">
            <text:p>0,032</text:p>
          </table:table-cell>
          <table:table-cell office:value-type="float" office:value="78.125" table:style-name="ce14">
            <text:p>78,13</text:p>
          </table:table-cell>
          <table:table-cell office:value-type="float" office:value="6.9444400000000002" table:style-name="ce12">
            <text:p>6,94</text:p>
          </table:table-cell>
          <table:table-cell office:value-type="float" office:value="63.8889" table:style-name="ce12">
            <text:p>63,89</text:p>
          </table:table-cell>
          <table:table-cell office:value-type="float" office:value="1.43E-2" table:style-name="ce13">
            <text:p>0,014</text:p>
          </table:table-cell>
          <table:table-cell office:value-type="float" office:value="87.142899999999997" table:style-name="ce29">
            <text:p>87,14</text:p>
          </table:table-cell>
          <table:table-cell office:value-type="float" office:value="0" table:style-name="ce12">
            <text:p>0,00</text:p>
          </table:table-cell>
          <table:table-cell office:value-type="float" office:value="69.714299999999994" table:style-name="ce12">
            <text:p>69,71</text:p>
          </table:table-cell>
          <table:table-cell office:value-type="float" office:value="1.273E-2" table:style-name="ce13">
            <text:p>0,013</text:p>
          </table:table-cell>
          <table:table-cell table:style-name="ce1"/>
          <table:table-cell office:value-type="string" table:style-name="ce11">
            <text:p>Partición 2</text:p>
          </table:table-cell>
          <table:table-cell office:value-type="float" office:value="66.883099999999999" table:style-name="ce12">
            <text:p>66,88</text:p>
          </table:table-cell>
          <table:table-cell office:value-type="float" office:value="62.5" table:style-name="ce12">
            <text:p>62,50</text:p>
          </table:table-cell>
          <table:table-cell office:value-type="float" office:value="66.006500000000003" table:style-name="ce12">
            <text:p>66,01</text:p>
          </table:table-cell>
          <table:table-cell office:value-type="float" office:value="203.27" table:style-name="ce16">
            <text:p>203,27</text:p>
          </table:table-cell>
          <table:table-cell office:value-type="float" office:value="81.25" table:style-name="ce14">
            <text:p>81,25</text:p>
          </table:table-cell>
          <table:table-cell office:value-type="float" office:value="5.5555599999999998" table:style-name="ce12">
            <text:p>5,56</text:p>
          </table:table-cell>
          <table:table-cell office:value-type="float" office:value="66.111099999999993" table:style-name="ce12">
            <text:p>66,11</text:p>
          </table:table-cell>
          <table:table-cell office:value-type="float" office:value="107.128" table:style-name="ce16">
            <text:p>107,13</text:p>
          </table:table-cell>
          <table:table-cell office:value-type="float" office:value="87.142899999999997" table:style-name="ce12">
            <text:p>87,14</text:p>
          </table:table-cell>
          <table:table-cell office:value-type="float" office:value="11.3636" table:style-name="ce12">
            <text:p>11,36</text:p>
          </table:table-cell>
          <table:table-cell office:value-type="float" office:value="71.986999999999995" table:style-name="ce12">
            <text:p>71,99</text:p>
          </table:table-cell>
          <table:table-cell office:value-type="float" office:value="93.631200000000007" table:style-name="ce16">
            <text:p>93,63</text:p>
          </table:table-cell>
          <table:table-cell table:style-name="ce1"/>
          <table:table-cell office:value-type="string" table:style-name="ce11">
            <text:p>Partición 2</text:p>
          </table:table-cell>
          <table:table-cell office:value-type="float" office:value="67.532499999999999" table:style-name="ce12">
            <text:p>67,53</text:p>
          </table:table-cell>
          <table:table-cell office:value-type="float" office:value="62.5" table:style-name="ce12">
            <text:p>62,50</text:p>
          </table:table-cell>
          <table:table-cell office:value-type="float" office:value="66.525999999999996" table:style-name="ce12">
            <text:p>66,53</text:p>
          </table:table-cell>
          <table:table-cell office:value-type="float" office:value="5.1916799999999999" table:style-name="ce16">
            <text:p>5,19</text:p>
          </table:table-cell>
          <table:table-cell office:value-type="float" office:value="82.8125" table:style-name="ce14">
            <text:p>82,81</text:p>
          </table:table-cell>
          <table:table-cell office:value-type="float" office:value="37.5" table:style-name="ce12">
            <text:p>37,50</text:p>
          </table:table-cell>
          <table:table-cell office:value-type="float" office:value="73.75" table:style-name="ce12">
            <text:p>73,75</text:p>
          </table:table-cell>
          <table:table-cell office:value-type="float" office:value="26.519300000000001" table:style-name="ce16">
            <text:p>26,52</text:p>
          </table:table-cell>
          <table:table-cell office:value-type="float" office:value="88.571399999999997" table:style-name="ce12">
            <text:p>88,57</text:p>
          </table:table-cell>
          <table:table-cell office:value-type="float" office:value="38.636400000000002" table:style-name="ce12">
            <text:p>38,64</text:p>
          </table:table-cell>
          <table:table-cell office:value-type="float" office:value="78.584400000000002" table:style-name="ce12">
            <text:p>78,58</text:p>
          </table:table-cell>
          <table:table-cell office:value-type="float" office:value="18.1495" table:style-name="ce16">
            <text:p>18,15</text:p>
          </table:table-cell>
          <table:table-cell table:style-name="ce1"/>
          <table:table-cell office:value-type="string" table:style-name="ce11">
            <text:p>Partición 2</text:p>
          </table:table-cell>
          <table:table-cell office:value-type="float" office:value="64.935100000000006" table:style-name="ce12">
            <text:p>64,94</text:p>
          </table:table-cell>
          <table:table-cell office:value-type="float" office:value="100" table:style-name="ce12">
            <text:p>100,00</text:p>
          </table:table-cell>
          <table:table-cell office:value-type="float" office:value="71.948099999999997" table:style-name="ce12">
            <text:p>71,95</text:p>
          </table:table-cell>
          <table:table-cell office:value-type="float" office:value="203.595" table:style-name="ce16">
            <text:p>203,60</text:p>
          </table:table-cell>
          <table:table-cell office:value-type="float" office:value="67.1875" table:style-name="ce14">
            <text:p>67,19</text:p>
          </table:table-cell>
          <table:table-cell office:value-type="float" office:value="52.777799999999999" table:style-name="ce12">
            <text:p>52,78</text:p>
          </table:table-cell>
          <table:table-cell office:value-type="float" office:value="64.305599999999998" table:style-name="ce12">
            <text:p>64,31</text:p>
          </table:table-cell>
          <table:table-cell office:value-type="float" office:value="106.221" table:style-name="ce16">
            <text:p>106,22</text:p>
          </table:table-cell>
          <table:table-cell office:value-type="float" office:value="87.142899999999997" table:style-name="ce12">
            <text:p>87,14</text:p>
          </table:table-cell>
          <table:table-cell office:value-type="float" office:value="72.7273" table:style-name="ce12">
            <text:p>72,73</text:p>
          </table:table-cell>
          <table:table-cell office:value-type="float" office:value="84.259699999999995" table:style-name="ce12">
            <text:p>84,26</text:p>
          </table:table-cell>
          <table:table-cell office:value-type="float" office:value="95.788499999999999" table:style-name="ce16">
            <text:p>95,79</text:p>
          </table:table-cell>
          <table:table-cell table:number-columns-repeated="16329"/>
        </table:table-row>
        <table:table-row table:style-name="ro3">
          <table:table-cell office:value-type="string" table:style-name="ce11">
            <text:p>Partición 3</text:p>
          </table:table-cell>
          <table:table-cell office:value-type="float" office:value="70.779200000000003" table:style-name="ce12">
            <text:p>70,78</text:p>
          </table:table-cell>
          <table:table-cell office:value-type="float" office:value="0" table:style-name="ce12">
            <text:p>0,00</text:p>
          </table:table-cell>
          <table:table-cell office:value-type="float" office:value="56.623399999999997" table:style-name="ce12">
            <text:p>56,62</text:p>
          </table:table-cell>
          <table:table-cell office:value-type="float" office:value="2.9049999999999999E-2" table:style-name="ce13">
            <text:p>0,029</text:p>
          </table:table-cell>
          <table:table-cell office:value-type="float" office:value="78.125" table:style-name="ce14">
            <text:p>78,13</text:p>
          </table:table-cell>
          <table:table-cell office:value-type="float" office:value="8.3333300000000001" table:style-name="ce12">
            <text:p>8,33</text:p>
          </table:table-cell>
          <table:table-cell office:value-type="float" office:value="64.166700000000006" table:style-name="ce12">
            <text:p>64,17</text:p>
          </table:table-cell>
          <table:table-cell office:value-type="float" office:value="1.438E-2" table:style-name="ce13">
            <text:p>0,014</text:p>
          </table:table-cell>
          <table:table-cell office:value-type="float" office:value="91.428600000000003" table:style-name="ce29">
            <text:p>91,43</text:p>
          </table:table-cell>
          <table:table-cell office:value-type="float" office:value="0" table:style-name="ce12">
            <text:p>0,00</text:p>
          </table:table-cell>
          <table:table-cell office:value-type="float" office:value="73.142899999999997" table:style-name="ce12">
            <text:p>73,14</text:p>
          </table:table-cell>
          <table:table-cell office:value-type="float" office:value="1.3180000000000001E-2" table:style-name="ce13">
            <text:p>0,013</text:p>
          </table:table-cell>
          <table:table-cell table:style-name="ce1"/>
          <table:table-cell office:value-type="string" table:style-name="ce11">
            <text:p>Partición 3</text:p>
          </table:table-cell>
          <table:table-cell office:value-type="float" office:value="69.480500000000006" table:style-name="ce12">
            <text:p>69,48</text:p>
          </table:table-cell>
          <table:table-cell office:value-type="float" office:value="37.5" table:style-name="ce12">
            <text:p>37,50</text:p>
          </table:table-cell>
          <table:table-cell office:value-type="float" office:value="63.084400000000002" table:style-name="ce12">
            <text:p>63,08</text:p>
          </table:table-cell>
          <table:table-cell office:value-type="float" office:value="203.65899999999999" table:style-name="ce16">
            <text:p>203,66</text:p>
          </table:table-cell>
          <table:table-cell office:value-type="float" office:value="81.25" table:style-name="ce14">
            <text:p>81,25</text:p>
          </table:table-cell>
          <table:table-cell office:value-type="float" office:value="11.1111" table:style-name="ce12">
            <text:p>11,11</text:p>
          </table:table-cell>
          <table:table-cell office:value-type="float" office:value="67.222200000000001" table:style-name="ce12">
            <text:p>67,22</text:p>
          </table:table-cell>
          <table:table-cell office:value-type="float" office:value="104.82599999999999" table:style-name="ce16">
            <text:p>104,83</text:p>
          </table:table-cell>
          <table:table-cell office:value-type="float" office:value="90" table:style-name="ce12">
            <text:p>90,00</text:p>
          </table:table-cell>
          <table:table-cell office:value-type="float" office:value="4.5454499999999998" table:style-name="ce12">
            <text:p>4,55</text:p>
          </table:table-cell>
          <table:table-cell office:value-type="float" office:value="72.909099999999995" table:style-name="ce12">
            <text:p>72,91</text:p>
          </table:table-cell>
          <table:table-cell office:value-type="float" office:value="92.8279" table:style-name="ce16">
            <text:p>92,83</text:p>
          </table:table-cell>
          <table:table-cell table:style-name="ce1"/>
          <table:table-cell office:value-type="string" table:style-name="ce11">
            <text:p>Partición 3</text:p>
          </table:table-cell>
          <table:table-cell office:value-type="float" office:value="70.129900000000006" table:style-name="ce12">
            <text:p>70,13</text:p>
          </table:table-cell>
          <table:table-cell office:value-type="float" office:value="62.5" table:style-name="ce12">
            <text:p>62,50</text:p>
          </table:table-cell>
          <table:table-cell office:value-type="float" office:value="68.603899999999996" table:style-name="ce12">
            <text:p>68,60</text:p>
          </table:table-cell>
          <table:table-cell office:value-type="float" office:value="5.9757600000000002" table:style-name="ce16">
            <text:p>5,98</text:p>
          </table:table-cell>
          <table:table-cell office:value-type="float" office:value="81.25" table:style-name="ce14">
            <text:p>81,25</text:p>
          </table:table-cell>
          <table:table-cell office:value-type="float" office:value="33.333300000000001" table:style-name="ce12">
            <text:p>33,33</text:p>
          </table:table-cell>
          <table:table-cell office:value-type="float" office:value="71.666700000000006" table:style-name="ce12">
            <text:p>71,67</text:p>
          </table:table-cell>
          <table:table-cell office:value-type="float" office:value="31.9312" table:style-name="ce16">
            <text:p>31,93</text:p>
          </table:table-cell>
          <table:table-cell office:value-type="float" office:value="85.714299999999994" table:style-name="ce12">
            <text:p>85,71</text:p>
          </table:table-cell>
          <table:table-cell office:value-type="float" office:value="43.181800000000003" table:style-name="ce12">
            <text:p>43,18</text:p>
          </table:table-cell>
          <table:table-cell office:value-type="float" office:value="77.207800000000006" table:style-name="ce12">
            <text:p>77,21</text:p>
          </table:table-cell>
          <table:table-cell office:value-type="float" office:value="17.440200000000001" table:style-name="ce16">
            <text:p>17,44</text:p>
          </table:table-cell>
          <table:table-cell table:style-name="ce1"/>
          <table:table-cell office:value-type="string" table:style-name="ce11">
            <text:p>Partición 3</text:p>
          </table:table-cell>
          <table:table-cell office:value-type="float" office:value="68.181799999999996" table:style-name="ce12">
            <text:p>68,18</text:p>
          </table:table-cell>
          <table:table-cell office:value-type="float" office:value="100" table:style-name="ce12">
            <text:p>100,00</text:p>
          </table:table-cell>
          <table:table-cell office:value-type="float" office:value="74.545500000000004" table:style-name="ce12">
            <text:p>74,55</text:p>
          </table:table-cell>
          <table:table-cell office:value-type="float" office:value="201.39699999999999" table:style-name="ce16">
            <text:p>201,40</text:p>
          </table:table-cell>
          <table:table-cell office:value-type="float" office:value="79.6875" table:style-name="ce14">
            <text:p>79,69</text:p>
          </table:table-cell>
          <table:table-cell office:value-type="float" office:value="62.5" table:style-name="ce12">
            <text:p>62,50</text:p>
          </table:table-cell>
          <table:table-cell office:value-type="float" office:value="76.25" table:style-name="ce12">
            <text:p>76,25</text:p>
          </table:table-cell>
          <table:table-cell office:value-type="float" office:value="105.14100000000001" table:style-name="ce16">
            <text:p>105,14</text:p>
          </table:table-cell>
          <table:table-cell office:value-type="float" office:value="90" table:style-name="ce12">
            <text:p>90,00</text:p>
          </table:table-cell>
          <table:table-cell office:value-type="float" office:value="63.636400000000002" table:style-name="ce12">
            <text:p>63,64</text:p>
          </table:table-cell>
          <table:table-cell office:value-type="float" office:value="84.7273" table:style-name="ce12">
            <text:p>84,73</text:p>
          </table:table-cell>
          <table:table-cell office:value-type="float" office:value="96.134699999999995" table:style-name="ce16">
            <text:p>96,13</text:p>
          </table:table-cell>
          <table:table-cell table:number-columns-repeated="16329"/>
        </table:table-row>
        <table:table-row table:style-name="ro3">
          <table:table-cell office:value-type="string" table:style-name="ce11">
            <text:p>Partición 4</text:p>
          </table:table-cell>
          <table:table-cell office:value-type="float" office:value="73.376599999999996" table:style-name="ce12">
            <text:p>73,38</text:p>
          </table:table-cell>
          <table:table-cell office:value-type="float" office:value="12.5" table:style-name="ce12">
            <text:p>12,50</text:p>
          </table:table-cell>
          <table:table-cell office:value-type="float" office:value="61.201300000000003" table:style-name="ce12">
            <text:p>61,20</text:p>
          </table:table-cell>
          <table:table-cell office:value-type="float" office:value="2.9479999999999999E-2" table:style-name="ce13">
            <text:p>0,029</text:p>
          </table:table-cell>
          <table:table-cell office:value-type="float" office:value="68.75" table:style-name="ce14">
            <text:p>68,75</text:p>
          </table:table-cell>
          <table:table-cell office:value-type="float" office:value="2.7777799999999999" table:style-name="ce12">
            <text:p>2,78</text:p>
          </table:table-cell>
          <table:table-cell office:value-type="float" office:value="55.555599999999998" table:style-name="ce12">
            <text:p>55,56</text:p>
          </table:table-cell>
          <table:table-cell office:value-type="float" office:value="1.431E-2" table:style-name="ce13">
            <text:p>0,014</text:p>
          </table:table-cell>
          <table:table-cell office:value-type="float" office:value="84.285700000000006" table:style-name="ce29">
            <text:p>84,29</text:p>
          </table:table-cell>
          <table:table-cell office:value-type="float" office:value="0" table:style-name="ce12">
            <text:p>0,00</text:p>
          </table:table-cell>
          <table:table-cell office:value-type="float" office:value="67.428600000000003" table:style-name="ce12">
            <text:p>67,43</text:p>
          </table:table-cell>
          <table:table-cell office:value-type="float" office:value="1.2699999999999999E-2" table:style-name="ce13">
            <text:p>0,013</text:p>
          </table:table-cell>
          <table:table-cell table:style-name="ce1"/>
          <table:table-cell office:value-type="string" table:style-name="ce11">
            <text:p>Partición 4</text:p>
          </table:table-cell>
          <table:table-cell office:value-type="float" office:value="66.233800000000002" table:style-name="ce12">
            <text:p>66,23</text:p>
          </table:table-cell>
          <table:table-cell office:value-type="float" office:value="50" table:style-name="ce12">
            <text:p>50,00</text:p>
          </table:table-cell>
          <table:table-cell office:value-type="float" office:value="62.987000000000002" table:style-name="ce12">
            <text:p>62,99</text:p>
          </table:table-cell>
          <table:table-cell office:value-type="float" office:value="203.721" table:style-name="ce16">
            <text:p>203,72</text:p>
          </table:table-cell>
          <table:table-cell office:value-type="float" office:value="76.5625" table:style-name="ce14">
            <text:p>76,56</text:p>
          </table:table-cell>
          <table:table-cell office:value-type="float" office:value="4.1666699999999999" table:style-name="ce12">
            <text:p>4,17</text:p>
          </table:table-cell>
          <table:table-cell office:value-type="float" office:value="62.083300000000001" table:style-name="ce12">
            <text:p>62,08</text:p>
          </table:table-cell>
          <table:table-cell office:value-type="float" office:value="106.25700000000001" table:style-name="ce16">
            <text:p>106,26</text:p>
          </table:table-cell>
          <table:table-cell office:value-type="float" office:value="81.428600000000003" table:style-name="ce12">
            <text:p>81,43</text:p>
          </table:table-cell>
          <table:table-cell office:value-type="float" office:value="22.7273" table:style-name="ce12">
            <text:p>22,73</text:p>
          </table:table-cell>
          <table:table-cell office:value-type="float" office:value="69.688299999999998" table:style-name="ce12">
            <text:p>69,69</text:p>
          </table:table-cell>
          <table:table-cell office:value-type="float" office:value="92.828400000000002" table:style-name="ce16">
            <text:p>92,83</text:p>
          </table:table-cell>
          <table:table-cell table:style-name="ce1"/>
          <table:table-cell office:value-type="string" table:style-name="ce11">
            <text:p>Partición 4</text:p>
          </table:table-cell>
          <table:table-cell office:value-type="float" office:value="68.831199999999995" table:style-name="ce12">
            <text:p>68,83</text:p>
          </table:table-cell>
          <table:table-cell office:value-type="float" office:value="75" table:style-name="ce12">
            <text:p>75,00</text:p>
          </table:table-cell>
          <table:table-cell office:value-type="float" office:value="70.064899999999994" table:style-name="ce12">
            <text:p>70,06</text:p>
          </table:table-cell>
          <table:table-cell office:value-type="float" office:value="4.9284100000000004" table:style-name="ce16">
            <text:p>4,93</text:p>
          </table:table-cell>
          <table:table-cell office:value-type="float" office:value="70.3125" table:style-name="ce14">
            <text:p>70,31</text:p>
          </table:table-cell>
          <table:table-cell office:value-type="float" office:value="30.555599999999998" table:style-name="ce12">
            <text:p>30,56</text:p>
          </table:table-cell>
          <table:table-cell office:value-type="float" office:value="62.3611" table:style-name="ce12">
            <text:p>62,36</text:p>
          </table:table-cell>
          <table:table-cell office:value-type="float" office:value="33.111899999999999" table:style-name="ce16">
            <text:p>33,11</text:p>
          </table:table-cell>
          <table:table-cell office:value-type="float" office:value="87.142899999999997" table:style-name="ce12">
            <text:p>87,14</text:p>
          </table:table-cell>
          <table:table-cell office:value-type="float" office:value="38.636400000000002" table:style-name="ce12">
            <text:p>38,64</text:p>
          </table:table-cell>
          <table:table-cell office:value-type="float" office:value="77.441599999999994" table:style-name="ce12">
            <text:p>77,44</text:p>
          </table:table-cell>
          <table:table-cell office:value-type="float" office:value="16.697600000000001" table:style-name="ce16">
            <text:p>16,70</text:p>
          </table:table-cell>
          <table:table-cell table:style-name="ce1"/>
          <table:table-cell office:value-type="string" table:style-name="ce11">
            <text:p>Partición 4</text:p>
          </table:table-cell>
          <table:table-cell office:value-type="float" office:value="62.987000000000002" table:style-name="ce12">
            <text:p>62,99</text:p>
          </table:table-cell>
          <table:table-cell office:value-type="float" office:value="100" table:style-name="ce12">
            <text:p>100,00</text:p>
          </table:table-cell>
          <table:table-cell office:value-type="float" office:value="70.389600000000002" table:style-name="ce12">
            <text:p>70,39</text:p>
          </table:table-cell>
          <table:table-cell office:value-type="float" office:value="203.608" table:style-name="ce16">
            <text:p>203,61</text:p>
          </table:table-cell>
          <table:table-cell office:value-type="float" office:value="65.625" table:style-name="ce14">
            <text:p>65,63</text:p>
          </table:table-cell>
          <table:table-cell office:value-type="float" office:value="59.722200000000001" table:style-name="ce12">
            <text:p>59,72</text:p>
          </table:table-cell>
          <table:table-cell office:value-type="float" office:value="64.444400000000002" table:style-name="ce12">
            <text:p>64,44</text:p>
          </table:table-cell>
          <table:table-cell office:value-type="float" office:value="106.446" table:style-name="ce16">
            <text:p>106,45</text:p>
          </table:table-cell>
          <table:table-cell office:value-type="float" office:value="80" table:style-name="ce12">
            <text:p>80,00</text:p>
          </table:table-cell>
          <table:table-cell office:value-type="float" office:value="72.7273" table:style-name="ce12">
            <text:p>72,73</text:p>
          </table:table-cell>
          <table:table-cell office:value-type="float" office:value="78.545500000000004" table:style-name="ce12">
            <text:p>78,55</text:p>
          </table:table-cell>
          <table:table-cell office:value-type="float" office:value="95.9285" table:style-name="ce16">
            <text:p>95,93</text:p>
          </table:table-cell>
          <table:table-cell table:number-columns-repeated="16329"/>
        </table:table-row>
        <table:table-row table:style-name="ro4">
          <table:table-cell office:value-type="string" table:style-name="ce18">
            <text:p>Partición 5</text:p>
          </table:table-cell>
          <table:table-cell office:value-type="float" office:value="67.763199999999998" table:style-name="ce19">
            <text:p>67,76</text:p>
          </table:table-cell>
          <table:table-cell office:value-type="float" office:value="0" table:style-name="ce19">
            <text:p>0,00</text:p>
          </table:table-cell>
          <table:table-cell office:value-type="float" office:value="54.210500000000003" table:style-name="ce19">
            <text:p>54,21</text:p>
          </table:table-cell>
          <table:table-cell office:value-type="float" office:value="2.9819999999999999E-2" table:style-name="ce20">
            <text:p>0,030</text:p>
          </table:table-cell>
          <table:table-cell office:value-type="float" office:value="82.8125" table:style-name="ce21">
            <text:p>82,81</text:p>
          </table:table-cell>
          <table:table-cell office:value-type="float" office:value="6.9444400000000002" table:style-name="ce19">
            <text:p>6,94</text:p>
          </table:table-cell>
          <table:table-cell office:value-type="float" office:value="67.638900000000007" table:style-name="ce19">
            <text:p>67,64</text:p>
          </table:table-cell>
          <table:table-cell office:value-type="float" office:value="1.4149999999999999E-2" table:style-name="ce22">
            <text:p>0,014</text:p>
          </table:table-cell>
          <table:table-cell office:value-type="float" office:value="79.710099999999997" table:style-name="ce30">
            <text:p>79,71</text:p>
          </table:table-cell>
          <table:table-cell office:value-type="float" office:value="0" table:style-name="ce19">
            <text:p>0,00</text:p>
          </table:table-cell>
          <table:table-cell office:value-type="float" office:value="63.768099999999997" table:style-name="ce19">
            <text:p>63,77</text:p>
          </table:table-cell>
          <table:table-cell office:value-type="float" office:value="1.3180000000000001E-2" table:style-name="ce22">
            <text:p>0,013</text:p>
          </table:table-cell>
          <table:table-cell table:style-name="ce1"/>
          <table:table-cell office:value-type="string" table:style-name="ce18">
            <text:p>Partición 5</text:p>
          </table:table-cell>
          <table:table-cell office:value-type="float" office:value="66.447400000000002" table:style-name="ce19">
            <text:p>66,45</text:p>
          </table:table-cell>
          <table:table-cell office:value-type="float" office:value="62.5" table:style-name="ce19">
            <text:p>62,50</text:p>
          </table:table-cell>
          <table:table-cell office:value-type="float" office:value="65.657899999999998" table:style-name="ce19">
            <text:p>65,66</text:p>
          </table:table-cell>
          <table:table-cell office:value-type="float" office:value="205.845" table:style-name="ce24">
            <text:p>205,85</text:p>
          </table:table-cell>
          <table:table-cell office:value-type="float" office:value="81.25" table:style-name="ce21">
            <text:p>81,25</text:p>
          </table:table-cell>
          <table:table-cell office:value-type="float" office:value="6.9444400000000002" table:style-name="ce19">
            <text:p>6,94</text:p>
          </table:table-cell>
          <table:table-cell office:value-type="float" office:value="66.388900000000007" table:style-name="ce19">
            <text:p>66,39</text:p>
          </table:table-cell>
          <table:table-cell office:value-type="float" office:value="104.965" table:style-name="ce25">
            <text:p>104,97</text:p>
          </table:table-cell>
          <table:table-cell office:value-type="float" office:value="81.159400000000005" table:style-name="ce19">
            <text:p>81,16</text:p>
          </table:table-cell>
          <table:table-cell office:value-type="float" office:value="13.6364" table:style-name="ce19">
            <text:p>13,64</text:p>
          </table:table-cell>
          <table:table-cell office:value-type="float" office:value="67.654799999999994" table:style-name="ce19">
            <text:p>67,65</text:p>
          </table:table-cell>
          <table:table-cell office:value-type="float" office:value="93.067700000000002" table:style-name="ce24">
            <text:p>93,07</text:p>
          </table:table-cell>
          <table:table-cell table:style-name="ce1"/>
          <table:table-cell office:value-type="string" table:style-name="ce18">
            <text:p>Partición 5</text:p>
          </table:table-cell>
          <table:table-cell office:value-type="float" office:value="65.789500000000004" table:style-name="ce19">
            <text:p>65,79</text:p>
          </table:table-cell>
          <table:table-cell office:value-type="float" office:value="75" table:style-name="ce19">
            <text:p>75,00</text:p>
          </table:table-cell>
          <table:table-cell office:value-type="float" office:value="67.631600000000006" table:style-name="ce19">
            <text:p>67,63</text:p>
          </table:table-cell>
          <table:table-cell office:value-type="float" office:value="5.7433899999999998" table:style-name="ce24">
            <text:p>5,74</text:p>
          </table:table-cell>
          <table:table-cell office:value-type="float" office:value="82.8125" table:style-name="ce21">
            <text:p>82,81</text:p>
          </table:table-cell>
          <table:table-cell office:value-type="float" office:value="26.3889" table:style-name="ce19">
            <text:p>26,39</text:p>
          </table:table-cell>
          <table:table-cell office:value-type="float" office:value="71.527799999999999" table:style-name="ce19">
            <text:p>71,53</text:p>
          </table:table-cell>
          <table:table-cell office:value-type="float" office:value="28.450700000000001" table:style-name="ce25">
            <text:p>28,45</text:p>
          </table:table-cell>
          <table:table-cell office:value-type="float" office:value="84.058000000000007" table:style-name="ce19">
            <text:p>84,06</text:p>
          </table:table-cell>
          <table:table-cell office:value-type="float" office:value="38.636400000000002" table:style-name="ce19">
            <text:p>38,64</text:p>
          </table:table-cell>
          <table:table-cell office:value-type="float" office:value="74.973600000000005" table:style-name="ce19">
            <text:p>74,97</text:p>
          </table:table-cell>
          <table:table-cell office:value-type="float" office:value="20.868300000000001" table:style-name="ce24">
            <text:p>20,87</text:p>
          </table:table-cell>
          <table:table-cell table:style-name="ce1"/>
          <table:table-cell office:value-type="string" table:style-name="ce18">
            <text:p>Partición 5</text:p>
          </table:table-cell>
          <table:table-cell office:value-type="float" office:value="71.710499999999996" table:style-name="ce19">
            <text:p>71,71</text:p>
          </table:table-cell>
          <table:table-cell office:value-type="float" office:value="100" table:style-name="ce19">
            <text:p>100,00</text:p>
          </table:table-cell>
          <table:table-cell office:value-type="float" office:value="77.368399999999994" table:style-name="ce19">
            <text:p>77,37</text:p>
          </table:table-cell>
          <table:table-cell office:value-type="float" office:value="204.81800000000001" table:style-name="ce24">
            <text:p>204,82</text:p>
          </table:table-cell>
          <table:table-cell office:value-type="float" office:value="84.375" table:style-name="ce21">
            <text:p>84,38</text:p>
          </table:table-cell>
          <table:table-cell office:value-type="float" office:value="63.8889" table:style-name="ce19">
            <text:p>63,89</text:p>
          </table:table-cell>
          <table:table-cell office:value-type="float" office:value="80.277799999999999" table:style-name="ce19">
            <text:p>80,28</text:p>
          </table:table-cell>
          <table:table-cell office:value-type="float" office:value="104.64400000000001" table:style-name="ce25">
            <text:p>104,64</text:p>
          </table:table-cell>
          <table:table-cell office:value-type="float" office:value="85.507199999999997" table:style-name="ce19">
            <text:p>85,51</text:p>
          </table:table-cell>
          <table:table-cell office:value-type="float" office:value="77.2727" table:style-name="ce19">
            <text:p>77,27</text:p>
          </table:table-cell>
          <table:table-cell office:value-type="float" office:value="83.860299999999995" table:style-name="ce19">
            <text:p>83,86</text:p>
          </table:table-cell>
          <table:table-cell office:value-type="float" office:value="95.617099999999994" table:style-name="ce24">
            <text:p>95,62</text:p>
          </table:table-cell>
          <table:table-cell table:number-columns-repeated="16329"/>
        </table:table-row>
        <table:table-row table:style-name="ro4">
          <table:table-cell office:value-type="string" table:style-name="ce26">
            <text:p>Media</text:p>
          </table:table-cell>
          <table:table-cell office:value-type="float" office:value="67.838300000000004" table:style-name="ce12">
            <text:p>67,84</text:p>
          </table:table-cell>
          <table:table-cell office:value-type="float" office:value="5" table:style-name="ce12">
            <text:p>5,00</text:p>
          </table:table-cell>
          <table:table-cell office:value-type="float" office:value="55.270699999999998" table:style-name="ce12">
            <text:p>55,27</text:p>
          </table:table-cell>
          <table:table-cell office:value-type="float" office:value="3.0054600000000001E-2" table:style-name="ce13">
            <text:p>0,030</text:p>
          </table:table-cell>
          <table:table-cell office:value-type="float" office:value="76.875" table:formula="of:=AVERAGE([.F16:.F20])" table:style-name="ce14">
            <text:p>76,88</text:p>
          </table:table-cell>
          <table:table-cell office:value-type="float" office:value="5.8333320000000004" table:formula="of:=AVERAGE([.G16:.G20])" table:style-name="ce14">
            <text:p>5,83</text:p>
          </table:table-cell>
          <table:table-cell office:value-type="float" office:value="62.666679999999999" table:formula="of:=AVERAGE([.H16:.H20])" table:style-name="ce14">
            <text:p>62,67</text:p>
          </table:table-cell>
          <table:table-cell office:value-type="float" office:value="1.4164E-2" table:formula="of:=AVERAGE([.I16:.I20])" table:style-name="ce27">
            <text:p>0,01</text:p>
          </table:table-cell>
          <table:table-cell office:value-type="float" office:value="85.084880000000013" table:formula="of:=AVERAGE([.J16:.J20])" table:style-name="ce14">
            <text:p>85,08</text:p>
          </table:table-cell>
          <table:table-cell office:value-type="float" office:value="0" table:formula="of:=AVERAGE([.K16:.K20])" table:style-name="ce14">
            <text:p>0,00</text:p>
          </table:table-cell>
          <table:table-cell office:value-type="float" office:value="68.067920000000001" table:formula="of:=AVERAGE([.L16:.L20])" table:style-name="ce14">
            <text:p>68,07</text:p>
          </table:table-cell>
          <table:table-cell office:value-type="float" office:value="1.2834000000000002E-2" table:formula="of:=AVERAGE([.M16:.M20])" table:style-name="ce27">
            <text:p>0,01</text:p>
          </table:table-cell>
          <table:table-cell table:style-name="ce1"/>
          <table:table-cell office:value-type="string" table:style-name="ce26">
            <text:p>Media</text:p>
          </table:table-cell>
          <table:table-cell office:value-type="float" office:value="67.964799999999997" table:style-name="ce12">
            <text:p>67,96</text:p>
          </table:table-cell>
          <table:table-cell office:value-type="float" office:value="57.5" table:style-name="ce12">
            <text:p>57,50</text:p>
          </table:table-cell>
          <table:table-cell office:value-type="float" office:value="65.871799999999993" table:style-name="ce12">
            <text:p>65,87</text:p>
          </table:table-cell>
          <table:table-cell office:value-type="float" office:value="204.02099999999999" table:style-name="ce16">
            <text:p>204,02</text:p>
          </table:table-cell>
          <table:table-cell office:value-type="float" office:value="80" table:style-name="ce14">
            <text:p>80,00</text:p>
          </table:table-cell>
          <table:table-cell office:value-type="float" office:value="8.0555599999999998" table:style-name="ce12">
            <text:p>8,06</text:p>
          </table:table-cell>
          <table:table-cell office:value-type="float" office:value="65.611099999999993" table:style-name="ce12">
            <text:p>65,61</text:p>
          </table:table-cell>
          <table:table-cell office:value-type="float" office:value="105.559" table:style-name="ce28">
            <text:p>105,56</text:p>
          </table:table-cell>
          <table:table-cell office:value-type="float" office:value="84.517600000000002" table:style-name="ce12">
            <text:p>84,52</text:p>
          </table:table-cell>
          <table:table-cell office:value-type="float" office:value="10.9091" table:style-name="ce12">
            <text:p>10,91</text:p>
          </table:table-cell>
          <table:table-cell office:value-type="float" office:value="69.795900000000003" table:style-name="ce12">
            <text:p>69,80</text:p>
          </table:table-cell>
          <table:table-cell office:value-type="float" office:value="93.164900000000003" table:style-name="ce16">
            <text:p>93,16</text:p>
          </table:table-cell>
          <table:table-cell table:style-name="ce1"/>
          <table:table-cell office:value-type="string" table:style-name="ce26">
            <text:p>Media</text:p>
          </table:table-cell>
          <table:table-cell office:value-type="float" office:value="68.352699999999999" table:style-name="ce12">
            <text:p>68,35</text:p>
          </table:table-cell>
          <table:table-cell office:value-type="float" office:value="70" table:style-name="ce12">
            <text:p>70,00</text:p>
          </table:table-cell>
          <table:table-cell office:value-type="float" office:value="68.682199999999995" table:style-name="ce12">
            <text:p>68,68</text:p>
          </table:table-cell>
          <table:table-cell office:value-type="float" office:value="5.4613399999999999" table:style-name="ce16">
            <text:p>5,46</text:p>
          </table:table-cell>
          <table:table-cell office:value-type="float" office:value="78.125" table:style-name="ce14">
            <text:p>78,13</text:p>
          </table:table-cell>
          <table:table-cell office:value-type="float" office:value="34.444400000000002" table:style-name="ce12">
            <text:p>34,44</text:p>
          </table:table-cell>
          <table:table-cell office:value-type="float" office:value="69.388900000000007" table:style-name="ce12">
            <text:p>69,39</text:p>
          </table:table-cell>
          <table:table-cell office:value-type="float" office:value="29.194500000000001" table:style-name="ce28">
            <text:p>29,19</text:p>
          </table:table-cell>
          <table:table-cell office:value-type="float" office:value="84.525899999999993" table:style-name="ce12">
            <text:p>84,53</text:p>
          </table:table-cell>
          <table:table-cell office:value-type="float" office:value="40" table:style-name="ce12">
            <text:p>40,00</text:p>
          </table:table-cell>
          <table:table-cell office:value-type="float" office:value="75.620699999999999" table:style-name="ce12">
            <text:p>75,62</text:p>
          </table:table-cell>
          <table:table-cell office:value-type="float" office:value="17.666799999999999" table:style-name="ce16">
            <text:p>17,67</text:p>
          </table:table-cell>
          <table:table-cell table:style-name="ce1"/>
          <table:table-cell office:value-type="string" table:style-name="ce26">
            <text:p>Media</text:p>
          </table:table-cell>
          <table:table-cell office:value-type="float" office:value="66.809600000000003" table:style-name="ce12">
            <text:p>66,81</text:p>
          </table:table-cell>
          <table:table-cell office:value-type="float" office:value="100" table:style-name="ce12">
            <text:p>100,00</text:p>
          </table:table-cell>
          <table:table-cell office:value-type="float" office:value="73.447699999999998" table:style-name="ce12">
            <text:p>73,45</text:p>
          </table:table-cell>
          <table:table-cell office:value-type="float" office:value="203.511" table:style-name="ce16">
            <text:p>203,51</text:p>
          </table:table-cell>
          <table:table-cell office:value-type="float" office:value="75.3125" table:style-name="ce14">
            <text:p>75,31</text:p>
          </table:table-cell>
          <table:table-cell office:value-type="float" office:value="58.333300000000001" table:style-name="ce12">
            <text:p>58,33</text:p>
          </table:table-cell>
          <table:table-cell office:value-type="float" office:value="71.916700000000006" table:style-name="ce12">
            <text:p>71,92</text:p>
          </table:table-cell>
          <table:table-cell office:value-type="float" office:value="105.806" table:style-name="ce28">
            <text:p>105,81</text:p>
          </table:table-cell>
          <table:table-cell office:value-type="float" office:value="85.672899999999998" table:style-name="ce12">
            <text:p>85,67</text:p>
          </table:table-cell>
          <table:table-cell office:value-type="float" office:value="69.545500000000004" table:style-name="ce12">
            <text:p>69,55</text:p>
          </table:table-cell>
          <table:table-cell office:value-type="float" office:value="82.447400000000002" table:style-name="ce12">
            <text:p>82,45</text:p>
          </table:table-cell>
          <table:table-cell office:value-type="float" office:value="95.921899999999994" table:style-name="ce16">
            <text:p>95,92</text:p>
          </table:table-cell>
          <table:table-cell table:number-columns-repeated="1632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12" table:number-rows-spanned="1" table:style-name="ce50">
            <text:p>Resultados obtenidos por el algoritmo BL en el problema del APC</text:p>
          </table:table-cell>
          <table:covered-table-cell table:number-columns-repeated="11"/>
          <table:table-cell table:number-columns-repeated="2" table:style-name="ce1"/>
          <table:table-cell office:value-type="string" table:number-columns-spanned="12" table:number-rows-spanned="1" table:style-name="ce50">
            <text:p>Resultados obtenidos por el algoritmo AGE-BLX en el problema del APC</text:p>
          </table:table-cell>
          <table:covered-table-cell table:number-columns-repeated="11"/>
          <table:table-cell table:number-columns-repeated="2" table:style-name="ce1"/>
          <table:table-cell office:value-type="string" table:number-columns-spanned="12" table:number-rows-spanned="1" table:style-name="ce50">
            <text:p>Resultados obtenidos por el algoritmo ILS en el problema del APC</text:p>
          </table:table-cell>
          <table:covered-table-cell table:number-columns-repeated="11"/>
          <table:table-cell table:number-columns-repeated="2" table:style-name="ce1"/>
          <table:table-cell office:value-type="string" table:number-columns-spanned="12" table:number-rows-spanned="1" table:style-name="ce50">
            <text:p>Resultados obtenidos por el algoritmo COA_Memetico (Best) en el problema del APC</text:p>
          </table:table-cell>
          <table:covered-table-cell table:number-columns-repeated="11"/>
          <table:table-cell table:number-columns-repeated="16329"/>
        </table:table-row>
        <table:table-row table:style-name="ro6">
          <table:table-cell table:number-columns-spanned="1" table:number-rows-spanned="2" table:style-name="ce51"/>
          <table:table-cell office:value-type="string" table:number-columns-spanned="3" table:number-rows-spanned="1" table:style-name="ce52">
            <text:p>Diabetes</text:p>
          </table:table-cell>
          <table:covered-table-cell table:number-columns-repeated="2"/>
          <table:table-cell office:value-type="string" table:style-name="ce2">
            <text:p>Diabetes</text:p>
          </table:table-cell>
          <table:table-cell office:value-type="string" table:number-columns-spanned="3" table:number-rows-spanned="1" table:style-name="ce53">
            <text:p>Ozone</text:p>
          </table:table-cell>
          <table:covered-table-cell table:number-columns-repeated="2"/>
          <table:table-cell office:value-type="string" table:style-name="ce3">
            <text:p>Ozone</text:p>
          </table:table-cell>
          <table:table-cell office:value-type="string" table:number-columns-spanned="3" table:number-rows-spanned="1" table:style-name="ce53">
            <text:p>Spectf-heart</text:p>
          </table:table-cell>
          <table:covered-table-cell table:number-columns-repeated="2"/>
          <table:table-cell office:value-type="string" table:style-name="ce3">
            <text:p>Spectf-heart</text:p>
          </table:table-cell>
          <table:table-cell table:style-name="ce1"/>
          <table:table-cell table:number-columns-spanned="1" table:number-rows-spanned="2" table:style-name="ce51"/>
          <table:table-cell office:value-type="string" table:number-columns-spanned="3" table:number-rows-spanned="1" table:style-name="ce52">
            <text:p>Diabetes</text:p>
          </table:table-cell>
          <table:covered-table-cell table:number-columns-repeated="2"/>
          <table:table-cell office:value-type="string" table:style-name="ce4">
            <text:p>Diabetes</text:p>
          </table:table-cell>
          <table:table-cell office:value-type="string" table:number-columns-spanned="3" table:number-rows-spanned="1" table:style-name="ce54">
            <text:p>Ozone</text:p>
          </table:table-cell>
          <table:covered-table-cell table:number-columns-repeated="2"/>
          <table:table-cell office:value-type="string" table:style-name="ce5">
            <text:p>Ozone</text:p>
          </table:table-cell>
          <table:table-cell office:value-type="string" table:number-columns-spanned="3" table:number-rows-spanned="1" table:style-name="ce53">
            <text:p>Spectf-heart</text:p>
          </table:table-cell>
          <table:covered-table-cell table:number-columns-repeated="2"/>
          <table:table-cell office:value-type="string" table:style-name="ce6">
            <text:p>Spectf-heart</text:p>
          </table:table-cell>
          <table:table-cell table:style-name="ce1"/>
          <table:table-cell table:number-columns-spanned="1" table:number-rows-spanned="2" table:style-name="ce51"/>
          <table:table-cell office:value-type="string" table:number-columns-spanned="3" table:number-rows-spanned="1" table:style-name="ce52">
            <text:p>Diabetes</text:p>
          </table:table-cell>
          <table:covered-table-cell table:number-columns-repeated="2"/>
          <table:table-cell office:value-type="string" table:style-name="ce4">
            <text:p>Diabetes</text:p>
          </table:table-cell>
          <table:table-cell office:value-type="string" table:number-columns-spanned="3" table:number-rows-spanned="1" table:style-name="ce54">
            <text:p>Ozone</text:p>
          </table:table-cell>
          <table:covered-table-cell table:number-columns-repeated="2"/>
          <table:table-cell office:value-type="string" table:style-name="ce5">
            <text:p>Ozone</text:p>
          </table:table-cell>
          <table:table-cell office:value-type="string" table:number-columns-spanned="3" table:number-rows-spanned="1" table:style-name="ce53">
            <text:p>Spectf-heart</text:p>
          </table:table-cell>
          <table:covered-table-cell table:number-columns-repeated="2"/>
          <table:table-cell office:value-type="string" table:style-name="ce6">
            <text:p>Spectf-heart</text:p>
          </table:table-cell>
          <table:table-cell table:style-name="ce1"/>
          <table:table-cell table:number-columns-spanned="1" table:number-rows-spanned="2" table:style-name="ce51"/>
          <table:table-cell office:value-type="string" table:number-columns-spanned="3" table:number-rows-spanned="1" table:style-name="ce52">
            <text:p>Diabetes</text:p>
          </table:table-cell>
          <table:covered-table-cell table:number-columns-repeated="2"/>
          <table:table-cell office:value-type="string" table:style-name="ce4">
            <text:p>Diabetes</text:p>
          </table:table-cell>
          <table:table-cell office:value-type="string" table:number-columns-spanned="3" table:number-rows-spanned="1" table:style-name="ce54">
            <text:p>Ozone</text:p>
          </table:table-cell>
          <table:covered-table-cell table:number-columns-repeated="2"/>
          <table:table-cell office:value-type="string" table:style-name="ce5">
            <text:p>Ozone</text:p>
          </table:table-cell>
          <table:table-cell office:value-type="string" table:number-columns-spanned="3" table:number-rows-spanned="1" table:style-name="ce53">
            <text:p>Spectf-heart</text:p>
          </table:table-cell>
          <table:covered-table-cell table:number-columns-repeated="2"/>
          <table:table-cell office:value-type="string" table:style-name="ce6">
            <text:p>Spectf-heart</text:p>
          </table:table-cell>
          <table:table-cell table:number-columns-repeated="16329"/>
        </table:table-row>
        <table:table-row table:style-name="ro3">
          <table:covered-table-cell/>
          <table:table-cell office:value-type="string" table:style-name="ce7">
            <text:p>%_clas</text:p>
          </table:table-cell>
          <table:table-cell office:value-type="string" table:style-name="ce8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9">
            <text:p>%_clas</text:p>
          </table:table-cell>
          <table:table-cell office:value-type="string" table:style-name="ce7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8">
            <text:p>%_clas</text:p>
          </table:table-cell>
          <table:table-cell office:value-type="string" table:style-name="ce7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10">
            <text:p>T</text:p>
          </table:table-cell>
          <table:table-cell table:style-name="ce1"/>
          <table:covered-table-cell/>
          <table:table-cell office:value-type="string" table:style-name="ce7">
            <text:p>%_clas</text:p>
          </table:table-cell>
          <table:table-cell office:value-type="string" table:style-name="ce8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9">
            <text:p>%_clas</text:p>
          </table:table-cell>
          <table:table-cell office:value-type="string" table:style-name="ce7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8">
            <text:p>%_clas</text:p>
          </table:table-cell>
          <table:table-cell office:value-type="string" table:style-name="ce7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10">
            <text:p>T</text:p>
          </table:table-cell>
          <table:table-cell table:style-name="ce1"/>
          <table:covered-table-cell/>
          <table:table-cell office:value-type="string" table:style-name="ce7">
            <text:p>%_clas</text:p>
          </table:table-cell>
          <table:table-cell office:value-type="string" table:style-name="ce8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9">
            <text:p>%_clas</text:p>
          </table:table-cell>
          <table:table-cell office:value-type="string" table:style-name="ce7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8">
            <text:p>%_clas</text:p>
          </table:table-cell>
          <table:table-cell office:value-type="string" table:style-name="ce7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10">
            <text:p>T</text:p>
          </table:table-cell>
          <table:table-cell table:style-name="ce1"/>
          <table:covered-table-cell/>
          <table:table-cell office:value-type="string" table:style-name="ce7">
            <text:p>%_clas</text:p>
          </table:table-cell>
          <table:table-cell office:value-type="string" table:style-name="ce8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9">
            <text:p>%_clas</text:p>
          </table:table-cell>
          <table:table-cell office:value-type="string" table:style-name="ce7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8">
            <text:p>%_clas</text:p>
          </table:table-cell>
          <table:table-cell office:value-type="string" table:style-name="ce7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10">
            <text:p>T</text:p>
          </table:table-cell>
          <table:table-cell table:number-columns-repeated="16329"/>
        </table:table-row>
        <table:table-row table:style-name="ro3">
          <table:table-cell office:value-type="string" table:style-name="ce11">
            <text:p>Partición 1</text:p>
          </table:table-cell>
          <table:table-cell office:value-type="float" office:value="67.532499999999999" table:style-name="ce12">
            <text:p>67,53</text:p>
          </table:table-cell>
          <table:table-cell office:value-type="float" office:value="87.5" table:style-name="ce12">
            <text:p>87,50</text:p>
          </table:table-cell>
          <table:table-cell office:value-type="float" office:value="71.525999999999996" table:style-name="ce12">
            <text:p>71,53</text:p>
          </table:table-cell>
          <table:table-cell office:value-type="float" office:value="38.865299999999998" table:style-name="ce16">
            <text:p>38,87</text:p>
          </table:table-cell>
          <table:table-cell office:value-type="float" office:value="79.6875" table:style-name="ce14">
            <text:p>79,69</text:p>
          </table:table-cell>
          <table:table-cell office:value-type="float" office:value="48.6111" table:style-name="ce12">
            <text:p>48,61</text:p>
          </table:table-cell>
          <table:table-cell office:value-type="float" office:value="73.472200000000001" table:style-name="ce12">
            <text:p>73,47</text:p>
          </table:table-cell>
          <table:table-cell office:value-type="float" office:value="101.301" table:style-name="ce16">
            <text:p>101,30</text:p>
          </table:table-cell>
          <table:table-cell office:value-type="float" office:value="85.714299999999994" table:style-name="ce29">
            <text:p>85,71</text:p>
          </table:table-cell>
          <table:table-cell office:value-type="float" office:value="47.7273" table:style-name="ce12">
            <text:p>47,73</text:p>
          </table:table-cell>
          <table:table-cell office:value-type="float" office:value="78.116900000000001" table:style-name="ce12">
            <text:p>78,12</text:p>
          </table:table-cell>
          <table:table-cell office:value-type="float" office:value="68.554000000000002" table:style-name="ce16">
            <text:p>68,55</text:p>
          </table:table-cell>
          <table:table-cell table:style-name="ce1"/>
          <table:table-cell office:value-type="string" table:style-name="ce11">
            <text:p>Partición 1</text:p>
          </table:table-cell>
          <table:table-cell office:value-type="float" office:value="65.584400000000002" table:style-name="ce12">
            <text:p>65,58</text:p>
          </table:table-cell>
          <table:table-cell office:value-type="float" office:value="87.5" table:style-name="ce12">
            <text:p>87,50</text:p>
          </table:table-cell>
          <table:table-cell office:value-type="float" office:value="69.967500000000001" table:style-name="ce12">
            <text:p>69,97</text:p>
          </table:table-cell>
          <table:table-cell office:value-type="float" office:value="204.97900000000001" table:style-name="ce16">
            <text:p>204,98</text:p>
          </table:table-cell>
          <table:table-cell office:value-type="float" office:value="76.5625" table:style-name="ce14">
            <text:p>76,56</text:p>
          </table:table-cell>
          <table:table-cell office:value-type="float" office:value="38.8889" table:style-name="ce12">
            <text:p>38,89</text:p>
          </table:table-cell>
          <table:table-cell office:value-type="float" office:value="69.027799999999999" table:style-name="ce12">
            <text:p>69,03</text:p>
          </table:table-cell>
          <table:table-cell office:value-type="float" office:value="106.777" table:style-name="ce16">
            <text:p>106,78</text:p>
          </table:table-cell>
          <table:table-cell office:value-type="float" office:value="91.428600000000003" table:style-name="ce12">
            <text:p>91,43</text:p>
          </table:table-cell>
          <table:table-cell office:value-type="float" office:value="40.909100000000002" table:style-name="ce12">
            <text:p>40,91</text:p>
          </table:table-cell>
          <table:table-cell office:value-type="float" office:value="81.324700000000007" table:style-name="ce12">
            <text:p>81,32</text:p>
          </table:table-cell>
          <table:table-cell office:value-type="float" office:value="93.951499999999996" table:style-name="ce16">
            <text:p>93,95</text:p>
          </table:table-cell>
          <table:table-cell table:style-name="ce1"/>
          <table:table-cell office:value-type="string" table:style-name="ce11">
            <text:p>Partición 1</text:p>
          </table:table-cell>
          <table:table-cell office:value-type="float" office:value="71.428600000000003" table:style-name="ce12">
            <text:p>71,43</text:p>
          </table:table-cell>
          <table:table-cell office:value-type="float" office:value="75" table:style-name="ce12">
            <text:p>75,00</text:p>
          </table:table-cell>
          <table:table-cell office:value-type="float" office:value="72.142899999999997" table:style-name="ce12">
            <text:p>72,14</text:p>
          </table:table-cell>
          <table:table-cell office:value-type="float" office:value="3.2482500000000001" table:style-name="ce16">
            <text:p>3,25</text:p>
          </table:table-cell>
          <table:table-cell office:value-type="float" office:value="76.5625" table:style-name="ce14">
            <text:p>76,56</text:p>
          </table:table-cell>
          <table:table-cell office:value-type="float" office:value="51.3889" table:style-name="ce12">
            <text:p>51,39</text:p>
          </table:table-cell>
          <table:table-cell office:value-type="float" office:value="71.527799999999999" table:style-name="ce12">
            <text:p>71,53</text:p>
          </table:table-cell>
          <table:table-cell office:value-type="float" office:value="18.686299999999999" table:style-name="ce16">
            <text:p>18,69</text:p>
          </table:table-cell>
          <table:table-cell office:value-type="float" office:value="78.571399999999997" table:style-name="ce12">
            <text:p>78,57</text:p>
          </table:table-cell>
          <table:table-cell office:value-type="float" office:value="50" table:style-name="ce12">
            <text:p>50,00</text:p>
          </table:table-cell>
          <table:table-cell office:value-type="float" office:value="72.857100000000003" table:style-name="ce12">
            <text:p>72,86</text:p>
          </table:table-cell>
          <table:table-cell office:value-type="float" office:value="9.7950300000000006" table:style-name="ce16">
            <text:p>9,80</text:p>
          </table:table-cell>
          <table:table-cell table:style-name="ce1"/>
          <table:table-cell office:value-type="string" table:style-name="ce11">
            <text:p>Partición 1</text:p>
          </table:table-cell>
          <table:table-cell office:value-type="float" office:value="67.532499999999999" table:style-name="ce12">
            <text:p>67,53</text:p>
          </table:table-cell>
          <table:table-cell office:value-type="float" office:value="100" table:style-name="ce12">
            <text:p>100,00</text:p>
          </table:table-cell>
          <table:table-cell office:value-type="float" office:value="74.025999999999996" table:style-name="ce12">
            <text:p>74,03</text:p>
          </table:table-cell>
          <table:table-cell office:value-type="float" office:value="205.28299999999999" table:style-name="ce16">
            <text:p>205,28</text:p>
          </table:table-cell>
          <table:table-cell office:value-type="float" office:value="73.4375" table:style-name="ce14">
            <text:p>73,44</text:p>
          </table:table-cell>
          <table:table-cell office:value-type="float" office:value="65.277799999999999" table:style-name="ce12">
            <text:p>65,28</text:p>
          </table:table-cell>
          <table:table-cell office:value-type="float" office:value="71.805599999999998" table:style-name="ce12">
            <text:p>71,81</text:p>
          </table:table-cell>
          <table:table-cell office:value-type="float" office:value="105.584" table:style-name="ce16">
            <text:p>105,58</text:p>
          </table:table-cell>
          <table:table-cell office:value-type="float" office:value="85.714299999999994" table:style-name="ce12">
            <text:p>85,71</text:p>
          </table:table-cell>
          <table:table-cell office:value-type="float" office:value="61.363599999999998" table:style-name="ce12">
            <text:p>61,36</text:p>
          </table:table-cell>
          <table:table-cell office:value-type="float" office:value="80.844200000000001" table:style-name="ce12">
            <text:p>80,84</text:p>
          </table:table-cell>
          <table:table-cell office:value-type="float" office:value="95.398099999999999" table:style-name="ce16">
            <text:p>95,40</text:p>
          </table:table-cell>
          <table:table-cell table:number-columns-repeated="16329"/>
        </table:table-row>
        <table:table-row table:style-name="ro3">
          <table:table-cell office:value-type="string" table:style-name="ce11">
            <text:p>Partición 2</text:p>
          </table:table-cell>
          <table:table-cell office:value-type="float" office:value="66.883099999999999" table:style-name="ce12">
            <text:p>66,88</text:p>
          </table:table-cell>
          <table:table-cell office:value-type="float" office:value="87.5" table:style-name="ce12">
            <text:p>87,50</text:p>
          </table:table-cell>
          <table:table-cell office:value-type="float" office:value="71.006500000000003" table:style-name="ce12">
            <text:p>71,01</text:p>
          </table:table-cell>
          <table:table-cell office:value-type="float" office:value="46.296900000000001" table:style-name="ce16">
            <text:p>46,30</text:p>
          </table:table-cell>
          <table:table-cell office:value-type="float" office:value="76.5625" table:style-name="ce14">
            <text:p>76,56</text:p>
          </table:table-cell>
          <table:table-cell office:value-type="float" office:value="31.944400000000002" table:style-name="ce12">
            <text:p>31,94</text:p>
          </table:table-cell>
          <table:table-cell office:value-type="float" office:value="67.638900000000007" table:style-name="ce12">
            <text:p>67,64</text:p>
          </table:table-cell>
          <table:table-cell office:value-type="float" office:value="104.509" table:style-name="ce16">
            <text:p>104,51</text:p>
          </table:table-cell>
          <table:table-cell office:value-type="float" office:value="88.571399999999997" table:style-name="ce29">
            <text:p>88,57</text:p>
          </table:table-cell>
          <table:table-cell office:value-type="float" office:value="43.181800000000003" table:style-name="ce12">
            <text:p>43,18</text:p>
          </table:table-cell>
          <table:table-cell office:value-type="float" office:value="79.493499999999997" table:style-name="ce12">
            <text:p>79,49</text:p>
          </table:table-cell>
          <table:table-cell office:value-type="float" office:value="73.514300000000006" table:style-name="ce16">
            <text:p>73,51</text:p>
          </table:table-cell>
          <table:table-cell table:style-name="ce1"/>
          <table:table-cell office:value-type="string" table:style-name="ce11">
            <text:p>Partición 2</text:p>
          </table:table-cell>
          <table:table-cell office:value-type="float" office:value="59.740299999999998" table:style-name="ce12">
            <text:p>59,74</text:p>
          </table:table-cell>
          <table:table-cell office:value-type="float" office:value="100" table:style-name="ce12">
            <text:p>100,00</text:p>
          </table:table-cell>
          <table:table-cell office:value-type="float" office:value="67.792199999999994" table:style-name="ce12">
            <text:p>67,79</text:p>
          </table:table-cell>
          <table:table-cell office:value-type="float" office:value="205.40600000000001" table:style-name="ce16">
            <text:p>205,41</text:p>
          </table:table-cell>
          <table:table-cell office:value-type="float" office:value="84.375" table:style-name="ce14">
            <text:p>84,38</text:p>
          </table:table-cell>
          <table:table-cell office:value-type="float" office:value="34.722200000000001" table:style-name="ce12">
            <text:p>34,72</text:p>
          </table:table-cell>
          <table:table-cell office:value-type="float" office:value="74.444400000000002" table:style-name="ce12">
            <text:p>74,44</text:p>
          </table:table-cell>
          <table:table-cell office:value-type="float" office:value="105.46899999999999" table:style-name="ce16">
            <text:p>105,47</text:p>
          </table:table-cell>
          <table:table-cell office:value-type="float" office:value="87.142899999999997" table:style-name="ce12">
            <text:p>87,14</text:p>
          </table:table-cell>
          <table:table-cell office:value-type="float" office:value="47.7273" table:style-name="ce12">
            <text:p>47,73</text:p>
          </table:table-cell>
          <table:table-cell office:value-type="float" office:value="79.259699999999995" table:style-name="ce12">
            <text:p>79,26</text:p>
          </table:table-cell>
          <table:table-cell office:value-type="float" office:value="93.024699999999996" table:style-name="ce16">
            <text:p>93,02</text:p>
          </table:table-cell>
          <table:table-cell table:style-name="ce1"/>
          <table:table-cell office:value-type="string" table:style-name="ce11">
            <text:p>Partición 2</text:p>
          </table:table-cell>
          <table:table-cell office:value-type="float" office:value="68.831199999999995" table:style-name="ce12">
            <text:p>68,83</text:p>
          </table:table-cell>
          <table:table-cell office:value-type="float" office:value="100" table:style-name="ce12">
            <text:p>100,00</text:p>
          </table:table-cell>
          <table:table-cell office:value-type="float" office:value="75.064899999999994" table:style-name="ce12">
            <text:p>75,06</text:p>
          </table:table-cell>
          <table:table-cell office:value-type="float" office:value="4.0971200000000003" table:style-name="ce16">
            <text:p>4,10</text:p>
          </table:table-cell>
          <table:table-cell office:value-type="float" office:value="78.125" table:style-name="ce14">
            <text:p>78,13</text:p>
          </table:table-cell>
          <table:table-cell office:value-type="float" office:value="40.277799999999999" table:style-name="ce12">
            <text:p>40,28</text:p>
          </table:table-cell>
          <table:table-cell office:value-type="float" office:value="70.555599999999998" table:style-name="ce12">
            <text:p>70,56</text:p>
          </table:table-cell>
          <table:table-cell office:value-type="float" office:value="21.475100000000001" table:style-name="ce16">
            <text:p>21,48</text:p>
          </table:table-cell>
          <table:table-cell office:value-type="float" office:value="90" table:style-name="ce12">
            <text:p>90,00</text:p>
          </table:table-cell>
          <table:table-cell office:value-type="float" office:value="45.454500000000003" table:style-name="ce12">
            <text:p>45,45</text:p>
          </table:table-cell>
          <table:table-cell office:value-type="float" office:value="81.090900000000005" table:style-name="ce12">
            <text:p>81,09</text:p>
          </table:table-cell>
          <table:table-cell office:value-type="float" office:value="8.7222399999999993" table:style-name="ce16">
            <text:p>8,72</text:p>
          </table:table-cell>
          <table:table-cell table:style-name="ce1"/>
          <table:table-cell office:value-type="string" table:style-name="ce11">
            <text:p>Partición 2</text:p>
          </table:table-cell>
          <table:table-cell office:value-type="float" office:value="62.987000000000002" table:style-name="ce12">
            <text:p>62,99</text:p>
          </table:table-cell>
          <table:table-cell office:value-type="float" office:value="87.5" table:style-name="ce12">
            <text:p>87,50</text:p>
          </table:table-cell>
          <table:table-cell office:value-type="float" office:value="67.889600000000002" table:style-name="ce12">
            <text:p>67,89</text:p>
          </table:table-cell>
          <table:table-cell office:value-type="float" office:value="203.82599999999999" table:style-name="ce16">
            <text:p>203,83</text:p>
          </table:table-cell>
          <table:table-cell office:value-type="float" office:value="78.125" table:style-name="ce14">
            <text:p>78,13</text:p>
          </table:table-cell>
          <table:table-cell office:value-type="float" office:value="54.166699999999999" table:style-name="ce12">
            <text:p>54,17</text:p>
          </table:table-cell>
          <table:table-cell office:value-type="float" office:value="73.333299999999994" table:style-name="ce12">
            <text:p>73,33</text:p>
          </table:table-cell>
          <table:table-cell office:value-type="float" office:value="104.34099999999999" table:style-name="ce16">
            <text:p>104,34</text:p>
          </table:table-cell>
          <table:table-cell office:value-type="float" office:value="84.285700000000006" table:style-name="ce12">
            <text:p>84,29</text:p>
          </table:table-cell>
          <table:table-cell office:value-type="float" office:value="65.909099999999995" table:style-name="ce12">
            <text:p>65,91</text:p>
          </table:table-cell>
          <table:table-cell office:value-type="float" office:value="80.610399999999998" table:style-name="ce12">
            <text:p>80,61</text:p>
          </table:table-cell>
          <table:table-cell office:value-type="float" office:value="95.704800000000006" table:style-name="ce16">
            <text:p>95,70</text:p>
          </table:table-cell>
          <table:table-cell table:number-columns-repeated="16329"/>
        </table:table-row>
        <table:table-row table:style-name="ro3">
          <table:table-cell office:value-type="string" table:style-name="ce11">
            <text:p>Partición 3</text:p>
          </table:table-cell>
          <table:table-cell office:value-type="float" office:value="61.039000000000001" table:style-name="ce12">
            <text:p>61,04</text:p>
          </table:table-cell>
          <table:table-cell office:value-type="float" office:value="87.5" table:style-name="ce12">
            <text:p>87,50</text:p>
          </table:table-cell>
          <table:table-cell office:value-type="float" office:value="66.331199999999995" table:style-name="ce12">
            <text:p>66,33</text:p>
          </table:table-cell>
          <table:table-cell office:value-type="float" office:value="40.609299999999998" table:style-name="ce16">
            <text:p>40,61</text:p>
          </table:table-cell>
          <table:table-cell office:value-type="float" office:value="85.9375" table:style-name="ce14">
            <text:p>85,94</text:p>
          </table:table-cell>
          <table:table-cell office:value-type="float" office:value="36.1111" table:style-name="ce12">
            <text:p>36,11</text:p>
          </table:table-cell>
          <table:table-cell office:value-type="float" office:value="75.972200000000001" table:style-name="ce12">
            <text:p>75,97</text:p>
          </table:table-cell>
          <table:table-cell office:value-type="float" office:value="100.996" table:style-name="ce16">
            <text:p>101,00</text:p>
          </table:table-cell>
          <table:table-cell office:value-type="float" office:value="91.428600000000003" table:style-name="ce29">
            <text:p>91,43</text:p>
          </table:table-cell>
          <table:table-cell office:value-type="float" office:value="38.636400000000002" table:style-name="ce12">
            <text:p>38,64</text:p>
          </table:table-cell>
          <table:table-cell office:value-type="float" office:value="80.870099999999994" table:style-name="ce12">
            <text:p>80,87</text:p>
          </table:table-cell>
          <table:table-cell office:value-type="float" office:value="73.749099999999999" table:style-name="ce16">
            <text:p>73,75</text:p>
          </table:table-cell>
          <table:table-cell table:style-name="ce1"/>
          <table:table-cell office:value-type="string" table:style-name="ce11">
            <text:p>Partición 3</text:p>
          </table:table-cell>
          <table:table-cell office:value-type="float" office:value="69.480500000000006" table:style-name="ce12">
            <text:p>69,48</text:p>
          </table:table-cell>
          <table:table-cell office:value-type="float" office:value="75" table:style-name="ce12">
            <text:p>75,00</text:p>
          </table:table-cell>
          <table:table-cell office:value-type="float" office:value="70.584400000000002" table:style-name="ce12">
            <text:p>70,58</text:p>
          </table:table-cell>
          <table:table-cell office:value-type="float" office:value="206.65199999999999" table:style-name="ce16">
            <text:p>206,65</text:p>
          </table:table-cell>
          <table:table-cell office:value-type="float" office:value="78.125" table:style-name="ce14">
            <text:p>78,13</text:p>
          </table:table-cell>
          <table:table-cell office:value-type="float" office:value="40.277799999999999" table:style-name="ce12">
            <text:p>40,28</text:p>
          </table:table-cell>
          <table:table-cell office:value-type="float" office:value="70.555599999999998" table:style-name="ce12">
            <text:p>70,56</text:p>
          </table:table-cell>
          <table:table-cell office:value-type="float" office:value="106.49" table:style-name="ce16">
            <text:p>106,49</text:p>
          </table:table-cell>
          <table:table-cell office:value-type="float" office:value="92.857100000000003" table:style-name="ce12">
            <text:p>92,86</text:p>
          </table:table-cell>
          <table:table-cell office:value-type="float" office:value="36.363599999999998" table:style-name="ce12">
            <text:p>36,36</text:p>
          </table:table-cell>
          <table:table-cell office:value-type="float" office:value="81.558400000000006" table:style-name="ce12">
            <text:p>81,56</text:p>
          </table:table-cell>
          <table:table-cell office:value-type="float" office:value="93.467500000000001" table:style-name="ce16">
            <text:p>93,47</text:p>
          </table:table-cell>
          <table:table-cell table:style-name="ce1"/>
          <table:table-cell office:value-type="string" table:style-name="ce11">
            <text:p>Partición 3</text:p>
          </table:table-cell>
          <table:table-cell office:value-type="float" office:value="69.480500000000006" table:style-name="ce12">
            <text:p>69,48</text:p>
          </table:table-cell>
          <table:table-cell office:value-type="float" office:value="87.5" table:style-name="ce12">
            <text:p>87,50</text:p>
          </table:table-cell>
          <table:table-cell office:value-type="float" office:value="73.084400000000002" table:style-name="ce12">
            <text:p>73,08</text:p>
          </table:table-cell>
          <table:table-cell office:value-type="float" office:value="3.8767100000000001" table:style-name="ce16">
            <text:p>3,88</text:p>
          </table:table-cell>
          <table:table-cell office:value-type="float" office:value="78.125" table:style-name="ce14">
            <text:p>78,13</text:p>
          </table:table-cell>
          <table:table-cell office:value-type="float" office:value="40.277799999999999" table:style-name="ce12">
            <text:p>40,28</text:p>
          </table:table-cell>
          <table:table-cell office:value-type="float" office:value="70.555599999999998" table:style-name="ce12">
            <text:p>70,56</text:p>
          </table:table-cell>
          <table:table-cell office:value-type="float" office:value="19.6067" table:style-name="ce16">
            <text:p>19,61</text:p>
          </table:table-cell>
          <table:table-cell office:value-type="float" office:value="90" table:style-name="ce12">
            <text:p>90,00</text:p>
          </table:table-cell>
          <table:table-cell office:value-type="float" office:value="59.090899999999998" table:style-name="ce12">
            <text:p>59,09</text:p>
          </table:table-cell>
          <table:table-cell office:value-type="float" office:value="83.818200000000004" table:style-name="ce12">
            <text:p>83,82</text:p>
          </table:table-cell>
          <table:table-cell office:value-type="float" office:value="11.542199999999999" table:style-name="ce16">
            <text:p>11,54</text:p>
          </table:table-cell>
          <table:table-cell table:style-name="ce1"/>
          <table:table-cell office:value-type="string" table:style-name="ce11">
            <text:p>Partición 3</text:p>
          </table:table-cell>
          <table:table-cell office:value-type="float" office:value="70.779200000000003" table:style-name="ce12">
            <text:p>70,78</text:p>
          </table:table-cell>
          <table:table-cell office:value-type="float" office:value="100" table:style-name="ce12">
            <text:p>100,00</text:p>
          </table:table-cell>
          <table:table-cell office:value-type="float" office:value="76.623400000000004" table:style-name="ce12">
            <text:p>76,62</text:p>
          </table:table-cell>
          <table:table-cell office:value-type="float" office:value="206.94900000000001" table:style-name="ce16">
            <text:p>206,95</text:p>
          </table:table-cell>
          <table:table-cell office:value-type="float" office:value="79.6875" table:style-name="ce14">
            <text:p>79,69</text:p>
          </table:table-cell>
          <table:table-cell office:value-type="float" office:value="48.6111" table:style-name="ce12">
            <text:p>48,61</text:p>
          </table:table-cell>
          <table:table-cell office:value-type="float" office:value="73.472200000000001" table:style-name="ce12">
            <text:p>73,47</text:p>
          </table:table-cell>
          <table:table-cell office:value-type="float" office:value="104.852" table:style-name="ce16">
            <text:p>104,85</text:p>
          </table:table-cell>
          <table:table-cell office:value-type="float" office:value="91.428600000000003" table:style-name="ce12">
            <text:p>91,43</text:p>
          </table:table-cell>
          <table:table-cell office:value-type="float" office:value="61.363599999999998" table:style-name="ce12">
            <text:p>61,36</text:p>
          </table:table-cell>
          <table:table-cell office:value-type="float" office:value="85.415599999999998" table:style-name="ce12">
            <text:p>85,42</text:p>
          </table:table-cell>
          <table:table-cell office:value-type="float" office:value="94.697800000000001" table:style-name="ce16">
            <text:p>94,70</text:p>
          </table:table-cell>
          <table:table-cell table:number-columns-repeated="16329"/>
        </table:table-row>
        <table:table-row table:style-name="ro3">
          <table:table-cell office:value-type="string" table:style-name="ce11">
            <text:p>Partición 4</text:p>
          </table:table-cell>
          <table:table-cell office:value-type="float" office:value="67.532499999999999" table:style-name="ce12">
            <text:p>67,53</text:p>
          </table:table-cell>
          <table:table-cell office:value-type="float" office:value="100" table:style-name="ce12">
            <text:p>100,00</text:p>
          </table:table-cell>
          <table:table-cell office:value-type="float" office:value="74.025999999999996" table:style-name="ce12">
            <text:p>74,03</text:p>
          </table:table-cell>
          <table:table-cell office:value-type="float" office:value="75.166200000000003" table:style-name="ce16">
            <text:p>75,17</text:p>
          </table:table-cell>
          <table:table-cell office:value-type="float" office:value="62.5" table:style-name="ce14">
            <text:p>62,50</text:p>
          </table:table-cell>
          <table:table-cell office:value-type="float" office:value="27.777799999999999" table:style-name="ce12">
            <text:p>27,78</text:p>
          </table:table-cell>
          <table:table-cell office:value-type="float" office:value="55.555599999999998" table:style-name="ce12">
            <text:p>55,56</text:p>
          </table:table-cell>
          <table:table-cell office:value-type="float" office:value="104.319" table:style-name="ce16">
            <text:p>104,32</text:p>
          </table:table-cell>
          <table:table-cell office:value-type="float" office:value="88.571399999999997" table:style-name="ce29">
            <text:p>88,57</text:p>
          </table:table-cell>
          <table:table-cell office:value-type="float" office:value="45.454500000000003" table:style-name="ce12">
            <text:p>45,45</text:p>
          </table:table-cell>
          <table:table-cell office:value-type="float" office:value="79.948099999999997" table:style-name="ce12">
            <text:p>79,95</text:p>
          </table:table-cell>
          <table:table-cell office:value-type="float" office:value="73.765600000000006" table:style-name="ce16">
            <text:p>73,77</text:p>
          </table:table-cell>
          <table:table-cell table:style-name="ce1"/>
          <table:table-cell office:value-type="string" table:style-name="ce11">
            <text:p>Partición 4</text:p>
          </table:table-cell>
          <table:table-cell office:value-type="float" office:value="65.584400000000002" table:style-name="ce12">
            <text:p>65,58</text:p>
          </table:table-cell>
          <table:table-cell office:value-type="float" office:value="75" table:style-name="ce12">
            <text:p>75,00</text:p>
          </table:table-cell>
          <table:table-cell office:value-type="float" office:value="67.467500000000001" table:style-name="ce12">
            <text:p>67,47</text:p>
          </table:table-cell>
          <table:table-cell office:value-type="float" office:value="203.94300000000001" table:style-name="ce16">
            <text:p>203,94</text:p>
          </table:table-cell>
          <table:table-cell office:value-type="float" office:value="68.75" table:style-name="ce14">
            <text:p>68,75</text:p>
          </table:table-cell>
          <table:table-cell office:value-type="float" office:value="38.8889" table:style-name="ce12">
            <text:p>38,89</text:p>
          </table:table-cell>
          <table:table-cell office:value-type="float" office:value="62.777799999999999" table:style-name="ce12">
            <text:p>62,78</text:p>
          </table:table-cell>
          <table:table-cell office:value-type="float" office:value="105.465" table:style-name="ce16">
            <text:p>105,47</text:p>
          </table:table-cell>
          <table:table-cell office:value-type="float" office:value="85.714299999999994" table:style-name="ce12">
            <text:p>85,71</text:p>
          </table:table-cell>
          <table:table-cell office:value-type="float" office:value="38.636400000000002" table:style-name="ce12">
            <text:p>38,64</text:p>
          </table:table-cell>
          <table:table-cell office:value-type="float" office:value="76.298699999999997" table:style-name="ce12">
            <text:p>76,30</text:p>
          </table:table-cell>
          <table:table-cell office:value-type="float" office:value="92.892099999999999" table:style-name="ce16">
            <text:p>92,89</text:p>
          </table:table-cell>
          <table:table-cell table:style-name="ce1"/>
          <table:table-cell office:value-type="string" table:style-name="ce11">
            <text:p>Partición 4</text:p>
          </table:table-cell>
          <table:table-cell office:value-type="float" office:value="66.883099999999999" table:style-name="ce12">
            <text:p>66,88</text:p>
          </table:table-cell>
          <table:table-cell office:value-type="float" office:value="87.5" table:style-name="ce12">
            <text:p>87,50</text:p>
          </table:table-cell>
          <table:table-cell office:value-type="float" office:value="71.006500000000003" table:style-name="ce12">
            <text:p>71,01</text:p>
          </table:table-cell>
          <table:table-cell office:value-type="float" office:value="3.48319" table:style-name="ce16">
            <text:p>3,48</text:p>
          </table:table-cell>
          <table:table-cell office:value-type="float" office:value="75" table:style-name="ce14">
            <text:p>75,00</text:p>
          </table:table-cell>
          <table:table-cell office:value-type="float" office:value="44.444400000000002" table:style-name="ce12">
            <text:p>44,44</text:p>
          </table:table-cell>
          <table:table-cell office:value-type="float" office:value="68.888900000000007" table:style-name="ce12">
            <text:p>68,89</text:p>
          </table:table-cell>
          <table:table-cell office:value-type="float" office:value="19.597100000000001" table:style-name="ce16">
            <text:p>19,60</text:p>
          </table:table-cell>
          <table:table-cell office:value-type="float" office:value="82.857100000000003" table:style-name="ce12">
            <text:p>82,86</text:p>
          </table:table-cell>
          <table:table-cell office:value-type="float" office:value="65.909099999999995" table:style-name="ce12">
            <text:p>65,91</text:p>
          </table:table-cell>
          <table:table-cell office:value-type="float" office:value="79.467500000000001" table:style-name="ce12">
            <text:p>79,47</text:p>
          </table:table-cell>
          <table:table-cell office:value-type="float" office:value="12.020200000000001" table:style-name="ce16">
            <text:p>12,02</text:p>
          </table:table-cell>
          <table:table-cell table:style-name="ce1"/>
          <table:table-cell office:value-type="string" table:style-name="ce11">
            <text:p>Partición 4</text:p>
          </table:table-cell>
          <table:table-cell office:value-type="float" office:value="70.129900000000006" table:style-name="ce12">
            <text:p>70,13</text:p>
          </table:table-cell>
          <table:table-cell office:value-type="float" office:value="100" table:style-name="ce12">
            <text:p>100,00</text:p>
          </table:table-cell>
          <table:table-cell office:value-type="float" office:value="76.103899999999996" table:style-name="ce12">
            <text:p>76,10</text:p>
          </table:table-cell>
          <table:table-cell office:value-type="float" office:value="203.59399999999999" table:style-name="ce16">
            <text:p>203,59</text:p>
          </table:table-cell>
          <table:table-cell office:value-type="float" office:value="76.5625" table:style-name="ce14">
            <text:p>76,56</text:p>
          </table:table-cell>
          <table:table-cell office:value-type="float" office:value="56.944400000000002" table:style-name="ce12">
            <text:p>56,94</text:p>
          </table:table-cell>
          <table:table-cell office:value-type="float" office:value="72.638900000000007" table:style-name="ce12">
            <text:p>72,64</text:p>
          </table:table-cell>
          <table:table-cell office:value-type="float" office:value="105.217" table:style-name="ce16">
            <text:p>105,22</text:p>
          </table:table-cell>
          <table:table-cell office:value-type="float" office:value="84.285700000000006" table:style-name="ce12">
            <text:p>84,29</text:p>
          </table:table-cell>
          <table:table-cell office:value-type="float" office:value="65.909099999999995" table:style-name="ce12">
            <text:p>65,91</text:p>
          </table:table-cell>
          <table:table-cell office:value-type="float" office:value="80.610399999999998" table:style-name="ce12">
            <text:p>80,61</text:p>
          </table:table-cell>
          <table:table-cell office:value-type="float" office:value="94.147499999999994" table:style-name="ce16">
            <text:p>94,15</text:p>
          </table:table-cell>
          <table:table-cell table:number-columns-repeated="16329"/>
        </table:table-row>
        <table:table-row table:style-name="ro4">
          <table:table-cell office:value-type="string" table:style-name="ce18">
            <text:p>Partición 5</text:p>
          </table:table-cell>
          <table:table-cell office:value-type="float" office:value="68.421099999999996" table:style-name="ce19">
            <text:p>68,42</text:p>
          </table:table-cell>
          <table:table-cell office:value-type="float" office:value="100" table:style-name="ce19">
            <text:p>100,00</text:p>
          </table:table-cell>
          <table:table-cell office:value-type="float" office:value="74.736800000000002" table:style-name="ce19">
            <text:p>74,74</text:p>
          </table:table-cell>
          <table:table-cell office:value-type="float" office:value="57.377699999999997" table:style-name="ce24">
            <text:p>57,38</text:p>
          </table:table-cell>
          <table:table-cell office:value-type="float" office:value="82.8125" table:style-name="ce21">
            <text:p>82,81</text:p>
          </table:table-cell>
          <table:table-cell office:value-type="float" office:value="56.944400000000002" table:style-name="ce19">
            <text:p>56,94</text:p>
          </table:table-cell>
          <table:table-cell office:value-type="float" office:value="77.638900000000007" table:style-name="ce19">
            <text:p>77,64</text:p>
          </table:table-cell>
          <table:table-cell office:value-type="float" office:value="102.377" table:style-name="ce25">
            <text:p>102,38</text:p>
          </table:table-cell>
          <table:table-cell office:value-type="float" office:value="88.405799999999999" table:style-name="ce30">
            <text:p>88,41</text:p>
          </table:table-cell>
          <table:table-cell office:value-type="float" office:value="43.181800000000003" table:style-name="ce19">
            <text:p>43,18</text:p>
          </table:table-cell>
          <table:table-cell office:value-type="float" office:value="79.361000000000004" table:style-name="ce19">
            <text:p>79,36</text:p>
          </table:table-cell>
          <table:table-cell office:value-type="float" office:value="86.200500000000005" table:style-name="ce25">
            <text:p>86,20</text:p>
          </table:table-cell>
          <table:table-cell table:style-name="ce1"/>
          <table:table-cell office:value-type="string" table:style-name="ce18">
            <text:p>Partición 5</text:p>
          </table:table-cell>
          <table:table-cell office:value-type="float" office:value="65.789500000000004" table:style-name="ce19">
            <text:p>65,79</text:p>
          </table:table-cell>
          <table:table-cell office:value-type="float" office:value="87.5" table:style-name="ce19">
            <text:p>87,50</text:p>
          </table:table-cell>
          <table:table-cell office:value-type="float" office:value="70.131600000000006" table:style-name="ce19">
            <text:p>70,13</text:p>
          </table:table-cell>
          <table:table-cell office:value-type="float" office:value="206.29900000000001" table:style-name="ce24">
            <text:p>206,30</text:p>
          </table:table-cell>
          <table:table-cell office:value-type="float" office:value="76.5625" table:style-name="ce21">
            <text:p>76,56</text:p>
          </table:table-cell>
          <table:table-cell office:value-type="float" office:value="33.333300000000001" table:style-name="ce19">
            <text:p>33,33</text:p>
          </table:table-cell>
          <table:table-cell office:value-type="float" office:value="67.916700000000006" table:style-name="ce19">
            <text:p>67,92</text:p>
          </table:table-cell>
          <table:table-cell office:value-type="float" office:value="106.009" table:style-name="ce25">
            <text:p>106,01</text:p>
          </table:table-cell>
          <table:table-cell office:value-type="float" office:value="79.710099999999997" table:style-name="ce19">
            <text:p>79,71</text:p>
          </table:table-cell>
          <table:table-cell office:value-type="float" office:value="38.636400000000002" table:style-name="ce19">
            <text:p>38,64</text:p>
          </table:table-cell>
          <table:table-cell office:value-type="float" office:value="71.495400000000004" table:style-name="ce19">
            <text:p>71,50</text:p>
          </table:table-cell>
          <table:table-cell office:value-type="float" office:value="94.322299999999998" table:style-name="ce24">
            <text:p>94,32</text:p>
          </table:table-cell>
          <table:table-cell table:style-name="ce1"/>
          <table:table-cell office:value-type="string" table:style-name="ce18">
            <text:p>Partición 5</text:p>
          </table:table-cell>
          <table:table-cell office:value-type="float" office:value="62.5" table:style-name="ce19">
            <text:p>62,50</text:p>
          </table:table-cell>
          <table:table-cell office:value-type="float" office:value="87.5" table:style-name="ce19">
            <text:p>87,50</text:p>
          </table:table-cell>
          <table:table-cell office:value-type="float" office:value="67.5" table:style-name="ce19">
            <text:p>67,50</text:p>
          </table:table-cell>
          <table:table-cell office:value-type="float" office:value="3.7831800000000002" table:style-name="ce24">
            <text:p>3,78</text:p>
          </table:table-cell>
          <table:table-cell office:value-type="float" office:value="81.25" table:style-name="ce21">
            <text:p>81,25</text:p>
          </table:table-cell>
          <table:table-cell office:value-type="float" office:value="27.777799999999999" table:style-name="ce19">
            <text:p>27,78</text:p>
          </table:table-cell>
          <table:table-cell office:value-type="float" office:value="70.555599999999998" table:style-name="ce19">
            <text:p>70,56</text:p>
          </table:table-cell>
          <table:table-cell office:value-type="float" office:value="20.665099999999999" table:style-name="ce25">
            <text:p>20,67</text:p>
          </table:table-cell>
          <table:table-cell office:value-type="float" office:value="85.507199999999997" table:style-name="ce19">
            <text:p>85,51</text:p>
          </table:table-cell>
          <table:table-cell office:value-type="float" office:value="54.545499999999997" table:style-name="ce19">
            <text:p>54,55</text:p>
          </table:table-cell>
          <table:table-cell office:value-type="float" office:value="79.314899999999994" table:style-name="ce19">
            <text:p>79,31</text:p>
          </table:table-cell>
          <table:table-cell office:value-type="float" office:value="11.0991" table:style-name="ce24">
            <text:p>11,10</text:p>
          </table:table-cell>
          <table:table-cell table:style-name="ce1"/>
          <table:table-cell office:value-type="string" table:style-name="ce18">
            <text:p>Partición 5</text:p>
          </table:table-cell>
          <table:table-cell office:value-type="float" office:value="70.3947" table:style-name="ce19">
            <text:p>70,39</text:p>
          </table:table-cell>
          <table:table-cell office:value-type="float" office:value="100" table:style-name="ce19">
            <text:p>100,00</text:p>
          </table:table-cell>
          <table:table-cell office:value-type="float" office:value="76.315799999999996" table:style-name="ce19">
            <text:p>76,32</text:p>
          </table:table-cell>
          <table:table-cell office:value-type="float" office:value="207.57599999999999" table:style-name="ce24">
            <text:p>207,58</text:p>
          </table:table-cell>
          <table:table-cell office:value-type="float" office:value="82.8125" table:style-name="ce21">
            <text:p>82,81</text:p>
          </table:table-cell>
          <table:table-cell office:value-type="float" office:value="54.166699999999999" table:style-name="ce19">
            <text:p>54,17</text:p>
          </table:table-cell>
          <table:table-cell office:value-type="float" office:value="77.083299999999994" table:style-name="ce19">
            <text:p>77,08</text:p>
          </table:table-cell>
          <table:table-cell office:value-type="float" office:value="104.917" table:style-name="ce25">
            <text:p>104,92</text:p>
          </table:table-cell>
          <table:table-cell office:value-type="float" office:value="82.608699999999999" table:style-name="ce19">
            <text:p>82,61</text:p>
          </table:table-cell>
          <table:table-cell office:value-type="float" office:value="59.090899999999998" table:style-name="ce19">
            <text:p>59,09</text:p>
          </table:table-cell>
          <table:table-cell office:value-type="float" office:value="77.905100000000004" table:style-name="ce19">
            <text:p>77,91</text:p>
          </table:table-cell>
          <table:table-cell office:value-type="float" office:value="94.327399999999997" table:style-name="ce24">
            <text:p>94,33</text:p>
          </table:table-cell>
          <table:table-cell table:number-columns-repeated="16329"/>
        </table:table-row>
        <table:table-row table:style-name="ro4">
          <table:table-cell office:value-type="string" table:style-name="ce26">
            <text:p>Media</text:p>
          </table:table-cell>
          <table:table-cell office:value-type="float" office:value="66.281599999999997" table:style-name="ce12">
            <text:p>66,28</text:p>
          </table:table-cell>
          <table:table-cell office:value-type="float" office:value="92.5" table:style-name="ce12">
            <text:p>92,50</text:p>
          </table:table-cell>
          <table:table-cell office:value-type="float" office:value="71.525300000000001" table:style-name="ce12">
            <text:p>71,53</text:p>
          </table:table-cell>
          <table:table-cell office:value-type="float" office:value="51.6631" table:style-name="ce16">
            <text:p>51,66</text:p>
          </table:table-cell>
          <table:table-cell office:value-type="float" office:value="77.5" table:formula="of:=AVERAGE([.F27:.F31])" table:style-name="ce14">
            <text:p>77,50</text:p>
          </table:table-cell>
          <table:table-cell office:value-type="float" office:value="40.277759999999994" table:formula="of:=AVERAGE([.G27:.G31])" table:style-name="ce14">
            <text:p>40,28</text:p>
          </table:table-cell>
          <table:table-cell office:value-type="float" office:value="70.055560000000014" table:formula="of:=AVERAGE([.H27:.H31])" table:style-name="ce14">
            <text:p>70,06</text:p>
          </table:table-cell>
          <table:table-cell office:value-type="float" office:value="102.70039999999999" table:formula="of:=AVERAGE([.I27:.I31])" table:style-name="ce27">
            <text:p>102,70</text:p>
          </table:table-cell>
          <table:table-cell office:value-type="float" office:value="88.538299999999992" table:formula="of:=AVERAGE([.J27:.J31])" table:style-name="ce14">
            <text:p>88,54</text:p>
          </table:table-cell>
          <table:table-cell office:value-type="float" office:value="43.636360000000003" table:formula="of:=AVERAGE([.K27:.K31])" table:style-name="ce14">
            <text:p>43,64</text:p>
          </table:table-cell>
          <table:table-cell office:value-type="float" office:value="79.557919999999996" table:formula="of:=AVERAGE([.L27:.L31])" table:style-name="ce14">
            <text:p>79,56</text:p>
          </table:table-cell>
          <table:table-cell office:value-type="float" office:value="75.156700000000001" table:formula="of:=AVERAGE([.M27:.M31])" table:style-name="ce27">
            <text:p>75,16</text:p>
          </table:table-cell>
          <table:table-cell table:style-name="ce1"/>
          <table:table-cell office:value-type="string" table:style-name="ce26">
            <text:p>Media</text:p>
          </table:table-cell>
          <table:table-cell office:value-type="float" office:value="65.235799999999998" table:style-name="ce12">
            <text:p>65,24</text:p>
          </table:table-cell>
          <table:table-cell office:value-type="float" office:value="85" table:style-name="ce12">
            <text:p>85,00</text:p>
          </table:table-cell>
          <table:table-cell office:value-type="float" office:value="69.188699999999997" table:style-name="ce12">
            <text:p>69,19</text:p>
          </table:table-cell>
          <table:table-cell office:value-type="float" office:value="205.45599999999999" table:style-name="ce16">
            <text:p>205,46</text:p>
          </table:table-cell>
          <table:table-cell office:value-type="float" office:value="76.875" table:style-name="ce14">
            <text:p>76,88</text:p>
          </table:table-cell>
          <table:table-cell office:value-type="float" office:value="37.222200000000001" table:style-name="ce12">
            <text:p>37,22</text:p>
          </table:table-cell>
          <table:table-cell office:value-type="float" office:value="68.944400000000002" table:style-name="ce12">
            <text:p>68,94</text:p>
          </table:table-cell>
          <table:table-cell office:value-type="float" office:value="106.042" table:style-name="ce28">
            <text:p>106,04</text:p>
          </table:table-cell>
          <table:table-cell office:value-type="float" office:value="87.370599999999996" table:style-name="ce12">
            <text:p>87,37</text:p>
          </table:table-cell>
          <table:table-cell office:value-type="float" office:value="40.454500000000003" table:style-name="ce12">
            <text:p>40,45</text:p>
          </table:table-cell>
          <table:table-cell office:value-type="float" office:value="77.987399999999994" table:style-name="ce12">
            <text:p>77,99</text:p>
          </table:table-cell>
          <table:table-cell office:value-type="float" office:value="93.531599999999997" table:style-name="ce16">
            <text:p>93,53</text:p>
          </table:table-cell>
          <table:table-cell table:style-name="ce1"/>
          <table:table-cell office:value-type="string" table:style-name="ce26">
            <text:p>Media</text:p>
          </table:table-cell>
          <table:table-cell office:value-type="float" office:value="67.824700000000007" table:style-name="ce12">
            <text:p>67,82</text:p>
          </table:table-cell>
          <table:table-cell office:value-type="float" office:value="87.5" table:style-name="ce12">
            <text:p>87,50</text:p>
          </table:table-cell>
          <table:table-cell office:value-type="float" office:value="71.759699999999995" table:style-name="ce12">
            <text:p>71,76</text:p>
          </table:table-cell>
          <table:table-cell office:value-type="float" office:value="3.6976900000000001" table:style-name="ce16">
            <text:p>3,70</text:p>
          </table:table-cell>
          <table:table-cell office:value-type="float" office:value="77.8125" table:style-name="ce14">
            <text:p>77,81</text:p>
          </table:table-cell>
          <table:table-cell office:value-type="float" office:value="40.833300000000001" table:style-name="ce12">
            <text:p>40,83</text:p>
          </table:table-cell>
          <table:table-cell office:value-type="float" office:value="70.416700000000006" table:style-name="ce12">
            <text:p>70,42</text:p>
          </table:table-cell>
          <table:table-cell office:value-type="float" office:value="20.0061" table:style-name="ce28">
            <text:p>20,01</text:p>
          </table:table-cell>
          <table:table-cell office:value-type="float" office:value="85.387200000000007" table:style-name="ce12">
            <text:p>85,39</text:p>
          </table:table-cell>
          <table:table-cell office:value-type="float" office:value="55" table:style-name="ce12">
            <text:p>55,00</text:p>
          </table:table-cell>
          <table:table-cell office:value-type="float" office:value="79.309700000000007" table:style-name="ce12">
            <text:p>79,31</text:p>
          </table:table-cell>
          <table:table-cell office:value-type="float" office:value="10.6358" table:style-name="ce16">
            <text:p>10,64</text:p>
          </table:table-cell>
          <table:table-cell table:style-name="ce1"/>
          <table:table-cell office:value-type="string" table:style-name="ce26">
            <text:p>Media</text:p>
          </table:table-cell>
          <table:table-cell office:value-type="float" office:value="68.364699999999999" table:style-name="ce12">
            <text:p>68,36</text:p>
          </table:table-cell>
          <table:table-cell office:value-type="float" office:value="97.5" table:style-name="ce12">
            <text:p>97,50</text:p>
          </table:table-cell>
          <table:table-cell office:value-type="float" office:value="74.191699999999997" table:style-name="ce12">
            <text:p>74,19</text:p>
          </table:table-cell>
          <table:table-cell office:value-type="float" office:value="205.446" table:style-name="ce16">
            <text:p>205,45</text:p>
          </table:table-cell>
          <table:table-cell office:value-type="float" office:value="78.125" table:style-name="ce14">
            <text:p>78,13</text:p>
          </table:table-cell>
          <table:table-cell office:value-type="float" office:value="55.833300000000001" table:style-name="ce12">
            <text:p>55,83</text:p>
          </table:table-cell>
          <table:table-cell office:value-type="float" office:value="73.666700000000006" table:style-name="ce12">
            <text:p>73,67</text:p>
          </table:table-cell>
          <table:table-cell office:value-type="float" office:value="104.982" table:style-name="ce28">
            <text:p>104,98</text:p>
          </table:table-cell>
          <table:table-cell office:value-type="float" office:value="85.664599999999993" table:style-name="ce12">
            <text:p>85,66</text:p>
          </table:table-cell>
          <table:table-cell office:value-type="float" office:value="62.7273" table:style-name="ce12">
            <text:p>62,73</text:p>
          </table:table-cell>
          <table:table-cell office:value-type="float" office:value="81.077100000000002" table:style-name="ce12">
            <text:p>81,08</text:p>
          </table:table-cell>
          <table:table-cell office:value-type="float" office:value="94.855099999999993" table:style-name="ce16">
            <text:p>94,86</text:p>
          </table:table-cell>
          <table:table-cell table:number-columns-repeated="1632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4"/>
          <table:table-cell table:style-name="ce1"/>
          <table:table-cell office:value-type="string" table:number-columns-spanned="12" table:number-rows-spanned="1" table:style-name="ce50">
            <text:p>Resultados obtenidos por el algoritmo AGE-Arit en el problema del APC</text:p>
          </table:table-cell>
          <table:covered-table-cell table:number-columns-repeated="11"/>
          <table:table-cell table:number-columns-repeated="2" table:style-name="ce1"/>
          <table:table-cell office:value-type="string" table:number-columns-spanned="12" table:number-rows-spanned="1" table:style-name="ce50">
            <text:p>Resultados obtenidos por el algoritmo ILS-ES en el problema del APC</text:p>
          </table:table-cell>
          <table:covered-table-cell table:number-columns-repeated="11"/>
          <table:table-cell table:number-columns-repeated="2" table:style-name="ce1"/>
          <table:table-cell office:value-type="string" table:number-columns-spanned="12" table:number-rows-spanned="1" table:style-name="ce50">
            <text:p>Resultados obtenidos por el algoritmo COA_Caotico en el problema del APC</text:p>
          </table:table-cell>
          <table:covered-table-cell table:number-columns-repeated="11"/>
          <table:table-cell table:number-columns-repeated="16329"/>
        </table:table-row>
        <table:table-row table:style-name="ro7">
          <table:table-cell table:number-columns-repeated="14"/>
          <table:table-cell table:number-columns-spanned="1" table:number-rows-spanned="2" table:style-name="ce51"/>
          <table:table-cell office:value-type="string" table:number-columns-spanned="3" table:number-rows-spanned="1" table:style-name="ce52">
            <text:p>Diabetes</text:p>
          </table:table-cell>
          <table:covered-table-cell table:number-columns-repeated="2"/>
          <table:table-cell office:value-type="string" table:style-name="ce4">
            <text:p>Diabetes</text:p>
          </table:table-cell>
          <table:table-cell office:value-type="string" table:number-columns-spanned="3" table:number-rows-spanned="1" table:style-name="ce54">
            <text:p>Ozone</text:p>
          </table:table-cell>
          <table:covered-table-cell table:number-columns-repeated="2"/>
          <table:table-cell office:value-type="string" table:style-name="ce5">
            <text:p>Ozone</text:p>
          </table:table-cell>
          <table:table-cell office:value-type="string" table:number-columns-spanned="3" table:number-rows-spanned="1" table:style-name="ce53">
            <text:p>Spectf-heart</text:p>
          </table:table-cell>
          <table:covered-table-cell table:number-columns-repeated="2"/>
          <table:table-cell office:value-type="string" table:style-name="ce6">
            <text:p>Spectf-heart</text:p>
          </table:table-cell>
          <table:table-cell table:style-name="ce1"/>
          <table:table-cell table:number-columns-spanned="1" table:number-rows-spanned="2" table:style-name="ce51"/>
          <table:table-cell office:value-type="string" table:number-columns-spanned="3" table:number-rows-spanned="1" table:style-name="ce52">
            <text:p>Diabetes</text:p>
          </table:table-cell>
          <table:covered-table-cell table:number-columns-repeated="2"/>
          <table:table-cell office:value-type="string" table:style-name="ce4">
            <text:p>Diabetes</text:p>
          </table:table-cell>
          <table:table-cell office:value-type="string" table:number-columns-spanned="3" table:number-rows-spanned="1" table:style-name="ce54">
            <text:p>Ozone</text:p>
          </table:table-cell>
          <table:covered-table-cell table:number-columns-repeated="2"/>
          <table:table-cell office:value-type="string" table:style-name="ce5">
            <text:p>Ozone</text:p>
          </table:table-cell>
          <table:table-cell office:value-type="string" table:number-columns-spanned="3" table:number-rows-spanned="1" table:style-name="ce53">
            <text:p>Spectf-heart</text:p>
          </table:table-cell>
          <table:covered-table-cell table:number-columns-repeated="2"/>
          <table:table-cell office:value-type="string" table:style-name="ce6">
            <text:p>Spectf-heart</text:p>
          </table:table-cell>
          <table:table-cell table:style-name="ce1"/>
          <table:table-cell table:number-columns-spanned="1" table:number-rows-spanned="2" table:style-name="ce51"/>
          <table:table-cell office:value-type="string" table:number-columns-spanned="3" table:number-rows-spanned="1" table:style-name="ce52">
            <text:p>Diabetes</text:p>
          </table:table-cell>
          <table:covered-table-cell table:number-columns-repeated="2"/>
          <table:table-cell office:value-type="string" table:style-name="ce4">
            <text:p>Diabetes</text:p>
          </table:table-cell>
          <table:table-cell office:value-type="string" table:number-columns-spanned="3" table:number-rows-spanned="1" table:style-name="ce54">
            <text:p>Ozone</text:p>
          </table:table-cell>
          <table:covered-table-cell table:number-columns-repeated="2"/>
          <table:table-cell office:value-type="string" table:style-name="ce5">
            <text:p>Ozone</text:p>
          </table:table-cell>
          <table:table-cell office:value-type="string" table:number-columns-spanned="3" table:number-rows-spanned="1" table:style-name="ce53">
            <text:p>Spectf-heart</text:p>
          </table:table-cell>
          <table:covered-table-cell table:number-columns-repeated="2"/>
          <table:table-cell office:value-type="string" table:style-name="ce6">
            <text:p>Spectf-heart</text:p>
          </table:table-cell>
          <table:table-cell table:number-columns-repeated="16329"/>
        </table:table-row>
        <table:table-row table:style-name="ro3">
          <table:table-cell table:number-columns-repeated="14"/>
          <table:covered-table-cell/>
          <table:table-cell office:value-type="string" table:style-name="ce7">
            <text:p>%_clas</text:p>
          </table:table-cell>
          <table:table-cell office:value-type="string" table:style-name="ce8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9">
            <text:p>%_clas</text:p>
          </table:table-cell>
          <table:table-cell office:value-type="string" table:style-name="ce7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8">
            <text:p>%_clas</text:p>
          </table:table-cell>
          <table:table-cell office:value-type="string" table:style-name="ce7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10">
            <text:p>T</text:p>
          </table:table-cell>
          <table:table-cell table:style-name="ce1"/>
          <table:covered-table-cell/>
          <table:table-cell office:value-type="string" table:style-name="ce7">
            <text:p>%_clas</text:p>
          </table:table-cell>
          <table:table-cell office:value-type="string" table:style-name="ce8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9">
            <text:p>%_clas</text:p>
          </table:table-cell>
          <table:table-cell office:value-type="string" table:style-name="ce7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8">
            <text:p>%_clas</text:p>
          </table:table-cell>
          <table:table-cell office:value-type="string" table:style-name="ce7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10">
            <text:p>T</text:p>
          </table:table-cell>
          <table:table-cell table:style-name="ce1"/>
          <table:covered-table-cell/>
          <table:table-cell office:value-type="string" table:style-name="ce7">
            <text:p>%_clas</text:p>
          </table:table-cell>
          <table:table-cell office:value-type="string" table:style-name="ce8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9">
            <text:p>%_clas</text:p>
          </table:table-cell>
          <table:table-cell office:value-type="string" table:style-name="ce7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8">
            <text:p>%_clas</text:p>
          </table:table-cell>
          <table:table-cell office:value-type="string" table:style-name="ce7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10">
            <text:p>T</text:p>
          </table:table-cell>
          <table:table-cell table:number-columns-repeated="16329"/>
        </table:table-row>
        <table:table-row table:style-name="ro3">
          <table:table-cell table:number-columns-repeated="14"/>
          <table:table-cell office:value-type="string" table:style-name="ce11">
            <text:p>Partición 1</text:p>
          </table:table-cell>
          <table:table-cell office:value-type="float" office:value="67.532499999999999" table:style-name="ce12">
            <text:p>67,53</text:p>
          </table:table-cell>
          <table:table-cell office:value-type="float" office:value="87.5" table:style-name="ce12">
            <text:p>87,50</text:p>
          </table:table-cell>
          <table:table-cell office:value-type="float" office:value="71.525999999999996" table:style-name="ce12">
            <text:p>71,53</text:p>
          </table:table-cell>
          <table:table-cell office:value-type="float" office:value="202.715" table:style-name="ce16">
            <text:p>202,72</text:p>
          </table:table-cell>
          <table:table-cell office:value-type="float" office:value="75" table:style-name="ce14">
            <text:p>75,00</text:p>
          </table:table-cell>
          <table:table-cell office:value-type="float" office:value="27.777799999999999" table:style-name="ce12">
            <text:p>27,78</text:p>
          </table:table-cell>
          <table:table-cell office:value-type="float" office:value="65.555599999999998" table:style-name="ce12">
            <text:p>65,56</text:p>
          </table:table-cell>
          <table:table-cell office:value-type="float" office:value="105.85" table:style-name="ce16">
            <text:p>105,85</text:p>
          </table:table-cell>
          <table:table-cell office:value-type="float" office:value="82.857100000000003" table:style-name="ce12">
            <text:p>82,86</text:p>
          </table:table-cell>
          <table:table-cell office:value-type="float" office:value="43.181800000000003" table:style-name="ce12">
            <text:p>43,18</text:p>
          </table:table-cell>
          <table:table-cell office:value-type="float" office:value="74.9221" table:style-name="ce12">
            <text:p>74,92</text:p>
          </table:table-cell>
          <table:table-cell office:value-type="float" office:value="93.898799999999994" table:style-name="ce16">
            <text:p>93,90</text:p>
          </table:table-cell>
          <table:table-cell table:style-name="ce1"/>
          <table:table-cell office:value-type="string" table:style-name="ce11">
            <text:p>Partición 1</text:p>
          </table:table-cell>
          <table:table-cell office:value-type="float" office:value="68.181799999999996" table:style-name="ce12">
            <text:p>68,18</text:p>
          </table:table-cell>
          <table:table-cell office:value-type="float" office:value="87.5" table:style-name="ce12">
            <text:p>87,50</text:p>
          </table:table-cell>
          <table:table-cell office:value-type="float" office:value="72.045500000000004" table:style-name="ce12">
            <text:p>72,05</text:p>
          </table:table-cell>
          <table:table-cell office:value-type="float" office:value="75.597999999999999" table:style-name="ce16">
            <text:p>75,60</text:p>
          </table:table-cell>
          <table:table-cell office:value-type="float" office:value="73.4375" table:style-name="ce14">
            <text:p>73,44</text:p>
          </table:table-cell>
          <table:table-cell office:value-type="float" office:value="36.1111" table:style-name="ce12">
            <text:p>36,11</text:p>
          </table:table-cell>
          <table:table-cell office:value-type="float" office:value="65.972200000000001" table:style-name="ce12">
            <text:p>65,97</text:p>
          </table:table-cell>
          <table:table-cell office:value-type="float" office:value="10.1639" table:style-name="ce16">
            <text:p>10,16</text:p>
          </table:table-cell>
          <table:table-cell office:value-type="float" office:value="75.714299999999994" table:style-name="ce12">
            <text:p>75,71</text:p>
          </table:table-cell>
          <table:table-cell office:value-type="float" office:value="31.818200000000001" table:style-name="ce12">
            <text:p>31,82</text:p>
          </table:table-cell>
          <table:table-cell office:value-type="float" office:value="66.935100000000006" table:style-name="ce12">
            <text:p>66,94</text:p>
          </table:table-cell>
          <table:table-cell office:value-type="float" office:value="13.4793" table:style-name="ce16">
            <text:p>13,48</text:p>
          </table:table-cell>
          <table:table-cell table:style-name="ce1"/>
          <table:table-cell office:value-type="string" table:style-name="ce11">
            <text:p>Partición 1</text:p>
          </table:table-cell>
          <table:table-cell office:value-type="float" office:value="69.480500000000006" table:style-name="ce12">
            <text:p>69,48</text:p>
          </table:table-cell>
          <table:table-cell office:value-type="float" office:value="100" table:style-name="ce12">
            <text:p>100,00</text:p>
          </table:table-cell>
          <table:table-cell office:value-type="float" office:value="75.584400000000002" table:style-name="ce12">
            <text:p>75,58</text:p>
          </table:table-cell>
          <table:table-cell office:value-type="float" office:value="210.93899999999999" table:style-name="ce16">
            <text:p>210,94</text:p>
          </table:table-cell>
          <table:table-cell office:value-type="float" office:value="76.5625" table:style-name="ce14">
            <text:p>76,56</text:p>
          </table:table-cell>
          <table:table-cell office:value-type="float" office:value="55.555599999999998" table:style-name="ce12">
            <text:p>55,56</text:p>
          </table:table-cell>
          <table:table-cell office:value-type="float" office:value="72.361099999999993" table:style-name="ce12">
            <text:p>72,36</text:p>
          </table:table-cell>
          <table:table-cell office:value-type="float" office:value="105.511" table:style-name="ce16">
            <text:p>105,51</text:p>
          </table:table-cell>
          <table:table-cell office:value-type="float" office:value="87.142899999999997" table:style-name="ce12">
            <text:p>87,14</text:p>
          </table:table-cell>
          <table:table-cell office:value-type="float" office:value="65.909099999999995" table:style-name="ce12">
            <text:p>65,91</text:p>
          </table:table-cell>
          <table:table-cell office:value-type="float" office:value="82.896100000000004" table:style-name="ce12">
            <text:p>82,90</text:p>
          </table:table-cell>
          <table:table-cell office:value-type="float" office:value="94.488399999999999" table:style-name="ce16">
            <text:p>94,49</text:p>
          </table:table-cell>
          <table:table-cell table:number-columns-repeated="16329"/>
        </table:table-row>
        <table:table-row table:style-name="ro8">
          <table:table-cell table:number-columns-repeated="14"/>
          <table:table-cell office:value-type="string" table:style-name="ce11">
            <text:p>Partición 2</text:p>
          </table:table-cell>
          <table:table-cell office:value-type="float" office:value="69.480500000000006" table:style-name="ce12">
            <text:p>69,48</text:p>
          </table:table-cell>
          <table:table-cell office:value-type="float" office:value="87.5" table:style-name="ce12">
            <text:p>87,50</text:p>
          </table:table-cell>
          <table:table-cell office:value-type="float" office:value="73.084400000000002" table:style-name="ce12">
            <text:p>73,08</text:p>
          </table:table-cell>
          <table:table-cell office:value-type="float" office:value="204.47399999999999" table:style-name="ce16">
            <text:p>204,47</text:p>
          </table:table-cell>
          <table:table-cell office:value-type="float" office:value="84.375" table:style-name="ce14">
            <text:p>84,38</text:p>
          </table:table-cell>
          <table:table-cell office:value-type="float" office:value="34.722200000000001" table:style-name="ce12">
            <text:p>34,72</text:p>
          </table:table-cell>
          <table:table-cell office:value-type="float" office:value="74.444400000000002" table:style-name="ce12">
            <text:p>74,44</text:p>
          </table:table-cell>
          <table:table-cell office:value-type="float" office:value="106.126" table:style-name="ce16">
            <text:p>106,13</text:p>
          </table:table-cell>
          <table:table-cell office:value-type="float" office:value="88.571399999999997" table:style-name="ce12">
            <text:p>88,57</text:p>
          </table:table-cell>
          <table:table-cell office:value-type="float" office:value="40.909100000000002" table:style-name="ce12">
            <text:p>40,91</text:p>
          </table:table-cell>
          <table:table-cell office:value-type="float" office:value="79.039000000000001" table:style-name="ce12">
            <text:p>79,04</text:p>
          </table:table-cell>
          <table:table-cell office:value-type="float" office:value="93.169499999999999" table:style-name="ce16">
            <text:p>93,17</text:p>
          </table:table-cell>
          <table:table-cell table:style-name="ce1"/>
          <table:table-cell office:value-type="string" table:style-name="ce11">
            <text:p>Partición 2</text:p>
          </table:table-cell>
          <table:table-cell office:value-type="float" office:value="66.233800000000002" table:style-name="ce12">
            <text:p>66,23</text:p>
          </table:table-cell>
          <table:table-cell office:value-type="float" office:value="87.5" table:style-name="ce12">
            <text:p>87,50</text:p>
          </table:table-cell>
          <table:table-cell office:value-type="float" office:value="70.486999999999995" table:style-name="ce12">
            <text:p>70,49</text:p>
          </table:table-cell>
          <table:table-cell office:value-type="float" office:value="92.504999999999995" table:style-name="ce16">
            <text:p>92,51</text:p>
          </table:table-cell>
          <table:table-cell office:value-type="float" office:value="81.25" table:style-name="ce14">
            <text:p>81,25</text:p>
          </table:table-cell>
          <table:table-cell office:value-type="float" office:value="22.222200000000001" table:style-name="ce12">
            <text:p>22,22</text:p>
          </table:table-cell>
          <table:table-cell office:value-type="float" office:value="69.444400000000002" table:style-name="ce12">
            <text:p>69,44</text:p>
          </table:table-cell>
          <table:table-cell office:value-type="float" office:value="8.6045999999999996" table:style-name="ce16">
            <text:p>8,60</text:p>
          </table:table-cell>
          <table:table-cell office:value-type="float" office:value="78.571399999999997" table:style-name="ce12">
            <text:p>78,57</text:p>
          </table:table-cell>
          <table:table-cell office:value-type="float" office:value="47.7273" table:style-name="ce12">
            <text:p>47,73</text:p>
          </table:table-cell>
          <table:table-cell office:value-type="float" office:value="72.402600000000007" table:style-name="ce12">
            <text:p>72,40</text:p>
          </table:table-cell>
          <table:table-cell office:value-type="float" office:value="14.4053" table:style-name="ce16">
            <text:p>14,41</text:p>
          </table:table-cell>
          <table:table-cell table:style-name="ce1"/>
          <table:table-cell office:value-type="string" table:style-name="ce11">
            <text:p>Partición 2</text:p>
          </table:table-cell>
          <table:table-cell office:value-type="float" office:value="69.480500000000006" table:style-name="ce12">
            <text:p>69,48</text:p>
          </table:table-cell>
          <table:table-cell office:value-type="float" office:value="100" table:style-name="ce12">
            <text:p>100,00</text:p>
          </table:table-cell>
          <table:table-cell office:value-type="float" office:value="75.584400000000002" table:style-name="ce12">
            <text:p>75,58</text:p>
          </table:table-cell>
          <table:table-cell office:value-type="float" office:value="209.477" table:style-name="ce16">
            <text:p>209,48</text:p>
          </table:table-cell>
          <table:table-cell office:value-type="float" office:value="79.6875" table:style-name="ce14">
            <text:p>79,69</text:p>
          </table:table-cell>
          <table:table-cell office:value-type="float" office:value="52.777799999999999" table:style-name="ce12">
            <text:p>52,78</text:p>
          </table:table-cell>
          <table:table-cell office:value-type="float" office:value="74.305599999999998" table:style-name="ce12">
            <text:p>74,31</text:p>
          </table:table-cell>
          <table:table-cell office:value-type="float" office:value="105.325" table:style-name="ce16">
            <text:p>105,33</text:p>
          </table:table-cell>
          <table:table-cell office:value-type="float" office:value="85.714299999999994" table:style-name="ce12">
            <text:p>85,71</text:p>
          </table:table-cell>
          <table:table-cell office:value-type="float" office:value="72.7273" table:style-name="ce12">
            <text:p>72,73</text:p>
          </table:table-cell>
          <table:table-cell office:value-type="float" office:value="83.116900000000001" table:style-name="ce12">
            <text:p>83,12</text:p>
          </table:table-cell>
          <table:table-cell office:value-type="float" office:value="94.286600000000007" table:style-name="ce16">
            <text:p>94,29</text:p>
          </table:table-cell>
          <table:table-cell table:number-columns-repeated="16329"/>
        </table:table-row>
        <table:table-row table:style-name="ro8">
          <table:table-cell table:number-columns-repeated="14"/>
          <table:table-cell office:value-type="string" table:style-name="ce11">
            <text:p>Partición 3</text:p>
          </table:table-cell>
          <table:table-cell office:value-type="float" office:value="72.0779" table:style-name="ce12">
            <text:p>72,08</text:p>
          </table:table-cell>
          <table:table-cell office:value-type="float" office:value="87.5" table:style-name="ce12">
            <text:p>87,50</text:p>
          </table:table-cell>
          <table:table-cell office:value-type="float" office:value="75.162300000000002" table:style-name="ce12">
            <text:p>75,16</text:p>
          </table:table-cell>
          <table:table-cell office:value-type="float" office:value="205.59899999999999" table:style-name="ce16">
            <text:p>205,60</text:p>
          </table:table-cell>
          <table:table-cell office:value-type="float" office:value="81.25" table:style-name="ce14">
            <text:p>81,25</text:p>
          </table:table-cell>
          <table:table-cell office:value-type="float" office:value="36.1111" table:style-name="ce12">
            <text:p>36,11</text:p>
          </table:table-cell>
          <table:table-cell office:value-type="float" office:value="72.222200000000001" table:style-name="ce12">
            <text:p>72,22</text:p>
          </table:table-cell>
          <table:table-cell office:value-type="float" office:value="106.09399999999999" table:style-name="ce16">
            <text:p>106,09</text:p>
          </table:table-cell>
          <table:table-cell office:value-type="float" office:value="87.142899999999997" table:style-name="ce12">
            <text:p>87,14</text:p>
          </table:table-cell>
          <table:table-cell office:value-type="float" office:value="40.909100000000002" table:style-name="ce12">
            <text:p>40,91</text:p>
          </table:table-cell>
          <table:table-cell office:value-type="float" office:value="77.896100000000004" table:style-name="ce12">
            <text:p>77,90</text:p>
          </table:table-cell>
          <table:table-cell office:value-type="float" office:value="93.323400000000007" table:style-name="ce16">
            <text:p>93,32</text:p>
          </table:table-cell>
          <table:table-cell table:style-name="ce1"/>
          <table:table-cell office:value-type="string" table:style-name="ce11">
            <text:p>Partición 3</text:p>
          </table:table-cell>
          <table:table-cell office:value-type="float" office:value="72.0779" table:style-name="ce12">
            <text:p>72,08</text:p>
          </table:table-cell>
          <table:table-cell office:value-type="float" office:value="87.5" table:style-name="ce12">
            <text:p>87,50</text:p>
          </table:table-cell>
          <table:table-cell office:value-type="float" office:value="75.162300000000002" table:style-name="ce12">
            <text:p>75,16</text:p>
          </table:table-cell>
          <table:table-cell office:value-type="float" office:value="74.411500000000004" table:style-name="ce16">
            <text:p>74,41</text:p>
          </table:table-cell>
          <table:table-cell office:value-type="float" office:value="78.125" table:style-name="ce14">
            <text:p>78,13</text:p>
          </table:table-cell>
          <table:table-cell office:value-type="float" office:value="26.3889" table:style-name="ce12">
            <text:p>26,39</text:p>
          </table:table-cell>
          <table:table-cell office:value-type="float" office:value="67.777799999999999" table:style-name="ce12">
            <text:p>67,78</text:p>
          </table:table-cell>
          <table:table-cell office:value-type="float" office:value="10.1273" table:style-name="ce16">
            <text:p>10,13</text:p>
          </table:table-cell>
          <table:table-cell office:value-type="float" office:value="91.428600000000003" table:style-name="ce12">
            <text:p>91,43</text:p>
          </table:table-cell>
          <table:table-cell office:value-type="float" office:value="31.818200000000001" table:style-name="ce12">
            <text:p>31,82</text:p>
          </table:table-cell>
          <table:table-cell office:value-type="float" office:value="79.506500000000003" table:style-name="ce12">
            <text:p>79,51</text:p>
          </table:table-cell>
          <table:table-cell office:value-type="float" office:value="12.668900000000001" table:style-name="ce16">
            <text:p>12,67</text:p>
          </table:table-cell>
          <table:table-cell table:style-name="ce1"/>
          <table:table-cell office:value-type="string" table:style-name="ce11">
            <text:p>Partición 3</text:p>
          </table:table-cell>
          <table:table-cell office:value-type="float" office:value="66.883099999999999" table:style-name="ce12">
            <text:p>66,88</text:p>
          </table:table-cell>
          <table:table-cell office:value-type="float" office:value="100" table:style-name="ce12">
            <text:p>100,00</text:p>
          </table:table-cell>
          <table:table-cell office:value-type="float" office:value="73.506500000000003" table:style-name="ce12">
            <text:p>73,51</text:p>
          </table:table-cell>
          <table:table-cell office:value-type="float" office:value="208.554" table:style-name="ce16">
            <text:p>208,55</text:p>
          </table:table-cell>
          <table:table-cell office:value-type="float" office:value="79.6875" table:style-name="ce14">
            <text:p>79,69</text:p>
          </table:table-cell>
          <table:table-cell office:value-type="float" office:value="62.5" table:style-name="ce12">
            <text:p>62,50</text:p>
          </table:table-cell>
          <table:table-cell office:value-type="float" office:value="76.25" table:style-name="ce12">
            <text:p>76,25</text:p>
          </table:table-cell>
          <table:table-cell office:value-type="float" office:value="105.40600000000001" table:style-name="ce16">
            <text:p>105,41</text:p>
          </table:table-cell>
          <table:table-cell office:value-type="float" office:value="90" table:style-name="ce12">
            <text:p>90,00</text:p>
          </table:table-cell>
          <table:table-cell office:value-type="float" office:value="75" table:style-name="ce12">
            <text:p>75,00</text:p>
          </table:table-cell>
          <table:table-cell office:value-type="float" office:value="87" table:style-name="ce12">
            <text:p>87,00</text:p>
          </table:table-cell>
          <table:table-cell office:value-type="float" office:value="93.766000000000005" table:style-name="ce16">
            <text:p>93,77</text:p>
          </table:table-cell>
          <table:table-cell table:number-columns-repeated="16329"/>
        </table:table-row>
        <table:table-row table:style-name="ro8">
          <table:table-cell table:number-columns-repeated="14"/>
          <table:table-cell office:value-type="string" table:style-name="ce11">
            <text:p>Partición 4</text:p>
          </table:table-cell>
          <table:table-cell office:value-type="float" office:value="67.532499999999999" table:style-name="ce12">
            <text:p>67,53</text:p>
          </table:table-cell>
          <table:table-cell office:value-type="float" office:value="87.5" table:style-name="ce12">
            <text:p>87,50</text:p>
          </table:table-cell>
          <table:table-cell office:value-type="float" office:value="71.525999999999996" table:style-name="ce12">
            <text:p>71,53</text:p>
          </table:table-cell>
          <table:table-cell office:value-type="float" office:value="206.636" table:style-name="ce16">
            <text:p>206,64</text:p>
          </table:table-cell>
          <table:table-cell office:value-type="float" office:value="78.125" table:style-name="ce14">
            <text:p>78,13</text:p>
          </table:table-cell>
          <table:table-cell office:value-type="float" office:value="25" table:style-name="ce12">
            <text:p>25,00</text:p>
          </table:table-cell>
          <table:table-cell office:value-type="float" office:value="67.5" table:style-name="ce12">
            <text:p>67,50</text:p>
          </table:table-cell>
          <table:table-cell office:value-type="float" office:value="106.815" table:style-name="ce16">
            <text:p>106,82</text:p>
          </table:table-cell>
          <table:table-cell office:value-type="float" office:value="85.714299999999994" table:style-name="ce12">
            <text:p>85,71</text:p>
          </table:table-cell>
          <table:table-cell office:value-type="float" office:value="38.636400000000002" table:style-name="ce12">
            <text:p>38,64</text:p>
          </table:table-cell>
          <table:table-cell office:value-type="float" office:value="76.298699999999997" table:style-name="ce12">
            <text:p>76,30</text:p>
          </table:table-cell>
          <table:table-cell office:value-type="float" office:value="92.898799999999994" table:style-name="ce16">
            <text:p>92,90</text:p>
          </table:table-cell>
          <table:table-cell table:style-name="ce1"/>
          <table:table-cell office:value-type="string" table:style-name="ce11">
            <text:p>Partición 4</text:p>
          </table:table-cell>
          <table:table-cell office:value-type="float" office:value="70.129900000000006" table:style-name="ce12">
            <text:p>70,13</text:p>
          </table:table-cell>
          <table:table-cell office:value-type="float" office:value="87.5" table:style-name="ce12">
            <text:p>87,50</text:p>
          </table:table-cell>
          <table:table-cell office:value-type="float" office:value="73.603899999999996" table:style-name="ce12">
            <text:p>73,60</text:p>
          </table:table-cell>
          <table:table-cell office:value-type="float" office:value="72.965900000000005" table:style-name="ce16">
            <text:p>72,97</text:p>
          </table:table-cell>
          <table:table-cell office:value-type="float" office:value="73.4375" table:style-name="ce14">
            <text:p>73,44</text:p>
          </table:table-cell>
          <table:table-cell office:value-type="float" office:value="23.6111" table:style-name="ce12">
            <text:p>23,61</text:p>
          </table:table-cell>
          <table:table-cell office:value-type="float" office:value="63.472200000000001" table:style-name="ce12">
            <text:p>63,47</text:p>
          </table:table-cell>
          <table:table-cell office:value-type="float" office:value="8.4346300000000003" table:style-name="ce16">
            <text:p>8,43</text:p>
          </table:table-cell>
          <table:table-cell office:value-type="float" office:value="78.571399999999997" table:style-name="ce12">
            <text:p>78,57</text:p>
          </table:table-cell>
          <table:table-cell office:value-type="float" office:value="36.363599999999998" table:style-name="ce12">
            <text:p>36,36</text:p>
          </table:table-cell>
          <table:table-cell office:value-type="float" office:value="70.129900000000006" table:style-name="ce12">
            <text:p>70,13</text:p>
          </table:table-cell>
          <table:table-cell office:value-type="float" office:value="14.424300000000001" table:style-name="ce16">
            <text:p>14,42</text:p>
          </table:table-cell>
          <table:table-cell table:style-name="ce1"/>
          <table:table-cell office:value-type="string" table:style-name="ce11">
            <text:p>Partición 4</text:p>
          </table:table-cell>
          <table:table-cell office:value-type="float" office:value="72.0779" table:style-name="ce12">
            <text:p>72,08</text:p>
          </table:table-cell>
          <table:table-cell office:value-type="float" office:value="100" table:style-name="ce12">
            <text:p>100,00</text:p>
          </table:table-cell>
          <table:table-cell office:value-type="float" office:value="77.662300000000002" table:style-name="ce12">
            <text:p>77,66</text:p>
          </table:table-cell>
          <table:table-cell office:value-type="float" office:value="210.31200000000001" table:style-name="ce16">
            <text:p>210,31</text:p>
          </table:table-cell>
          <table:table-cell office:value-type="float" office:value="70.3125" table:style-name="ce14">
            <text:p>70,31</text:p>
          </table:table-cell>
          <table:table-cell office:value-type="float" office:value="56.944400000000002" table:style-name="ce12">
            <text:p>56,94</text:p>
          </table:table-cell>
          <table:table-cell office:value-type="float" office:value="67.638900000000007" table:style-name="ce12">
            <text:p>67,64</text:p>
          </table:table-cell>
          <table:table-cell office:value-type="float" office:value="105.02500000000001" table:style-name="ce16">
            <text:p>105,03</text:p>
          </table:table-cell>
          <table:table-cell office:value-type="float" office:value="85.714299999999994" table:style-name="ce12">
            <text:p>85,71</text:p>
          </table:table-cell>
          <table:table-cell office:value-type="float" office:value="81.818200000000004" table:style-name="ce12">
            <text:p>81,82</text:p>
          </table:table-cell>
          <table:table-cell office:value-type="float" office:value="84.935100000000006" table:style-name="ce12">
            <text:p>84,94</text:p>
          </table:table-cell>
          <table:table-cell office:value-type="float" office:value="94.694500000000005" table:style-name="ce16">
            <text:p>94,69</text:p>
          </table:table-cell>
          <table:table-cell table:number-columns-repeated="16329"/>
        </table:table-row>
        <table:table-row table:style-name="ro8">
          <table:table-cell table:number-columns-repeated="14"/>
          <table:table-cell office:value-type="string" table:style-name="ce18">
            <text:p>Partición 5</text:p>
          </table:table-cell>
          <table:table-cell office:value-type="float" office:value="66.447400000000002" table:style-name="ce19">
            <text:p>66,45</text:p>
          </table:table-cell>
          <table:table-cell office:value-type="float" office:value="75" table:style-name="ce19">
            <text:p>75,00</text:p>
          </table:table-cell>
          <table:table-cell office:value-type="float" office:value="68.157899999999998" table:style-name="ce19">
            <text:p>68,16</text:p>
          </table:table-cell>
          <table:table-cell office:value-type="float" office:value="204.649" table:style-name="ce24">
            <text:p>204,65</text:p>
          </table:table-cell>
          <table:table-cell office:value-type="float" office:value="82.8125" table:style-name="ce21">
            <text:p>82,81</text:p>
          </table:table-cell>
          <table:table-cell office:value-type="float" office:value="34.722200000000001" table:style-name="ce19">
            <text:p>34,72</text:p>
          </table:table-cell>
          <table:table-cell office:value-type="float" office:value="73.194400000000002" table:style-name="ce19">
            <text:p>73,19</text:p>
          </table:table-cell>
          <table:table-cell office:value-type="float" office:value="105.524" table:style-name="ce25">
            <text:p>105,52</text:p>
          </table:table-cell>
          <table:table-cell office:value-type="float" office:value="82.608699999999999" table:style-name="ce19">
            <text:p>82,61</text:p>
          </table:table-cell>
          <table:table-cell office:value-type="float" office:value="31.818200000000001" table:style-name="ce19">
            <text:p>31,82</text:p>
          </table:table-cell>
          <table:table-cell office:value-type="float" office:value="72.450599999999994" table:style-name="ce19">
            <text:p>72,45</text:p>
          </table:table-cell>
          <table:table-cell office:value-type="float" office:value="93.867500000000007" table:style-name="ce24">
            <text:p>93,87</text:p>
          </table:table-cell>
          <table:table-cell table:style-name="ce1"/>
          <table:table-cell office:value-type="string" table:style-name="ce18">
            <text:p>Partición 5</text:p>
          </table:table-cell>
          <table:table-cell office:value-type="float" office:value="67.1053" table:style-name="ce19">
            <text:p>67,11</text:p>
          </table:table-cell>
          <table:table-cell office:value-type="float" office:value="87.5" table:style-name="ce19">
            <text:p>87,50</text:p>
          </table:table-cell>
          <table:table-cell office:value-type="float" office:value="71.184200000000004" table:style-name="ce19">
            <text:p>71,18</text:p>
          </table:table-cell>
          <table:table-cell office:value-type="float" office:value="70.247500000000002" table:style-name="ce24">
            <text:p>70,25</text:p>
          </table:table-cell>
          <table:table-cell office:value-type="float" office:value="79.6875" table:style-name="ce21">
            <text:p>79,69</text:p>
          </table:table-cell>
          <table:table-cell office:value-type="float" office:value="27.777799999999999" table:style-name="ce19">
            <text:p>27,78</text:p>
          </table:table-cell>
          <table:table-cell office:value-type="float" office:value="69.305599999999998" table:style-name="ce19">
            <text:p>69,31</text:p>
          </table:table-cell>
          <table:table-cell office:value-type="float" office:value="8.0458800000000004" table:style-name="ce25">
            <text:p>8,05</text:p>
          </table:table-cell>
          <table:table-cell office:value-type="float" office:value="82.608699999999999" table:style-name="ce19">
            <text:p>82,61</text:p>
          </table:table-cell>
          <table:table-cell office:value-type="float" office:value="43.181800000000003" table:style-name="ce19">
            <text:p>43,18</text:p>
          </table:table-cell>
          <table:table-cell office:value-type="float" office:value="74.723299999999995" table:style-name="ce19">
            <text:p>74,72</text:p>
          </table:table-cell>
          <table:table-cell office:value-type="float" office:value="12.992800000000001" table:style-name="ce24">
            <text:p>12,99</text:p>
          </table:table-cell>
          <table:table-cell table:style-name="ce1"/>
          <table:table-cell office:value-type="string" table:style-name="ce18">
            <text:p>Partición 5</text:p>
          </table:table-cell>
          <table:table-cell office:value-type="float" office:value="73.026300000000006" table:style-name="ce19">
            <text:p>73,03</text:p>
          </table:table-cell>
          <table:table-cell office:value-type="float" office:value="100" table:style-name="ce19">
            <text:p>100,00</text:p>
          </table:table-cell>
          <table:table-cell office:value-type="float" office:value="78.421099999999996" table:style-name="ce19">
            <text:p>78,42</text:p>
          </table:table-cell>
          <table:table-cell office:value-type="float" office:value="210.95099999999999" table:style-name="ce24">
            <text:p>210,95</text:p>
          </table:table-cell>
          <table:table-cell office:value-type="float" office:value="79.6875" table:style-name="ce21">
            <text:p>79,69</text:p>
          </table:table-cell>
          <table:table-cell office:value-type="float" office:value="56.944400000000002" table:style-name="ce19">
            <text:p>56,94</text:p>
          </table:table-cell>
          <table:table-cell office:value-type="float" office:value="75.138900000000007" table:style-name="ce19">
            <text:p>75,14</text:p>
          </table:table-cell>
          <table:table-cell office:value-type="float" office:value="105.13800000000001" table:style-name="ce25">
            <text:p>105,14</text:p>
          </table:table-cell>
          <table:table-cell office:value-type="float" office:value="84.058000000000007" table:style-name="ce19">
            <text:p>84,06</text:p>
          </table:table-cell>
          <table:table-cell office:value-type="float" office:value="65.909099999999995" table:style-name="ce19">
            <text:p>65,91</text:p>
          </table:table-cell>
          <table:table-cell office:value-type="float" office:value="80.428200000000004" table:style-name="ce19">
            <text:p>80,43</text:p>
          </table:table-cell>
          <table:table-cell office:value-type="float" office:value="94.6126" table:style-name="ce24">
            <text:p>94,61</text:p>
          </table:table-cell>
          <table:table-cell table:number-columns-repeated="16329"/>
        </table:table-row>
        <table:table-row table:style-name="ro8">
          <table:table-cell table:number-columns-repeated="14"/>
          <table:table-cell office:value-type="string" table:style-name="ce26">
            <text:p>Media</text:p>
          </table:table-cell>
          <table:table-cell office:value-type="float" office:value="68.614099999999993" table:style-name="ce12">
            <text:p>68,61</text:p>
          </table:table-cell>
          <table:table-cell office:value-type="float" office:value="85" table:style-name="ce12">
            <text:p>85,00</text:p>
          </table:table-cell>
          <table:table-cell office:value-type="float" office:value="71.891300000000001" table:style-name="ce12">
            <text:p>71,89</text:p>
          </table:table-cell>
          <table:table-cell office:value-type="float" office:value="204.81399999999999" table:style-name="ce16">
            <text:p>204,81</text:p>
          </table:table-cell>
          <table:table-cell office:value-type="float" office:value="80.3125" table:style-name="ce14">
            <text:p>80,31</text:p>
          </table:table-cell>
          <table:table-cell office:value-type="float" office:value="31.666699999999999" table:style-name="ce12">
            <text:p>31,67</text:p>
          </table:table-cell>
          <table:table-cell office:value-type="float" office:value="70.583299999999994" table:style-name="ce12">
            <text:p>70,58</text:p>
          </table:table-cell>
          <table:table-cell office:value-type="float" office:value="106.08199999999999" table:style-name="ce28">
            <text:p>106,08</text:p>
          </table:table-cell>
          <table:table-cell office:value-type="float" office:value="85.378900000000002" table:style-name="ce12">
            <text:p>85,38</text:p>
          </table:table-cell>
          <table:table-cell office:value-type="float" office:value="39.090899999999998" table:style-name="ce12">
            <text:p>39,09</text:p>
          </table:table-cell>
          <table:table-cell office:value-type="float" office:value="76.121300000000005" table:style-name="ce12">
            <text:p>76,12</text:p>
          </table:table-cell>
          <table:table-cell office:value-type="float" office:value="93.431600000000003" table:style-name="ce16">
            <text:p>93,43</text:p>
          </table:table-cell>
          <table:table-cell table:style-name="ce1"/>
          <table:table-cell office:value-type="string" table:style-name="ce26">
            <text:p>Media</text:p>
          </table:table-cell>
          <table:table-cell office:value-type="float" office:value="68.745699999999999" table:style-name="ce12">
            <text:p>68,75</text:p>
          </table:table-cell>
          <table:table-cell office:value-type="float" office:value="87.5" table:style-name="ce12">
            <text:p>87,50</text:p>
          </table:table-cell>
          <table:table-cell office:value-type="float" office:value="72.496600000000001" table:style-name="ce12">
            <text:p>72,50</text:p>
          </table:table-cell>
          <table:table-cell office:value-type="float" office:value="77.145600000000002" table:style-name="ce16">
            <text:p>77,15</text:p>
          </table:table-cell>
          <table:table-cell office:value-type="float" office:value="77.1875" table:style-name="ce14">
            <text:p>77,19</text:p>
          </table:table-cell>
          <table:table-cell office:value-type="float" office:value="27.222200000000001" table:style-name="ce12">
            <text:p>27,22</text:p>
          </table:table-cell>
          <table:table-cell office:value-type="float" office:value="67.194400000000002" table:style-name="ce12">
            <text:p>67,19</text:p>
          </table:table-cell>
          <table:table-cell office:value-type="float" office:value="9.0752500000000005" table:style-name="ce28">
            <text:p>9,08</text:p>
          </table:table-cell>
          <table:table-cell office:value-type="float" office:value="81.378900000000002" table:style-name="ce12">
            <text:p>81,38</text:p>
          </table:table-cell>
          <table:table-cell office:value-type="float" office:value="38.181800000000003" table:style-name="ce12">
            <text:p>38,18</text:p>
          </table:table-cell>
          <table:table-cell office:value-type="float" office:value="72.739500000000007" table:style-name="ce12">
            <text:p>72,74</text:p>
          </table:table-cell>
          <table:table-cell office:value-type="float" office:value="13.594099999999999" table:style-name="ce16">
            <text:p>13,59</text:p>
          </table:table-cell>
          <table:table-cell table:style-name="ce1"/>
          <table:table-cell office:value-type="string" table:style-name="ce26">
            <text:p>Media</text:p>
          </table:table-cell>
          <table:table-cell office:value-type="float" office:value="70.189700000000002" table:style-name="ce12">
            <text:p>70,19</text:p>
          </table:table-cell>
          <table:table-cell office:value-type="float" office:value="100" table:style-name="ce12">
            <text:p>100,00</text:p>
          </table:table-cell>
          <table:table-cell office:value-type="float" office:value="76.151700000000005" table:style-name="ce12">
            <text:p>76,15</text:p>
          </table:table-cell>
          <table:table-cell office:value-type="float" office:value="210.047" table:style-name="ce16">
            <text:p>210,05</text:p>
          </table:table-cell>
          <table:table-cell office:value-type="float" office:value="77.1875" table:style-name="ce14">
            <text:p>77,19</text:p>
          </table:table-cell>
          <table:table-cell office:value-type="float" office:value="56.944400000000002" table:style-name="ce12">
            <text:p>56,94</text:p>
          </table:table-cell>
          <table:table-cell office:value-type="float" office:value="73.138900000000007" table:style-name="ce12">
            <text:p>73,14</text:p>
          </table:table-cell>
          <table:table-cell office:value-type="float" office:value="105.28100000000001" table:style-name="ce28">
            <text:p>105,28</text:p>
          </table:table-cell>
          <table:table-cell office:value-type="float" office:value="86.525899999999993" table:style-name="ce12">
            <text:p>86,53</text:p>
          </table:table-cell>
          <table:table-cell office:value-type="float" office:value="72.2727" table:style-name="ce12">
            <text:p>72,27</text:p>
          </table:table-cell>
          <table:table-cell office:value-type="float" office:value="83.675200000000004" table:style-name="ce12">
            <text:p>83,68</text:p>
          </table:table-cell>
          <table:table-cell office:value-type="float" office:value="94.369600000000005" table:style-name="ce16">
            <text:p>94,37</text:p>
          </table:table-cell>
          <table:table-cell table:number-columns-repeated="1632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4"/>
          <table:table-cell table:style-name="ce1"/>
          <table:table-cell office:value-type="string" table:number-columns-spanned="12" table:number-rows-spanned="1" table:style-name="ce50">
            <text:p>Resultados obtenidos por el algoritmo AM-All en el problema del APC</text:p>
          </table:table-cell>
          <table:covered-table-cell table:number-columns-repeated="11"/>
          <table:table-cell table:number-columns-repeated="2" table:style-name="ce1"/>
          <table:table-cell office:value-type="string" table:number-columns-spanned="12" table:number-rows-spanned="1" table:style-name="ce50">
            <text:p>Resultados obtenidos por el algoritmo VNS en el problema del APC</text:p>
          </table:table-cell>
          <table:covered-table-cell table:number-columns-repeated="11"/>
          <table:table-cell table:number-columns-repeated="2" table:style-name="ce1"/>
          <table:table-cell office:value-type="string" table:number-columns-spanned="12" table:number-rows-spanned="1" table:style-name="ce50">
            <text:p>Resultados obtenidos por el algoritmo COA_Cambio-Alfa en el problema del APC</text:p>
          </table:table-cell>
          <table:covered-table-cell table:number-columns-repeated="11"/>
          <table:table-cell table:number-columns-repeated="16329"/>
        </table:table-row>
        <table:table-row table:style-name="ro7">
          <table:table-cell table:number-columns-repeated="14"/>
          <table:table-cell table:number-columns-spanned="1" table:number-rows-spanned="2" table:style-name="ce51"/>
          <table:table-cell office:value-type="string" table:number-columns-spanned="3" table:number-rows-spanned="1" table:style-name="ce52">
            <text:p>Diabetes</text:p>
          </table:table-cell>
          <table:covered-table-cell table:number-columns-repeated="2"/>
          <table:table-cell office:value-type="string" table:style-name="ce4">
            <text:p>Diabetes</text:p>
          </table:table-cell>
          <table:table-cell office:value-type="string" table:number-columns-spanned="3" table:number-rows-spanned="1" table:style-name="ce54">
            <text:p>Ozone</text:p>
          </table:table-cell>
          <table:covered-table-cell table:number-columns-repeated="2"/>
          <table:table-cell office:value-type="string" table:style-name="ce5">
            <text:p>Ozone</text:p>
          </table:table-cell>
          <table:table-cell office:value-type="string" table:number-columns-spanned="3" table:number-rows-spanned="1" table:style-name="ce53">
            <text:p>Spectf-heart</text:p>
          </table:table-cell>
          <table:covered-table-cell table:number-columns-repeated="2"/>
          <table:table-cell office:value-type="string" table:style-name="ce6">
            <text:p>Spectf-heart</text:p>
          </table:table-cell>
          <table:table-cell table:style-name="ce1"/>
          <table:table-cell table:number-columns-spanned="1" table:number-rows-spanned="2" table:style-name="ce51"/>
          <table:table-cell office:value-type="string" table:number-columns-spanned="3" table:number-rows-spanned="1" table:style-name="ce52">
            <text:p>Diabetes</text:p>
          </table:table-cell>
          <table:covered-table-cell table:number-columns-repeated="2"/>
          <table:table-cell office:value-type="string" table:style-name="ce4">
            <text:p>Diabetes</text:p>
          </table:table-cell>
          <table:table-cell office:value-type="string" table:number-columns-spanned="3" table:number-rows-spanned="1" table:style-name="ce54">
            <text:p>Ozone</text:p>
          </table:table-cell>
          <table:covered-table-cell table:number-columns-repeated="2"/>
          <table:table-cell office:value-type="string" table:style-name="ce5">
            <text:p>Ozone</text:p>
          </table:table-cell>
          <table:table-cell office:value-type="string" table:number-columns-spanned="3" table:number-rows-spanned="1" table:style-name="ce53">
            <text:p>Spectf-heart</text:p>
          </table:table-cell>
          <table:covered-table-cell table:number-columns-repeated="2"/>
          <table:table-cell office:value-type="string" table:style-name="ce6">
            <text:p>Spectf-heart</text:p>
          </table:table-cell>
          <table:table-cell table:style-name="ce1"/>
          <table:table-cell table:number-columns-spanned="1" table:number-rows-spanned="2" table:style-name="ce51"/>
          <table:table-cell office:value-type="string" table:number-columns-spanned="3" table:number-rows-spanned="1" table:style-name="ce52">
            <text:p>Diabetes</text:p>
          </table:table-cell>
          <table:covered-table-cell table:number-columns-repeated="2"/>
          <table:table-cell office:value-type="string" table:style-name="ce4">
            <text:p>Diabetes</text:p>
          </table:table-cell>
          <table:table-cell office:value-type="string" table:number-columns-spanned="3" table:number-rows-spanned="1" table:style-name="ce54">
            <text:p>Ozone</text:p>
          </table:table-cell>
          <table:covered-table-cell table:number-columns-repeated="2"/>
          <table:table-cell office:value-type="string" table:style-name="ce5">
            <text:p>Ozone</text:p>
          </table:table-cell>
          <table:table-cell office:value-type="string" table:number-columns-spanned="3" table:number-rows-spanned="1" table:style-name="ce53">
            <text:p>Spectf-heart</text:p>
          </table:table-cell>
          <table:covered-table-cell table:number-columns-repeated="2"/>
          <table:table-cell office:value-type="string" table:style-name="ce6">
            <text:p>Spectf-heart</text:p>
          </table:table-cell>
          <table:table-cell table:number-columns-repeated="16329"/>
        </table:table-row>
        <table:table-row table:style-name="ro3">
          <table:table-cell table:number-columns-repeated="14"/>
          <table:covered-table-cell/>
          <table:table-cell office:value-type="string" table:style-name="ce7">
            <text:p>%_clas</text:p>
          </table:table-cell>
          <table:table-cell office:value-type="string" table:style-name="ce8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9">
            <text:p>%_clas</text:p>
          </table:table-cell>
          <table:table-cell office:value-type="string" table:style-name="ce7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8">
            <text:p>%_clas</text:p>
          </table:table-cell>
          <table:table-cell office:value-type="string" table:style-name="ce7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10">
            <text:p>T</text:p>
          </table:table-cell>
          <table:table-cell table:style-name="ce1"/>
          <table:covered-table-cell/>
          <table:table-cell office:value-type="string" table:style-name="ce7">
            <text:p>%_clas</text:p>
          </table:table-cell>
          <table:table-cell office:value-type="string" table:style-name="ce8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9">
            <text:p>%_clas</text:p>
          </table:table-cell>
          <table:table-cell office:value-type="string" table:style-name="ce7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8">
            <text:p>%_clas</text:p>
          </table:table-cell>
          <table:table-cell office:value-type="string" table:style-name="ce7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10">
            <text:p>T</text:p>
          </table:table-cell>
          <table:table-cell table:style-name="ce1"/>
          <table:covered-table-cell/>
          <table:table-cell office:value-type="string" table:style-name="ce7">
            <text:p>%_clas</text:p>
          </table:table-cell>
          <table:table-cell office:value-type="string" table:style-name="ce8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9">
            <text:p>%_clas</text:p>
          </table:table-cell>
          <table:table-cell office:value-type="string" table:style-name="ce7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8">
            <text:p>%_clas</text:p>
          </table:table-cell>
          <table:table-cell office:value-type="string" table:style-name="ce7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10">
            <text:p>T</text:p>
          </table:table-cell>
          <table:table-cell table:number-columns-repeated="16329"/>
        </table:table-row>
        <table:table-row table:style-name="ro8">
          <table:table-cell table:number-columns-repeated="14"/>
          <table:table-cell office:value-type="string" table:style-name="ce11">
            <text:p>Partición 1</text:p>
          </table:table-cell>
          <table:table-cell office:value-type="float" office:value="66.883099999999999" table:style-name="ce12">
            <text:p>66,88</text:p>
          </table:table-cell>
          <table:table-cell office:value-type="float" office:value="50" table:style-name="ce12">
            <text:p>50,00</text:p>
          </table:table-cell>
          <table:table-cell office:value-type="float" office:value="63.506500000000003" table:style-name="ce12">
            <text:p>63,51</text:p>
          </table:table-cell>
          <table:table-cell office:value-type="float" office:value="201.37200000000001" table:style-name="ce16">
            <text:p>201,37</text:p>
          </table:table-cell>
          <table:table-cell office:value-type="float" office:value="78.125" table:style-name="ce14">
            <text:p>78,13</text:p>
          </table:table-cell>
          <table:table-cell office:value-type="float" office:value="34.722200000000001" table:style-name="ce12">
            <text:p>34,72</text:p>
          </table:table-cell>
          <table:table-cell office:value-type="float" office:value="69.444400000000002" table:style-name="ce12">
            <text:p>69,44</text:p>
          </table:table-cell>
          <table:table-cell office:value-type="float" office:value="112.798" table:style-name="ce16">
            <text:p>112,80</text:p>
          </table:table-cell>
          <table:table-cell office:value-type="float" office:value="78.571399999999997" table:style-name="ce12">
            <text:p>78,57</text:p>
          </table:table-cell>
          <table:table-cell office:value-type="float" office:value="45.454500000000003" table:style-name="ce12">
            <text:p>45,45</text:p>
          </table:table-cell>
          <table:table-cell office:value-type="float" office:value="71.948099999999997" table:style-name="ce12">
            <text:p>71,95</text:p>
          </table:table-cell>
          <table:table-cell office:value-type="float" office:value="96.025199999999998" table:style-name="ce16">
            <text:p>96,03</text:p>
          </table:table-cell>
          <table:table-cell table:style-name="ce1"/>
          <table:table-cell office:value-type="string" table:style-name="ce11">
            <text:p>Partición 1</text:p>
          </table:table-cell>
          <table:table-cell office:value-type="float" office:value="68.181799999999996" table:style-name="ce12">
            <text:p>68,18</text:p>
          </table:table-cell>
          <table:table-cell office:value-type="float" office:value="62.5" table:style-name="ce12">
            <text:p>62,50</text:p>
          </table:table-cell>
          <table:table-cell office:value-type="float" office:value="67.045500000000004" table:style-name="ce12">
            <text:p>67,05</text:p>
          </table:table-cell>
          <table:table-cell office:value-type="float" office:value="4.4502300000000004" table:style-name="ce16">
            <text:p>4,45</text:p>
          </table:table-cell>
          <table:table-cell office:value-type="float" office:value="78.125" table:style-name="ce14">
            <text:p>78,13</text:p>
          </table:table-cell>
          <table:table-cell office:value-type="float" office:value="43.055599999999998" table:style-name="ce12">
            <text:p>43,06</text:p>
          </table:table-cell>
          <table:table-cell office:value-type="float" office:value="71.111099999999993" table:style-name="ce12">
            <text:p>71,11</text:p>
          </table:table-cell>
          <table:table-cell office:value-type="float" office:value="19.168800000000001" table:style-name="ce16">
            <text:p>19,17</text:p>
          </table:table-cell>
          <table:table-cell office:value-type="float" office:value="84.285700000000006" table:style-name="ce12">
            <text:p>84,29</text:p>
          </table:table-cell>
          <table:table-cell office:value-type="float" office:value="43.181800000000003" table:style-name="ce12">
            <text:p>43,18</text:p>
          </table:table-cell>
          <table:table-cell office:value-type="float" office:value="76.064899999999994" table:style-name="ce12">
            <text:p>76,06</text:p>
          </table:table-cell>
          <table:table-cell office:value-type="float" office:value="9.7665100000000002" table:style-name="ce16">
            <text:p>9,77</text:p>
          </table:table-cell>
          <table:table-cell table:style-name="ce1"/>
          <table:table-cell office:value-type="string" table:style-name="ce11">
            <text:p>Partición 1</text:p>
          </table:table-cell>
          <table:table-cell office:value-type="float" office:value="65.584400000000002" table:style-name="ce12">
            <text:p>65,58</text:p>
          </table:table-cell>
          <table:table-cell office:value-type="float" office:value="100" table:style-name="ce12">
            <text:p>100,00</text:p>
          </table:table-cell>
          <table:table-cell office:value-type="float" office:value="72.467500000000001" table:style-name="ce12">
            <text:p>72,47</text:p>
          </table:table-cell>
          <table:table-cell office:value-type="float" office:value="212.00700000000001" table:style-name="ce16">
            <text:p>212,01</text:p>
          </table:table-cell>
          <table:table-cell office:value-type="float" office:value="76.5625" table:style-name="ce14">
            <text:p>76,56</text:p>
          </table:table-cell>
          <table:table-cell office:value-type="float" office:value="56.944400000000002" table:style-name="ce12">
            <text:p>56,94</text:p>
          </table:table-cell>
          <table:table-cell office:value-type="float" office:value="72.638900000000007" table:style-name="ce12">
            <text:p>72,64</text:p>
          </table:table-cell>
          <table:table-cell office:value-type="float" office:value="105.455" table:style-name="ce16">
            <text:p>105,46</text:p>
          </table:table-cell>
          <table:table-cell office:value-type="float" office:value="82.857100000000003" table:style-name="ce12">
            <text:p>82,86</text:p>
          </table:table-cell>
          <table:table-cell office:value-type="float" office:value="72.7273" table:style-name="ce12">
            <text:p>72,73</text:p>
          </table:table-cell>
          <table:table-cell office:value-type="float" office:value="80.831199999999995" table:style-name="ce12">
            <text:p>80,83</text:p>
          </table:table-cell>
          <table:table-cell office:value-type="float" office:value="94.101100000000002" table:style-name="ce16">
            <text:p>94,10</text:p>
          </table:table-cell>
          <table:table-cell table:number-columns-repeated="16329"/>
        </table:table-row>
        <table:table-row table:style-name="ro8">
          <table:table-cell table:number-columns-repeated="14"/>
          <table:table-cell office:value-type="string" table:style-name="ce11">
            <text:p>Partición 2</text:p>
          </table:table-cell>
          <table:table-cell office:value-type="float" office:value="68.181799999999996" table:style-name="ce12">
            <text:p>68,18</text:p>
          </table:table-cell>
          <table:table-cell office:value-type="float" office:value="62.5" table:style-name="ce12">
            <text:p>62,50</text:p>
          </table:table-cell>
          <table:table-cell office:value-type="float" office:value="67.045500000000004" table:style-name="ce12">
            <text:p>67,05</text:p>
          </table:table-cell>
          <table:table-cell office:value-type="float" office:value="204.352" table:style-name="ce16">
            <text:p>204,35</text:p>
          </table:table-cell>
          <table:table-cell office:value-type="float" office:value="76.5625" table:style-name="ce14">
            <text:p>76,56</text:p>
          </table:table-cell>
          <table:table-cell office:value-type="float" office:value="45.833300000000001" table:style-name="ce12">
            <text:p>45,83</text:p>
          </table:table-cell>
          <table:table-cell office:value-type="float" office:value="70.416700000000006" table:style-name="ce12">
            <text:p>70,42</text:p>
          </table:table-cell>
          <table:table-cell office:value-type="float" office:value="112.358" table:style-name="ce16">
            <text:p>112,36</text:p>
          </table:table-cell>
          <table:table-cell office:value-type="float" office:value="84.285700000000006" table:style-name="ce12">
            <text:p>84,29</text:p>
          </table:table-cell>
          <table:table-cell office:value-type="float" office:value="38.636400000000002" table:style-name="ce12">
            <text:p>38,64</text:p>
          </table:table-cell>
          <table:table-cell office:value-type="float" office:value="75.155799999999999" table:style-name="ce12">
            <text:p>75,16</text:p>
          </table:table-cell>
          <table:table-cell office:value-type="float" office:value="95.657899999999998" table:style-name="ce16">
            <text:p>95,66</text:p>
          </table:table-cell>
          <table:table-cell table:style-name="ce1"/>
          <table:table-cell office:value-type="string" table:style-name="ce11">
            <text:p>Partición 2</text:p>
          </table:table-cell>
          <table:table-cell office:value-type="float" office:value="69.480500000000006" table:style-name="ce12">
            <text:p>69,48</text:p>
          </table:table-cell>
          <table:table-cell office:value-type="float" office:value="75" table:style-name="ce12">
            <text:p>75,00</text:p>
          </table:table-cell>
          <table:table-cell office:value-type="float" office:value="70.584400000000002" table:style-name="ce12">
            <text:p>70,58</text:p>
          </table:table-cell>
          <table:table-cell office:value-type="float" office:value="3.7503700000000002" table:style-name="ce16">
            <text:p>3,75</text:p>
          </table:table-cell>
          <table:table-cell office:value-type="float" office:value="79.6875" table:style-name="ce14">
            <text:p>79,69</text:p>
          </table:table-cell>
          <table:table-cell office:value-type="float" office:value="41.666699999999999" table:style-name="ce12">
            <text:p>41,67</text:p>
          </table:table-cell>
          <table:table-cell office:value-type="float" office:value="72.083299999999994" table:style-name="ce12">
            <text:p>72,08</text:p>
          </table:table-cell>
          <table:table-cell office:value-type="float" office:value="19.493600000000001" table:style-name="ce16">
            <text:p>19,49</text:p>
          </table:table-cell>
          <table:table-cell office:value-type="float" office:value="85.714299999999994" table:style-name="ce12">
            <text:p>85,71</text:p>
          </table:table-cell>
          <table:table-cell office:value-type="float" office:value="47.7273" table:style-name="ce12">
            <text:p>47,73</text:p>
          </table:table-cell>
          <table:table-cell office:value-type="float" office:value="78.116900000000001" table:style-name="ce12">
            <text:p>78,12</text:p>
          </table:table-cell>
          <table:table-cell office:value-type="float" office:value="9.98048" table:style-name="ce16">
            <text:p>9,98</text:p>
          </table:table-cell>
          <table:table-cell table:style-name="ce1"/>
          <table:table-cell office:value-type="string" table:style-name="ce11">
            <text:p>Partición 2</text:p>
          </table:table-cell>
          <table:table-cell office:value-type="float" office:value="68.831199999999995" table:style-name="ce12">
            <text:p>68,83</text:p>
          </table:table-cell>
          <table:table-cell office:value-type="float" office:value="100" table:style-name="ce12">
            <text:p>100,00</text:p>
          </table:table-cell>
          <table:table-cell office:value-type="float" office:value="75.064899999999994" table:style-name="ce12">
            <text:p>75,06</text:p>
          </table:table-cell>
          <table:table-cell office:value-type="float" office:value="208.59299999999999" table:style-name="ce16">
            <text:p>208,59</text:p>
          </table:table-cell>
          <table:table-cell office:value-type="float" office:value="76.5625" table:style-name="ce14">
            <text:p>76,56</text:p>
          </table:table-cell>
          <table:table-cell office:value-type="float" office:value="56.944400000000002" table:style-name="ce12">
            <text:p>56,94</text:p>
          </table:table-cell>
          <table:table-cell office:value-type="float" office:value="72.638900000000007" table:style-name="ce12">
            <text:p>72,64</text:p>
          </table:table-cell>
          <table:table-cell office:value-type="float" office:value="105.43" table:style-name="ce16">
            <text:p>105,43</text:p>
          </table:table-cell>
          <table:table-cell office:value-type="float" office:value="87.142899999999997" table:style-name="ce12">
            <text:p>87,14</text:p>
          </table:table-cell>
          <table:table-cell office:value-type="float" office:value="70.454499999999996" table:style-name="ce12">
            <text:p>70,45</text:p>
          </table:table-cell>
          <table:table-cell office:value-type="float" office:value="83.805199999999999" table:style-name="ce12">
            <text:p>83,81</text:p>
          </table:table-cell>
          <table:table-cell office:value-type="float" office:value="94.018500000000003" table:style-name="ce16">
            <text:p>94,02</text:p>
          </table:table-cell>
          <table:table-cell table:number-columns-repeated="16329"/>
        </table:table-row>
        <table:table-row table:style-name="ro8">
          <table:table-cell table:number-columns-repeated="14"/>
          <table:table-cell office:value-type="string" table:style-name="ce11">
            <text:p>Partición 3</text:p>
          </table:table-cell>
          <table:table-cell office:value-type="float" office:value="66.883099999999999" table:style-name="ce12">
            <text:p>66,88</text:p>
          </table:table-cell>
          <table:table-cell office:value-type="float" office:value="75" table:style-name="ce12">
            <text:p>75,00</text:p>
          </table:table-cell>
          <table:table-cell office:value-type="float" office:value="68.506500000000003" table:style-name="ce12">
            <text:p>68,51</text:p>
          </table:table-cell>
          <table:table-cell office:value-type="float" office:value="202.86799999999999" table:style-name="ce16">
            <text:p>202,87</text:p>
          </table:table-cell>
          <table:table-cell office:value-type="float" office:value="78.125" table:style-name="ce14">
            <text:p>78,13</text:p>
          </table:table-cell>
          <table:table-cell office:value-type="float" office:value="37.5" table:style-name="ce12">
            <text:p>37,50</text:p>
          </table:table-cell>
          <table:table-cell office:value-type="float" office:value="70" table:style-name="ce12">
            <text:p>70,00</text:p>
          </table:table-cell>
          <table:table-cell office:value-type="float" office:value="112.205" table:style-name="ce16">
            <text:p>112,21</text:p>
          </table:table-cell>
          <table:table-cell office:value-type="float" office:value="90" table:style-name="ce12">
            <text:p>90,00</text:p>
          </table:table-cell>
          <table:table-cell office:value-type="float" office:value="40.909100000000002" table:style-name="ce12">
            <text:p>40,91</text:p>
          </table:table-cell>
          <table:table-cell office:value-type="float" office:value="80.181799999999996" table:style-name="ce12">
            <text:p>80,18</text:p>
          </table:table-cell>
          <table:table-cell office:value-type="float" office:value="95.401499999999999" table:style-name="ce16">
            <text:p>95,40</text:p>
          </table:table-cell>
          <table:table-cell table:style-name="ce1"/>
          <table:table-cell office:value-type="string" table:style-name="ce11">
            <text:p>Partición 3</text:p>
          </table:table-cell>
          <table:table-cell office:value-type="float" office:value="67.532499999999999" table:style-name="ce12">
            <text:p>67,53</text:p>
          </table:table-cell>
          <table:table-cell office:value-type="float" office:value="87.5" table:style-name="ce12">
            <text:p>87,50</text:p>
          </table:table-cell>
          <table:table-cell office:value-type="float" office:value="71.525999999999996" table:style-name="ce12">
            <text:p>71,53</text:p>
          </table:table-cell>
          <table:table-cell office:value-type="float" office:value="3.9809000000000001" table:style-name="ce16">
            <text:p>3,98</text:p>
          </table:table-cell>
          <table:table-cell office:value-type="float" office:value="84.375" table:style-name="ce14">
            <text:p>84,38</text:p>
          </table:table-cell>
          <table:table-cell office:value-type="float" office:value="38.8889" table:style-name="ce12">
            <text:p>38,89</text:p>
          </table:table-cell>
          <table:table-cell office:value-type="float" office:value="75.277799999999999" table:style-name="ce12">
            <text:p>75,28</text:p>
          </table:table-cell>
          <table:table-cell office:value-type="float" office:value="19.291799999999999" table:style-name="ce16">
            <text:p>19,29</text:p>
          </table:table-cell>
          <table:table-cell office:value-type="float" office:value="92.857100000000003" table:style-name="ce12">
            <text:p>92,86</text:p>
          </table:table-cell>
          <table:table-cell office:value-type="float" office:value="45.454500000000003" table:style-name="ce12">
            <text:p>45,45</text:p>
          </table:table-cell>
          <table:table-cell office:value-type="float" office:value="83.376599999999996" table:style-name="ce12">
            <text:p>83,38</text:p>
          </table:table-cell>
          <table:table-cell office:value-type="float" office:value="11.3614" table:style-name="ce16">
            <text:p>11,36</text:p>
          </table:table-cell>
          <table:table-cell table:style-name="ce1"/>
          <table:table-cell office:value-type="string" table:style-name="ce11">
            <text:p>Partición 3</text:p>
          </table:table-cell>
          <table:table-cell office:value-type="float" office:value="66.883099999999999" table:style-name="ce12">
            <text:p>66,88</text:p>
          </table:table-cell>
          <table:table-cell office:value-type="float" office:value="87.5" table:style-name="ce12">
            <text:p>87,50</text:p>
          </table:table-cell>
          <table:table-cell office:value-type="float" office:value="71.006500000000003" table:style-name="ce12">
            <text:p>71,01</text:p>
          </table:table-cell>
          <table:table-cell office:value-type="float" office:value="210.739" table:style-name="ce16">
            <text:p>210,74</text:p>
          </table:table-cell>
          <table:table-cell office:value-type="float" office:value="73.4375" table:style-name="ce14">
            <text:p>73,44</text:p>
          </table:table-cell>
          <table:table-cell office:value-type="float" office:value="52.777799999999999" table:style-name="ce12">
            <text:p>52,78</text:p>
          </table:table-cell>
          <table:table-cell office:value-type="float" office:value="69.305599999999998" table:style-name="ce12">
            <text:p>69,31</text:p>
          </table:table-cell>
          <table:table-cell office:value-type="float" office:value="105.974" table:style-name="ce16">
            <text:p>105,97</text:p>
          </table:table-cell>
          <table:table-cell office:value-type="float" office:value="85.714299999999994" table:style-name="ce12">
            <text:p>85,71</text:p>
          </table:table-cell>
          <table:table-cell office:value-type="float" office:value="65.909099999999995" table:style-name="ce12">
            <text:p>65,91</text:p>
          </table:table-cell>
          <table:table-cell office:value-type="float" office:value="81.753200000000007" table:style-name="ce12">
            <text:p>81,75</text:p>
          </table:table-cell>
          <table:table-cell office:value-type="float" office:value="93.504999999999995" table:style-name="ce16">
            <text:p>93,51</text:p>
          </table:table-cell>
          <table:table-cell table:number-columns-repeated="16329"/>
        </table:table-row>
        <table:table-row table:style-name="ro8">
          <table:table-cell table:number-columns-repeated="14"/>
          <table:table-cell office:value-type="string" table:style-name="ce11">
            <text:p>Partición 4</text:p>
          </table:table-cell>
          <table:table-cell office:value-type="float" office:value="70.129900000000006" table:style-name="ce12">
            <text:p>70,13</text:p>
          </table:table-cell>
          <table:table-cell office:value-type="float" office:value="100" table:style-name="ce12">
            <text:p>100,00</text:p>
          </table:table-cell>
          <table:table-cell office:value-type="float" office:value="76.103899999999996" table:style-name="ce12">
            <text:p>76,10</text:p>
          </table:table-cell>
          <table:table-cell office:value-type="float" office:value="202.47499999999999" table:style-name="ce16">
            <text:p>202,48</text:p>
          </table:table-cell>
          <table:table-cell office:value-type="float" office:value="71.875" table:style-name="ce14">
            <text:p>71,88</text:p>
          </table:table-cell>
          <table:table-cell office:value-type="float" office:value="36.1111" table:style-name="ce12">
            <text:p>36,11</text:p>
          </table:table-cell>
          <table:table-cell office:value-type="float" office:value="64.722200000000001" table:style-name="ce12">
            <text:p>64,72</text:p>
          </table:table-cell>
          <table:table-cell office:value-type="float" office:value="112.285" table:style-name="ce16">
            <text:p>112,29</text:p>
          </table:table-cell>
          <table:table-cell office:value-type="float" office:value="87.142899999999997" table:style-name="ce12">
            <text:p>87,14</text:p>
          </table:table-cell>
          <table:table-cell office:value-type="float" office:value="38.636400000000002" table:style-name="ce12">
            <text:p>38,64</text:p>
          </table:table-cell>
          <table:table-cell office:value-type="float" office:value="77.441599999999994" table:style-name="ce12">
            <text:p>77,44</text:p>
          </table:table-cell>
          <table:table-cell office:value-type="float" office:value="95.123699999999999" table:style-name="ce16">
            <text:p>95,12</text:p>
          </table:table-cell>
          <table:table-cell table:style-name="ce1"/>
          <table:table-cell office:value-type="string" table:style-name="ce11">
            <text:p>Partición 4</text:p>
          </table:table-cell>
          <table:table-cell office:value-type="float" office:value="66.883099999999999" table:style-name="ce12">
            <text:p>66,88</text:p>
          </table:table-cell>
          <table:table-cell office:value-type="float" office:value="87.5" table:style-name="ce12">
            <text:p>87,50</text:p>
          </table:table-cell>
          <table:table-cell office:value-type="float" office:value="71.006500000000003" table:style-name="ce12">
            <text:p>71,01</text:p>
          </table:table-cell>
          <table:table-cell office:value-type="float" office:value="4.0991600000000004" table:style-name="ce16">
            <text:p>4,10</text:p>
          </table:table-cell>
          <table:table-cell office:value-type="float" office:value="70.3125" table:style-name="ce14">
            <text:p>70,31</text:p>
          </table:table-cell>
          <table:table-cell office:value-type="float" office:value="44.444400000000002" table:style-name="ce12">
            <text:p>44,44</text:p>
          </table:table-cell>
          <table:table-cell office:value-type="float" office:value="65.138900000000007" table:style-name="ce12">
            <text:p>65,14</text:p>
          </table:table-cell>
          <table:table-cell office:value-type="float" office:value="16.364599999999999" table:style-name="ce16">
            <text:p>16,36</text:p>
          </table:table-cell>
          <table:table-cell office:value-type="float" office:value="81.428600000000003" table:style-name="ce12">
            <text:p>81,43</text:p>
          </table:table-cell>
          <table:table-cell office:value-type="float" office:value="54.545499999999997" table:style-name="ce12">
            <text:p>54,55</text:p>
          </table:table-cell>
          <table:table-cell office:value-type="float" office:value="76.051900000000003" table:style-name="ce12">
            <text:p>76,05</text:p>
          </table:table-cell>
          <table:table-cell office:value-type="float" office:value="10.612399999999999" table:style-name="ce16">
            <text:p>10,61</text:p>
          </table:table-cell>
          <table:table-cell table:style-name="ce1"/>
          <table:table-cell office:value-type="string" table:style-name="ce11">
            <text:p>Partición 4</text:p>
          </table:table-cell>
          <table:table-cell office:value-type="float" office:value="63.636400000000002" table:style-name="ce12">
            <text:p>63,64</text:p>
          </table:table-cell>
          <table:table-cell office:value-type="float" office:value="87.5" table:style-name="ce12">
            <text:p>87,50</text:p>
          </table:table-cell>
          <table:table-cell office:value-type="float" office:value="68.409099999999995" table:style-name="ce12">
            <text:p>68,41</text:p>
          </table:table-cell>
          <table:table-cell office:value-type="float" office:value="210.44399999999999" table:style-name="ce16">
            <text:p>210,44</text:p>
          </table:table-cell>
          <table:table-cell office:value-type="float" office:value="76.5625" table:style-name="ce14">
            <text:p>76,56</text:p>
          </table:table-cell>
          <table:table-cell office:value-type="float" office:value="51.3889" table:style-name="ce12">
            <text:p>51,39</text:p>
          </table:table-cell>
          <table:table-cell office:value-type="float" office:value="71.527799999999999" table:style-name="ce12">
            <text:p>71,53</text:p>
          </table:table-cell>
          <table:table-cell office:value-type="float" office:value="104.89700000000001" table:style-name="ce16">
            <text:p>104,90</text:p>
          </table:table-cell>
          <table:table-cell office:value-type="float" office:value="84.285700000000006" table:style-name="ce12">
            <text:p>84,29</text:p>
          </table:table-cell>
          <table:table-cell office:value-type="float" office:value="72.7273" table:style-name="ce12">
            <text:p>72,73</text:p>
          </table:table-cell>
          <table:table-cell office:value-type="float" office:value="81.974000000000004" table:style-name="ce12">
            <text:p>81,97</text:p>
          </table:table-cell>
          <table:table-cell office:value-type="float" office:value="94.999399999999994" table:style-name="ce16">
            <text:p>95,00</text:p>
          </table:table-cell>
          <table:table-cell table:number-columns-repeated="16329"/>
        </table:table-row>
        <table:table-row table:style-name="ro8">
          <table:table-cell table:number-columns-repeated="14"/>
          <table:table-cell office:value-type="string" table:style-name="ce18">
            <text:p>Partición 5</text:p>
          </table:table-cell>
          <table:table-cell office:value-type="float" office:value="68.421099999999996" table:style-name="ce19">
            <text:p>68,42</text:p>
          </table:table-cell>
          <table:table-cell office:value-type="float" office:value="50" table:style-name="ce19">
            <text:p>50,00</text:p>
          </table:table-cell>
          <table:table-cell office:value-type="float" office:value="64.736800000000002" table:style-name="ce19">
            <text:p>64,74</text:p>
          </table:table-cell>
          <table:table-cell office:value-type="float" office:value="203.071" table:style-name="ce24">
            <text:p>203,07</text:p>
          </table:table-cell>
          <table:table-cell office:value-type="float" office:value="82.8125" table:style-name="ce21">
            <text:p>82,81</text:p>
          </table:table-cell>
          <table:table-cell office:value-type="float" office:value="34.722200000000001" table:style-name="ce19">
            <text:p>34,72</text:p>
          </table:table-cell>
          <table:table-cell office:value-type="float" office:value="73.194400000000002" table:style-name="ce19">
            <text:p>73,19</text:p>
          </table:table-cell>
          <table:table-cell office:value-type="float" office:value="113.77800000000001" table:style-name="ce25">
            <text:p>113,78</text:p>
          </table:table-cell>
          <table:table-cell office:value-type="float" office:value="81.159400000000005" table:style-name="ce19">
            <text:p>81,16</text:p>
          </table:table-cell>
          <table:table-cell office:value-type="float" office:value="40.909100000000002" table:style-name="ce19">
            <text:p>40,91</text:p>
          </table:table-cell>
          <table:table-cell office:value-type="float" office:value="73.109399999999994" table:style-name="ce19">
            <text:p>73,11</text:p>
          </table:table-cell>
          <table:table-cell office:value-type="float" office:value="96.643299999999996" table:style-name="ce24">
            <text:p>96,64</text:p>
          </table:table-cell>
          <table:table-cell table:style-name="ce1"/>
          <table:table-cell office:value-type="string" table:style-name="ce18">
            <text:p>Partición 5</text:p>
          </table:table-cell>
          <table:table-cell office:value-type="float" office:value="65.789500000000004" table:style-name="ce19">
            <text:p>65,79</text:p>
          </table:table-cell>
          <table:table-cell office:value-type="float" office:value="87.5" table:style-name="ce19">
            <text:p>87,50</text:p>
          </table:table-cell>
          <table:table-cell office:value-type="float" office:value="70.131600000000006" table:style-name="ce19">
            <text:p>70,13</text:p>
          </table:table-cell>
          <table:table-cell office:value-type="float" office:value="3.7762699999999998" table:style-name="ce24">
            <text:p>3,78</text:p>
          </table:table-cell>
          <table:table-cell office:value-type="float" office:value="85.9375" table:style-name="ce21">
            <text:p>85,94</text:p>
          </table:table-cell>
          <table:table-cell office:value-type="float" office:value="44.444400000000002" table:style-name="ce19">
            <text:p>44,44</text:p>
          </table:table-cell>
          <table:table-cell office:value-type="float" office:value="77.638900000000007" table:style-name="ce19">
            <text:p>77,64</text:p>
          </table:table-cell>
          <table:table-cell office:value-type="float" office:value="18.259899999999998" table:style-name="ce25">
            <text:p>18,26</text:p>
          </table:table-cell>
          <table:table-cell office:value-type="float" office:value="89.855099999999993" table:style-name="ce19">
            <text:p>89,86</text:p>
          </table:table-cell>
          <table:table-cell office:value-type="float" office:value="54.545499999999997" table:style-name="ce19">
            <text:p>54,55</text:p>
          </table:table-cell>
          <table:table-cell office:value-type="float" office:value="82.793099999999995" table:style-name="ce19">
            <text:p>82,79</text:p>
          </table:table-cell>
          <table:table-cell office:value-type="float" office:value="11.191599999999999" table:style-name="ce24">
            <text:p>11,19</text:p>
          </table:table-cell>
          <table:table-cell table:style-name="ce1"/>
          <table:table-cell office:value-type="string" table:style-name="ce18">
            <text:p>Partición 5</text:p>
          </table:table-cell>
          <table:table-cell office:value-type="float" office:value="67.1053" table:style-name="ce19">
            <text:p>67,11</text:p>
          </table:table-cell>
          <table:table-cell office:value-type="float" office:value="87.5" table:style-name="ce19">
            <text:p>87,50</text:p>
          </table:table-cell>
          <table:table-cell office:value-type="float" office:value="71.184200000000004" table:style-name="ce19">
            <text:p>71,18</text:p>
          </table:table-cell>
          <table:table-cell office:value-type="float" office:value="214.48699999999999" table:style-name="ce24">
            <text:p>214,49</text:p>
          </table:table-cell>
          <table:table-cell office:value-type="float" office:value="85.9375" table:style-name="ce21">
            <text:p>85,94</text:p>
          </table:table-cell>
          <table:table-cell office:value-type="float" office:value="69.444400000000002" table:style-name="ce19">
            <text:p>69,44</text:p>
          </table:table-cell>
          <table:table-cell office:value-type="float" office:value="82.638900000000007" table:style-name="ce19">
            <text:p>82,64</text:p>
          </table:table-cell>
          <table:table-cell office:value-type="float" office:value="106.474" table:style-name="ce25">
            <text:p>106,47</text:p>
          </table:table-cell>
          <table:table-cell office:value-type="float" office:value="85.507199999999997" table:style-name="ce19">
            <text:p>85,51</text:p>
          </table:table-cell>
          <table:table-cell office:value-type="float" office:value="63.636400000000002" table:style-name="ce19">
            <text:p>63,64</text:p>
          </table:table-cell>
          <table:table-cell office:value-type="float" office:value="81.133099999999999" table:style-name="ce19">
            <text:p>81,13</text:p>
          </table:table-cell>
          <table:table-cell office:value-type="float" office:value="94.315299999999993" table:style-name="ce24">
            <text:p>94,32</text:p>
          </table:table-cell>
          <table:table-cell table:number-columns-repeated="16329"/>
        </table:table-row>
        <table:table-row table:style-name="ro8">
          <table:table-cell table:number-columns-repeated="14"/>
          <table:table-cell office:value-type="string" table:style-name="ce26">
            <text:p>Media</text:p>
          </table:table-cell>
          <table:table-cell office:value-type="float" office:value="68.099800000000002" table:style-name="ce12">
            <text:p>68,10</text:p>
          </table:table-cell>
          <table:table-cell office:value-type="float" office:value="67.5" table:style-name="ce12">
            <text:p>67,50</text:p>
          </table:table-cell>
          <table:table-cell office:value-type="float" office:value="67.979799999999997" table:style-name="ce12">
            <text:p>67,98</text:p>
          </table:table-cell>
          <table:table-cell office:value-type="float" office:value="202.828" table:style-name="ce16">
            <text:p>202,83</text:p>
          </table:table-cell>
          <table:table-cell office:value-type="float" office:value="77.5" table:style-name="ce14">
            <text:p>77,50</text:p>
          </table:table-cell>
          <table:table-cell office:value-type="float" office:value="37.777799999999999" table:style-name="ce12">
            <text:p>37,78</text:p>
          </table:table-cell>
          <table:table-cell office:value-type="float" office:value="69.555599999999998" table:style-name="ce12">
            <text:p>69,56</text:p>
          </table:table-cell>
          <table:table-cell office:value-type="float" office:value="112.685" table:style-name="ce28">
            <text:p>112,69</text:p>
          </table:table-cell>
          <table:table-cell office:value-type="float" office:value="84.231899999999996" table:style-name="ce12">
            <text:p>84,23</text:p>
          </table:table-cell>
          <table:table-cell office:value-type="float" office:value="40.909100000000002" table:style-name="ce12">
            <text:p>40,91</text:p>
          </table:table-cell>
          <table:table-cell office:value-type="float" office:value="75.567300000000003" table:style-name="ce12">
            <text:p>75,57</text:p>
          </table:table-cell>
          <table:table-cell office:value-type="float" office:value="95.770300000000006" table:style-name="ce16">
            <text:p>95,77</text:p>
          </table:table-cell>
          <table:table-cell table:style-name="ce1"/>
          <table:table-cell office:value-type="string" table:style-name="ce26">
            <text:p>Media</text:p>
          </table:table-cell>
          <table:table-cell office:value-type="float" office:value="67.573499999999996" table:style-name="ce12">
            <text:p>67,57</text:p>
          </table:table-cell>
          <table:table-cell office:value-type="float" office:value="80" table:style-name="ce12">
            <text:p>80,00</text:p>
          </table:table-cell>
          <table:table-cell office:value-type="float" office:value="70.058800000000005" table:style-name="ce12">
            <text:p>70,06</text:p>
          </table:table-cell>
          <table:table-cell office:value-type="float" office:value="4.0113799999999999" table:style-name="ce16">
            <text:p>4,01</text:p>
          </table:table-cell>
          <table:table-cell office:value-type="float" office:value="79.6875" table:style-name="ce14">
            <text:p>79,69</text:p>
          </table:table-cell>
          <table:table-cell office:value-type="float" office:value="42.5" table:style-name="ce12">
            <text:p>42,50</text:p>
          </table:table-cell>
          <table:table-cell office:value-type="float" office:value="72.25" table:style-name="ce12">
            <text:p>72,25</text:p>
          </table:table-cell>
          <table:table-cell office:value-type="float" office:value="18.515699999999999" table:style-name="ce28">
            <text:p>18,52</text:p>
          </table:table-cell>
          <table:table-cell office:value-type="float" office:value="86.828199999999995" table:style-name="ce12">
            <text:p>86,83</text:p>
          </table:table-cell>
          <table:table-cell office:value-type="float" office:value="49.090899999999998" table:style-name="ce12">
            <text:p>49,09</text:p>
          </table:table-cell>
          <table:table-cell office:value-type="float" office:value="79.280699999999996" table:style-name="ce12">
            <text:p>79,28</text:p>
          </table:table-cell>
          <table:table-cell office:value-type="float" office:value="10.5825" table:style-name="ce16">
            <text:p>10,58</text:p>
          </table:table-cell>
          <table:table-cell table:style-name="ce1"/>
          <table:table-cell office:value-type="string" table:style-name="ce26">
            <text:p>Media</text:p>
          </table:table-cell>
          <table:table-cell office:value-type="float" office:value="66.408100000000005" table:style-name="ce12">
            <text:p>66,41</text:p>
          </table:table-cell>
          <table:table-cell office:value-type="float" office:value="92.5" table:style-name="ce12">
            <text:p>92,50</text:p>
          </table:table-cell>
          <table:table-cell office:value-type="float" office:value="71.626499999999993" table:style-name="ce12">
            <text:p>71,63</text:p>
          </table:table-cell>
          <table:table-cell office:value-type="float" office:value="211.25399999999999" table:style-name="ce16">
            <text:p>211,25</text:p>
          </table:table-cell>
          <table:table-cell office:value-type="float" office:value="77.8125" table:style-name="ce14">
            <text:p>77,81</text:p>
          </table:table-cell>
          <table:table-cell office:value-type="float" office:value="57.5" table:style-name="ce12">
            <text:p>57,50</text:p>
          </table:table-cell>
          <table:table-cell office:value-type="float" office:value="73.75" table:style-name="ce12">
            <text:p>73,75</text:p>
          </table:table-cell>
          <table:table-cell office:value-type="float" office:value="105.646" table:style-name="ce28">
            <text:p>105,65</text:p>
          </table:table-cell>
          <table:table-cell office:value-type="float" office:value="85.101399999999998" table:style-name="ce12">
            <text:p>85,10</text:p>
          </table:table-cell>
          <table:table-cell office:value-type="float" office:value="69.090900000000005" table:style-name="ce12">
            <text:p>69,09</text:p>
          </table:table-cell>
          <table:table-cell office:value-type="float" office:value="81.899299999999997" table:style-name="ce12">
            <text:p>81,90</text:p>
          </table:table-cell>
          <table:table-cell office:value-type="float" office:value="94.187799999999996" table:style-name="ce16">
            <text:p>94,19</text:p>
          </table:table-cell>
          <table:table-cell table:number-columns-repeated="1632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4"/>
          <table:table-cell table:style-name="ce1"/>
          <table:table-cell office:value-type="string" table:number-columns-spanned="12" table:number-rows-spanned="1" table:style-name="ce50">
            <text:p>Resultados obtenidos por el algoritmo AM-Rand en el problema del APC</text:p>
          </table:table-cell>
          <table:covered-table-cell table:number-columns-repeated="11"/>
          <table:table-cell table:number-columns-repeated="16" table:style-name="ce1"/>
          <table:table-cell office:value-type="string" table:number-columns-spanned="12" table:number-rows-spanned="1" table:style-name="ce50">
            <text:p>Resultados obtenidos por el algoritmo COA_Caotico_Cambio-Alfa en el problema del APC</text:p>
          </table:table-cell>
          <table:covered-table-cell table:number-columns-repeated="11"/>
          <table:table-cell table:number-columns-repeated="16329"/>
        </table:table-row>
        <table:table-row table:style-name="ro7">
          <table:table-cell table:number-columns-repeated="14"/>
          <table:table-cell table:number-columns-spanned="1" table:number-rows-spanned="2" table:style-name="ce51"/>
          <table:table-cell office:value-type="string" table:number-columns-spanned="3" table:number-rows-spanned="1" table:style-name="ce52">
            <text:p>Diabetes</text:p>
          </table:table-cell>
          <table:covered-table-cell table:number-columns-repeated="2"/>
          <table:table-cell office:value-type="string" table:style-name="ce4">
            <text:p>Diabetes</text:p>
          </table:table-cell>
          <table:table-cell office:value-type="string" table:number-columns-spanned="3" table:number-rows-spanned="1" table:style-name="ce54">
            <text:p>Ozone</text:p>
          </table:table-cell>
          <table:covered-table-cell table:number-columns-repeated="2"/>
          <table:table-cell office:value-type="string" table:style-name="ce5">
            <text:p>Ozone</text:p>
          </table:table-cell>
          <table:table-cell office:value-type="string" table:number-columns-spanned="3" table:number-rows-spanned="1" table:style-name="ce53">
            <text:p>Spectf-heart</text:p>
          </table:table-cell>
          <table:covered-table-cell table:number-columns-repeated="2"/>
          <table:table-cell office:value-type="string" table:style-name="ce6">
            <text:p>Spectf-heart</text:p>
          </table:table-cell>
          <table:table-cell table:number-columns-repeated="15" table:style-name="ce1"/>
          <table:table-cell table:number-columns-spanned="1" table:number-rows-spanned="2" table:style-name="ce51"/>
          <table:table-cell office:value-type="string" table:number-columns-spanned="3" table:number-rows-spanned="1" table:style-name="ce52">
            <text:p>Diabetes</text:p>
          </table:table-cell>
          <table:covered-table-cell table:number-columns-repeated="2"/>
          <table:table-cell office:value-type="string" table:style-name="ce4">
            <text:p>Diabetes</text:p>
          </table:table-cell>
          <table:table-cell office:value-type="string" table:number-columns-spanned="3" table:number-rows-spanned="1" table:style-name="ce54">
            <text:p>Ozone</text:p>
          </table:table-cell>
          <table:covered-table-cell table:number-columns-repeated="2"/>
          <table:table-cell office:value-type="string" table:style-name="ce5">
            <text:p>Ozone</text:p>
          </table:table-cell>
          <table:table-cell office:value-type="string" table:number-columns-spanned="3" table:number-rows-spanned="1" table:style-name="ce53">
            <text:p>Spectf-heart</text:p>
          </table:table-cell>
          <table:covered-table-cell table:number-columns-repeated="2"/>
          <table:table-cell office:value-type="string" table:style-name="ce6">
            <text:p>Spectf-heart</text:p>
          </table:table-cell>
          <table:table-cell table:number-columns-repeated="16329"/>
        </table:table-row>
        <table:table-row table:style-name="ro3">
          <table:table-cell table:number-columns-repeated="14"/>
          <table:covered-table-cell/>
          <table:table-cell office:value-type="string" table:style-name="ce7">
            <text:p>%_clas</text:p>
          </table:table-cell>
          <table:table-cell office:value-type="string" table:style-name="ce8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9">
            <text:p>%_clas</text:p>
          </table:table-cell>
          <table:table-cell office:value-type="string" table:style-name="ce7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8">
            <text:p>%_clas</text:p>
          </table:table-cell>
          <table:table-cell office:value-type="string" table:style-name="ce7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10">
            <text:p>T</text:p>
          </table:table-cell>
          <table:table-cell table:number-columns-repeated="15" table:style-name="ce1"/>
          <table:covered-table-cell/>
          <table:table-cell office:value-type="string" table:style-name="ce7">
            <text:p>%_clas</text:p>
          </table:table-cell>
          <table:table-cell office:value-type="string" table:style-name="ce8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9">
            <text:p>%_clas</text:p>
          </table:table-cell>
          <table:table-cell office:value-type="string" table:style-name="ce7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8">
            <text:p>%_clas</text:p>
          </table:table-cell>
          <table:table-cell office:value-type="string" table:style-name="ce7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10">
            <text:p>T</text:p>
          </table:table-cell>
          <table:table-cell table:number-columns-repeated="16329"/>
        </table:table-row>
        <table:table-row table:style-name="ro8">
          <table:table-cell table:number-columns-repeated="14"/>
          <table:table-cell office:value-type="string" table:style-name="ce11">
            <text:p>Partición 1</text:p>
          </table:table-cell>
          <table:table-cell office:value-type="float" office:value="65.584400000000002" table:style-name="ce12">
            <text:p>65,58</text:p>
          </table:table-cell>
          <table:table-cell office:value-type="float" office:value="62.5" table:style-name="ce12">
            <text:p>62,50</text:p>
          </table:table-cell>
          <table:table-cell office:value-type="float" office:value="64.967500000000001" table:style-name="ce12">
            <text:p>64,97</text:p>
          </table:table-cell>
          <table:table-cell office:value-type="float" office:value="204.96299999999999" table:style-name="ce16">
            <text:p>204,96</text:p>
          </table:table-cell>
          <table:table-cell office:value-type="float" office:value="81.25" table:style-name="ce14">
            <text:p>81,25</text:p>
          </table:table-cell>
          <table:table-cell office:value-type="float" office:value="38.8889" table:style-name="ce12">
            <text:p>38,89</text:p>
          </table:table-cell>
          <table:table-cell office:value-type="float" office:value="72.777799999999999" table:style-name="ce12">
            <text:p>72,78</text:p>
          </table:table-cell>
          <table:table-cell office:value-type="float" office:value="104.974" table:style-name="ce16">
            <text:p>104,97</text:p>
          </table:table-cell>
          <table:table-cell office:value-type="float" office:value="82.857100000000003" table:style-name="ce12">
            <text:p>82,86</text:p>
          </table:table-cell>
          <table:table-cell office:value-type="float" office:value="40.909100000000002" table:style-name="ce12">
            <text:p>40,91</text:p>
          </table:table-cell>
          <table:table-cell office:value-type="float" office:value="74.467500000000001" table:style-name="ce12">
            <text:p>74,47</text:p>
          </table:table-cell>
          <table:table-cell office:value-type="float" office:value="94.382199999999997" table:style-name="ce16">
            <text:p>94,38</text:p>
          </table:table-cell>
          <table:table-cell table:number-columns-repeated="15" table:style-name="ce1"/>
          <table:table-cell office:value-type="string" table:style-name="ce11">
            <text:p>Partición 1</text:p>
          </table:table-cell>
          <table:table-cell office:value-type="float" office:value="68.181799999999996" table:style-name="ce12">
            <text:p>68,18</text:p>
          </table:table-cell>
          <table:table-cell office:value-type="float" office:value="100" table:style-name="ce12">
            <text:p>100,00</text:p>
          </table:table-cell>
          <table:table-cell office:value-type="float" office:value="74.545500000000004" table:style-name="ce12">
            <text:p>74,55</text:p>
          </table:table-cell>
          <table:table-cell office:value-type="float" office:value="210.88300000000001" table:style-name="ce16">
            <text:p>210,88</text:p>
          </table:table-cell>
          <table:table-cell office:value-type="float" office:value="73.4375" table:style-name="ce14">
            <text:p>73,44</text:p>
          </table:table-cell>
          <table:table-cell office:value-type="float" office:value="68.055599999999998" table:style-name="ce12">
            <text:p>68,06</text:p>
          </table:table-cell>
          <table:table-cell office:value-type="float" office:value="72.361099999999993" table:style-name="ce12">
            <text:p>72,36</text:p>
          </table:table-cell>
          <table:table-cell office:value-type="float" office:value="105.625" table:style-name="ce16">
            <text:p>105,63</text:p>
          </table:table-cell>
          <table:table-cell office:value-type="float" office:value="80" table:style-name="ce12">
            <text:p>80,00</text:p>
          </table:table-cell>
          <table:table-cell office:value-type="float" office:value="63.636400000000002" table:style-name="ce12">
            <text:p>63,64</text:p>
          </table:table-cell>
          <table:table-cell office:value-type="float" office:value="76.7273" table:style-name="ce12">
            <text:p>76,73</text:p>
          </table:table-cell>
          <table:table-cell office:value-type="float" office:value="94.293899999999994" table:style-name="ce16">
            <text:p>94,29</text:p>
          </table:table-cell>
          <table:table-cell table:number-columns-repeated="16329"/>
        </table:table-row>
        <table:table-row table:style-name="ro8">
          <table:table-cell table:number-columns-repeated="14"/>
          <table:table-cell office:value-type="string" table:style-name="ce11">
            <text:p>Partición 2</text:p>
          </table:table-cell>
          <table:table-cell office:value-type="float" office:value="66.883099999999999" table:style-name="ce12">
            <text:p>66,88</text:p>
          </table:table-cell>
          <table:table-cell office:value-type="float" office:value="50" table:style-name="ce12">
            <text:p>50,00</text:p>
          </table:table-cell>
          <table:table-cell office:value-type="float" office:value="63.506500000000003" table:style-name="ce12">
            <text:p>63,51</text:p>
          </table:table-cell>
          <table:table-cell office:value-type="float" office:value="205.63200000000001" table:style-name="ce16">
            <text:p>205,63</text:p>
          </table:table-cell>
          <table:table-cell office:value-type="float" office:value="79.6875" table:style-name="ce14">
            <text:p>79,69</text:p>
          </table:table-cell>
          <table:table-cell office:value-type="float" office:value="30.555599999999998" table:style-name="ce12">
            <text:p>30,56</text:p>
          </table:table-cell>
          <table:table-cell office:value-type="float" office:value="69.861099999999993" table:style-name="ce12">
            <text:p>69,86</text:p>
          </table:table-cell>
          <table:table-cell office:value-type="float" office:value="109.029" table:style-name="ce16">
            <text:p>109,03</text:p>
          </table:table-cell>
          <table:table-cell office:value-type="float" office:value="82.857100000000003" table:style-name="ce12">
            <text:p>82,86</text:p>
          </table:table-cell>
          <table:table-cell office:value-type="float" office:value="31.818200000000001" table:style-name="ce12">
            <text:p>31,82</text:p>
          </table:table-cell>
          <table:table-cell office:value-type="float" office:value="72.6494" table:style-name="ce12">
            <text:p>72,65</text:p>
          </table:table-cell>
          <table:table-cell office:value-type="float" office:value="94.1708" table:style-name="ce16">
            <text:p>94,17</text:p>
          </table:table-cell>
          <table:table-cell table:number-columns-repeated="15" table:style-name="ce1"/>
          <table:table-cell office:value-type="string" table:style-name="ce11">
            <text:p>Partición 2</text:p>
          </table:table-cell>
          <table:table-cell office:value-type="float" office:value="61.039000000000001" table:style-name="ce12">
            <text:p>61,04</text:p>
          </table:table-cell>
          <table:table-cell office:value-type="float" office:value="100" table:style-name="ce12">
            <text:p>100,00</text:p>
          </table:table-cell>
          <table:table-cell office:value-type="float" office:value="68.831199999999995" table:style-name="ce12">
            <text:p>68,83</text:p>
          </table:table-cell>
          <table:table-cell office:value-type="float" office:value="208.53899999999999" table:style-name="ce16">
            <text:p>208,54</text:p>
          </table:table-cell>
          <table:table-cell office:value-type="float" office:value="78.125" table:style-name="ce14">
            <text:p>78,13</text:p>
          </table:table-cell>
          <table:table-cell office:value-type="float" office:value="62.5" table:style-name="ce12">
            <text:p>62,50</text:p>
          </table:table-cell>
          <table:table-cell office:value-type="float" office:value="75" table:style-name="ce12">
            <text:p>75,00</text:p>
          </table:table-cell>
          <table:table-cell office:value-type="float" office:value="106.187" table:style-name="ce16">
            <text:p>106,19</text:p>
          </table:table-cell>
          <table:table-cell office:value-type="float" office:value="85.714299999999994" table:style-name="ce12">
            <text:p>85,71</text:p>
          </table:table-cell>
          <table:table-cell office:value-type="float" office:value="65.909099999999995" table:style-name="ce12">
            <text:p>65,91</text:p>
          </table:table-cell>
          <table:table-cell office:value-type="float" office:value="81.753200000000007" table:style-name="ce12">
            <text:p>81,75</text:p>
          </table:table-cell>
          <table:table-cell office:value-type="float" office:value="94.342299999999994" table:style-name="ce16">
            <text:p>94,34</text:p>
          </table:table-cell>
          <table:table-cell table:number-columns-repeated="16329"/>
        </table:table-row>
        <table:table-row table:style-name="ro8">
          <table:table-cell table:number-columns-repeated="14"/>
          <table:table-cell office:value-type="string" table:style-name="ce11">
            <text:p>Partición 3</text:p>
          </table:table-cell>
          <table:table-cell office:value-type="float" office:value="70.129900000000006" table:style-name="ce12">
            <text:p>70,13</text:p>
          </table:table-cell>
          <table:table-cell office:value-type="float" office:value="37.5" table:style-name="ce12">
            <text:p>37,50</text:p>
          </table:table-cell>
          <table:table-cell office:value-type="float" office:value="63.603900000000003" table:style-name="ce12">
            <text:p>63,60</text:p>
          </table:table-cell>
          <table:table-cell office:value-type="float" office:value="205.96100000000001" table:style-name="ce16">
            <text:p>205,96</text:p>
          </table:table-cell>
          <table:table-cell office:value-type="float" office:value="84.375" table:style-name="ce14">
            <text:p>84,38</text:p>
          </table:table-cell>
          <table:table-cell office:value-type="float" office:value="37.5" table:style-name="ce12">
            <text:p>37,50</text:p>
          </table:table-cell>
          <table:table-cell office:value-type="float" office:value="75" table:style-name="ce12">
            <text:p>75,00</text:p>
          </table:table-cell>
          <table:table-cell office:value-type="float" office:value="107.438" table:style-name="ce16">
            <text:p>107,44</text:p>
          </table:table-cell>
          <table:table-cell office:value-type="float" office:value="87.142899999999997" table:style-name="ce12">
            <text:p>87,14</text:p>
          </table:table-cell>
          <table:table-cell office:value-type="float" office:value="36.363599999999998" table:style-name="ce12">
            <text:p>36,36</text:p>
          </table:table-cell>
          <table:table-cell office:value-type="float" office:value="76.986999999999995" table:style-name="ce12">
            <text:p>76,99</text:p>
          </table:table-cell>
          <table:table-cell office:value-type="float" office:value="93.818399999999997" table:style-name="ce16">
            <text:p>93,82</text:p>
          </table:table-cell>
          <table:table-cell table:number-columns-repeated="15" table:style-name="ce1"/>
          <table:table-cell office:value-type="string" table:style-name="ce11">
            <text:p>Partición 3</text:p>
          </table:table-cell>
          <table:table-cell office:value-type="float" office:value="66.233800000000002" table:style-name="ce12">
            <text:p>66,23</text:p>
          </table:table-cell>
          <table:table-cell office:value-type="float" office:value="100" table:style-name="ce12">
            <text:p>100,00</text:p>
          </table:table-cell>
          <table:table-cell office:value-type="float" office:value="72.986999999999995" table:style-name="ce12">
            <text:p>72,99</text:p>
          </table:table-cell>
          <table:table-cell office:value-type="float" office:value="210.32300000000001" table:style-name="ce16">
            <text:p>210,32</text:p>
          </table:table-cell>
          <table:table-cell office:value-type="float" office:value="79.6875" table:style-name="ce14">
            <text:p>79,69</text:p>
          </table:table-cell>
          <table:table-cell office:value-type="float" office:value="54.166699999999999" table:style-name="ce12">
            <text:p>54,17</text:p>
          </table:table-cell>
          <table:table-cell office:value-type="float" office:value="74.583299999999994" table:style-name="ce12">
            <text:p>74,58</text:p>
          </table:table-cell>
          <table:table-cell office:value-type="float" office:value="106.387" table:style-name="ce16">
            <text:p>106,39</text:p>
          </table:table-cell>
          <table:table-cell office:value-type="float" office:value="87.142899999999997" table:style-name="ce12">
            <text:p>87,14</text:p>
          </table:table-cell>
          <table:table-cell office:value-type="float" office:value="70.454499999999996" table:style-name="ce12">
            <text:p>70,45</text:p>
          </table:table-cell>
          <table:table-cell office:value-type="float" office:value="83.805199999999999" table:style-name="ce12">
            <text:p>83,81</text:p>
          </table:table-cell>
          <table:table-cell office:value-type="float" office:value="93.500900000000001" table:style-name="ce16">
            <text:p>93,50</text:p>
          </table:table-cell>
          <table:table-cell table:number-columns-repeated="16329"/>
        </table:table-row>
        <table:table-row table:style-name="ro8">
          <table:table-cell table:number-columns-repeated="14"/>
          <table:table-cell office:value-type="string" table:style-name="ce11">
            <text:p>Partición 4</text:p>
          </table:table-cell>
          <table:table-cell office:value-type="float" office:value="67.532499999999999" table:style-name="ce12">
            <text:p>67,53</text:p>
          </table:table-cell>
          <table:table-cell office:value-type="float" office:value="50" table:style-name="ce12">
            <text:p>50,00</text:p>
          </table:table-cell>
          <table:table-cell office:value-type="float" office:value="64.025999999999996" table:style-name="ce12">
            <text:p>64,03</text:p>
          </table:table-cell>
          <table:table-cell office:value-type="float" office:value="207.17" table:style-name="ce16">
            <text:p>207,17</text:p>
          </table:table-cell>
          <table:table-cell office:value-type="float" office:value="76.5625" table:style-name="ce14">
            <text:p>76,56</text:p>
          </table:table-cell>
          <table:table-cell office:value-type="float" office:value="36.1111" table:style-name="ce12">
            <text:p>36,11</text:p>
          </table:table-cell>
          <table:table-cell office:value-type="float" office:value="68.472200000000001" table:style-name="ce12">
            <text:p>68,47</text:p>
          </table:table-cell>
          <table:table-cell office:value-type="float" office:value="108.377" table:style-name="ce16">
            <text:p>108,38</text:p>
          </table:table-cell>
          <table:table-cell office:value-type="float" office:value="84.285700000000006" table:style-name="ce12">
            <text:p>84,29</text:p>
          </table:table-cell>
          <table:table-cell office:value-type="float" office:value="36.363599999999998" table:style-name="ce12">
            <text:p>36,36</text:p>
          </table:table-cell>
          <table:table-cell office:value-type="float" office:value="74.701300000000003" table:style-name="ce12">
            <text:p>74,70</text:p>
          </table:table-cell>
          <table:table-cell office:value-type="float" office:value="93.585300000000004" table:style-name="ce16">
            <text:p>93,59</text:p>
          </table:table-cell>
          <table:table-cell table:number-columns-repeated="15" table:style-name="ce1"/>
          <table:table-cell office:value-type="string" table:style-name="ce11">
            <text:p>Partición 4</text:p>
          </table:table-cell>
          <table:table-cell office:value-type="float" office:value="72.0779" table:style-name="ce12">
            <text:p>72,08</text:p>
          </table:table-cell>
          <table:table-cell office:value-type="float" office:value="87.5" table:style-name="ce12">
            <text:p>87,50</text:p>
          </table:table-cell>
          <table:table-cell office:value-type="float" office:value="75.162300000000002" table:style-name="ce12">
            <text:p>75,16</text:p>
          </table:table-cell>
          <table:table-cell office:value-type="float" office:value="207.69399999999999" table:style-name="ce16">
            <text:p>207,69</text:p>
          </table:table-cell>
          <table:table-cell office:value-type="float" office:value="68.75" table:style-name="ce14">
            <text:p>68,75</text:p>
          </table:table-cell>
          <table:table-cell office:value-type="float" office:value="62.5" table:style-name="ce12">
            <text:p>62,50</text:p>
          </table:table-cell>
          <table:table-cell office:value-type="float" office:value="67.5" table:style-name="ce12">
            <text:p>67,50</text:p>
          </table:table-cell>
          <table:table-cell office:value-type="float" office:value="106.093" table:style-name="ce16">
            <text:p>106,09</text:p>
          </table:table-cell>
          <table:table-cell office:value-type="float" office:value="84.285700000000006" table:style-name="ce12">
            <text:p>84,29</text:p>
          </table:table-cell>
          <table:table-cell office:value-type="float" office:value="81.818200000000004" table:style-name="ce12">
            <text:p>81,82</text:p>
          </table:table-cell>
          <table:table-cell office:value-type="float" office:value="83.792199999999994" table:style-name="ce12">
            <text:p>83,79</text:p>
          </table:table-cell>
          <table:table-cell office:value-type="float" office:value="94.588099999999997" table:style-name="ce16">
            <text:p>94,59</text:p>
          </table:table-cell>
          <table:table-cell table:number-columns-repeated="16329"/>
        </table:table-row>
        <table:table-row table:style-name="ro8">
          <table:table-cell table:number-columns-repeated="14"/>
          <table:table-cell office:value-type="string" table:style-name="ce18">
            <text:p>Partición 5</text:p>
          </table:table-cell>
          <table:table-cell office:value-type="float" office:value="68.421099999999996" table:style-name="ce19">
            <text:p>68,42</text:p>
          </table:table-cell>
          <table:table-cell office:value-type="float" office:value="37.5" table:style-name="ce19">
            <text:p>37,50</text:p>
          </table:table-cell>
          <table:table-cell office:value-type="float" office:value="62.236800000000002" table:style-name="ce19">
            <text:p>62,24</text:p>
          </table:table-cell>
          <table:table-cell office:value-type="float" office:value="205.33600000000001" table:style-name="ce24">
            <text:p>205,34</text:p>
          </table:table-cell>
          <table:table-cell office:value-type="float" office:value="81.25" table:style-name="ce21">
            <text:p>81,25</text:p>
          </table:table-cell>
          <table:table-cell office:value-type="float" office:value="40.277799999999999" table:style-name="ce19">
            <text:p>40,28</text:p>
          </table:table-cell>
          <table:table-cell office:value-type="float" office:value="73.055599999999998" table:style-name="ce19">
            <text:p>73,06</text:p>
          </table:table-cell>
          <table:table-cell office:value-type="float" office:value="105.32" table:style-name="ce25">
            <text:p>105,32</text:p>
          </table:table-cell>
          <table:table-cell office:value-type="float" office:value="82.608699999999999" table:style-name="ce19">
            <text:p>82,61</text:p>
          </table:table-cell>
          <table:table-cell office:value-type="float" office:value="43.181800000000003" table:style-name="ce19">
            <text:p>43,18</text:p>
          </table:table-cell>
          <table:table-cell office:value-type="float" office:value="74.723299999999995" table:style-name="ce19">
            <text:p>74,72</text:p>
          </table:table-cell>
          <table:table-cell office:value-type="float" office:value="96.429599999999994" table:style-name="ce24">
            <text:p>96,43</text:p>
          </table:table-cell>
          <table:table-cell table:number-columns-repeated="15" table:style-name="ce1"/>
          <table:table-cell office:value-type="string" table:style-name="ce18">
            <text:p>Partición 5</text:p>
          </table:table-cell>
          <table:table-cell office:value-type="float" office:value="67.763199999999998" table:style-name="ce19">
            <text:p>67,76</text:p>
          </table:table-cell>
          <table:table-cell office:value-type="float" office:value="100" table:style-name="ce19">
            <text:p>100,00</text:p>
          </table:table-cell>
          <table:table-cell office:value-type="float" office:value="74.210499999999996" table:style-name="ce19">
            <text:p>74,21</text:p>
          </table:table-cell>
          <table:table-cell office:value-type="float" office:value="212.16399999999999" table:style-name="ce24">
            <text:p>212,16</text:p>
          </table:table-cell>
          <table:table-cell office:value-type="float" office:value="78.125" table:style-name="ce21">
            <text:p>78,13</text:p>
          </table:table-cell>
          <table:table-cell office:value-type="float" office:value="65.277799999999999" table:style-name="ce19">
            <text:p>65,28</text:p>
          </table:table-cell>
          <table:table-cell office:value-type="float" office:value="75.555599999999998" table:style-name="ce19">
            <text:p>75,56</text:p>
          </table:table-cell>
          <table:table-cell office:value-type="float" office:value="105.92100000000001" table:style-name="ce25">
            <text:p>105,92</text:p>
          </table:table-cell>
          <table:table-cell office:value-type="float" office:value="86.956500000000005" table:style-name="ce19">
            <text:p>86,96</text:p>
          </table:table-cell>
          <table:table-cell office:value-type="float" office:value="63.636400000000002" table:style-name="ce19">
            <text:p>63,64</text:p>
          </table:table-cell>
          <table:table-cell office:value-type="float" office:value="82.292500000000004" table:style-name="ce19">
            <text:p>82,29</text:p>
          </table:table-cell>
          <table:table-cell office:value-type="float" office:value="93.970399999999998" table:style-name="ce24">
            <text:p>93,97</text:p>
          </table:table-cell>
          <table:table-cell table:number-columns-repeated="16329"/>
        </table:table-row>
        <table:table-row table:style-name="ro8">
          <table:table-cell table:number-columns-repeated="14" table:style-name="ce1"/>
          <table:table-cell office:value-type="string" table:style-name="ce26">
            <text:p>Media</text:p>
          </table:table-cell>
          <table:table-cell office:value-type="float" office:value="67.7102" table:style-name="ce12">
            <text:p>67,71</text:p>
          </table:table-cell>
          <table:table-cell office:value-type="float" office:value="47.5" table:style-name="ce12">
            <text:p>47,50</text:p>
          </table:table-cell>
          <table:table-cell office:value-type="float" office:value="63.668100000000003" table:style-name="ce12">
            <text:p>63,67</text:p>
          </table:table-cell>
          <table:table-cell office:value-type="float" office:value="205.81299999999999" table:style-name="ce16">
            <text:p>205,81</text:p>
          </table:table-cell>
          <table:table-cell office:value-type="float" office:value="80.625" table:style-name="ce14">
            <text:p>80,63</text:p>
          </table:table-cell>
          <table:table-cell office:value-type="float" office:value="36.666699999999999" table:style-name="ce12">
            <text:p>36,67</text:p>
          </table:table-cell>
          <table:table-cell office:value-type="float" office:value="71.833299999999994" table:style-name="ce12">
            <text:p>71,83</text:p>
          </table:table-cell>
          <table:table-cell office:value-type="float" office:value="107.027" table:style-name="ce28">
            <text:p>107,03</text:p>
          </table:table-cell>
          <table:table-cell office:value-type="float" office:value="83.950299999999999" table:style-name="ce12">
            <text:p>83,95</text:p>
          </table:table-cell>
          <table:table-cell office:value-type="float" office:value="37.7273" table:style-name="ce12">
            <text:p>37,73</text:p>
          </table:table-cell>
          <table:table-cell office:value-type="float" office:value="74.705699999999993" table:style-name="ce12">
            <text:p>74,71</text:p>
          </table:table-cell>
          <table:table-cell office:value-type="float" office:value="94.4773" table:style-name="ce16">
            <text:p>94,48</text:p>
          </table:table-cell>
          <table:table-cell table:number-columns-repeated="15" table:style-name="ce1"/>
          <table:table-cell office:value-type="string" table:style-name="ce26">
            <text:p>Media</text:p>
          </table:table-cell>
          <table:table-cell office:value-type="float" office:value="67.059100000000001" table:style-name="ce12">
            <text:p>67,06</text:p>
          </table:table-cell>
          <table:table-cell office:value-type="float" office:value="97.5" table:style-name="ce12">
            <text:p>97,50</text:p>
          </table:table-cell>
          <table:table-cell office:value-type="float" office:value="73.147300000000001" table:style-name="ce12">
            <text:p>73,15</text:p>
          </table:table-cell>
          <table:table-cell office:value-type="float" office:value="209.92099999999999" table:style-name="ce16">
            <text:p>209,92</text:p>
          </table:table-cell>
          <table:table-cell office:value-type="float" office:value="75.625" table:style-name="ce14">
            <text:p>75,63</text:p>
          </table:table-cell>
          <table:table-cell office:value-type="float" office:value="62.5" table:style-name="ce12">
            <text:p>62,50</text:p>
          </table:table-cell>
          <table:table-cell office:value-type="float" office:value="73" table:style-name="ce12">
            <text:p>73,00</text:p>
          </table:table-cell>
          <table:table-cell office:value-type="float" office:value="106.04300000000001" table:style-name="ce28">
            <text:p>106,04</text:p>
          </table:table-cell>
          <table:table-cell office:value-type="float" office:value="84.819900000000004" table:style-name="ce12">
            <text:p>84,82</text:p>
          </table:table-cell>
          <table:table-cell office:value-type="float" office:value="69.090900000000005" table:style-name="ce12">
            <text:p>69,09</text:p>
          </table:table-cell>
          <table:table-cell office:value-type="float" office:value="81.674099999999996" table:style-name="ce12">
            <text:p>81,67</text:p>
          </table:table-cell>
          <table:table-cell office:value-type="float" office:value="94.139099999999999" table:style-name="ce16">
            <text:p>94,14</text:p>
          </table:table-cell>
          <table:table-cell table:number-columns-repeated="1632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5" table:style-name="ce1"/>
          <table:table-cell office:value-type="string" table:number-columns-spanned="12" table:number-rows-spanned="1" table:style-name="ce50">
            <text:p>Resultados obtenidos por el algoritmo AM-Best en el problema del APC</text:p>
          </table:table-cell>
          <table:covered-table-cell table:number-columns-repeated="11"/>
          <table:table-cell table:number-columns-repeated="16" table:style-name="ce1"/>
          <table:table-cell office:value-type="string" table:number-columns-spanned="12" table:number-rows-spanned="1" table:style-name="ce50">
            <text:p>Resultados obtenidos por el algoritmo COA_Caotico_Memetico (Best) en el problema del APC</text:p>
          </table:table-cell>
          <table:covered-table-cell table:number-columns-repeated="11"/>
          <table:table-cell table:number-columns-repeated="16329"/>
        </table:table-row>
        <table:table-row table:style-name="ro7">
          <table:table-cell table:number-columns-repeated="14" table:style-name="ce1"/>
          <table:table-cell table:number-columns-spanned="1" table:number-rows-spanned="2" table:style-name="ce51"/>
          <table:table-cell office:value-type="string" table:number-columns-spanned="3" table:number-rows-spanned="1" table:style-name="ce52">
            <text:p>Diabetes</text:p>
          </table:table-cell>
          <table:covered-table-cell table:number-columns-repeated="2"/>
          <table:table-cell office:value-type="string" table:style-name="ce4">
            <text:p>Diabetes</text:p>
          </table:table-cell>
          <table:table-cell office:value-type="string" table:number-columns-spanned="3" table:number-rows-spanned="1" table:style-name="ce54">
            <text:p>Ozone</text:p>
          </table:table-cell>
          <table:covered-table-cell table:number-columns-repeated="2"/>
          <table:table-cell office:value-type="string" table:style-name="ce5">
            <text:p>Ozone</text:p>
          </table:table-cell>
          <table:table-cell office:value-type="string" table:number-columns-spanned="3" table:number-rows-spanned="1" table:style-name="ce53">
            <text:p>Spectf-heart</text:p>
          </table:table-cell>
          <table:covered-table-cell table:number-columns-repeated="2"/>
          <table:table-cell office:value-type="string" table:style-name="ce6">
            <text:p>Spectf-heart</text:p>
          </table:table-cell>
          <table:table-cell table:number-columns-repeated="15" table:style-name="ce1"/>
          <table:table-cell table:number-columns-spanned="1" table:number-rows-spanned="2" table:style-name="ce51"/>
          <table:table-cell office:value-type="string" table:number-columns-spanned="3" table:number-rows-spanned="1" table:style-name="ce52">
            <text:p>Diabetes</text:p>
          </table:table-cell>
          <table:covered-table-cell table:number-columns-repeated="2"/>
          <table:table-cell office:value-type="string" table:style-name="ce4">
            <text:p>Diabetes</text:p>
          </table:table-cell>
          <table:table-cell office:value-type="string" table:number-columns-spanned="3" table:number-rows-spanned="1" table:style-name="ce54">
            <text:p>Ozone</text:p>
          </table:table-cell>
          <table:covered-table-cell table:number-columns-repeated="2"/>
          <table:table-cell office:value-type="string" table:style-name="ce5">
            <text:p>Ozone</text:p>
          </table:table-cell>
          <table:table-cell office:value-type="string" table:number-columns-spanned="3" table:number-rows-spanned="1" table:style-name="ce53">
            <text:p>Spectf-heart</text:p>
          </table:table-cell>
          <table:covered-table-cell table:number-columns-repeated="2"/>
          <table:table-cell office:value-type="string" table:style-name="ce6">
            <text:p>Spectf-heart</text:p>
          </table:table-cell>
          <table:table-cell table:number-columns-repeated="16329"/>
        </table:table-row>
        <table:table-row table:style-name="ro3">
          <table:table-cell table:number-columns-repeated="14" table:style-name="ce1"/>
          <table:covered-table-cell/>
          <table:table-cell office:value-type="string" table:style-name="ce7">
            <text:p>%_clas</text:p>
          </table:table-cell>
          <table:table-cell office:value-type="string" table:style-name="ce8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9">
            <text:p>%_clas</text:p>
          </table:table-cell>
          <table:table-cell office:value-type="string" table:style-name="ce7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8">
            <text:p>%_clas</text:p>
          </table:table-cell>
          <table:table-cell office:value-type="string" table:style-name="ce7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10">
            <text:p>T</text:p>
          </table:table-cell>
          <table:table-cell table:number-columns-repeated="15" table:style-name="ce1"/>
          <table:covered-table-cell/>
          <table:table-cell office:value-type="string" table:style-name="ce7">
            <text:p>%_clas</text:p>
          </table:table-cell>
          <table:table-cell office:value-type="string" table:style-name="ce8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9">
            <text:p>%_clas</text:p>
          </table:table-cell>
          <table:table-cell office:value-type="string" table:style-name="ce7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8">
            <text:p>%_clas</text:p>
          </table:table-cell>
          <table:table-cell office:value-type="string" table:style-name="ce7">
            <text:p>%red</text:p>
          </table:table-cell>
          <table:table-cell office:value-type="string" table:style-name="ce7">
            <text:p>Fit.</text:p>
          </table:table-cell>
          <table:table-cell office:value-type="string" table:style-name="ce10">
            <text:p>T</text:p>
          </table:table-cell>
          <table:table-cell table:number-columns-repeated="16329"/>
        </table:table-row>
        <table:table-row table:style-name="ro8">
          <table:table-cell table:number-columns-repeated="14" table:style-name="ce1"/>
          <table:table-cell office:value-type="string" table:style-name="ce11">
            <text:p>Partición 1</text:p>
          </table:table-cell>
          <table:table-cell office:value-type="float" office:value="68.831199999999995" table:style-name="ce12">
            <text:p>68,83</text:p>
          </table:table-cell>
          <table:table-cell office:value-type="float" office:value="75" table:style-name="ce12">
            <text:p>75,00</text:p>
          </table:table-cell>
          <table:table-cell office:value-type="float" office:value="70.064899999999994" table:style-name="ce12">
            <text:p>70,06</text:p>
          </table:table-cell>
          <table:table-cell office:value-type="float" office:value="208.06200000000001" table:style-name="ce16">
            <text:p>208,06</text:p>
          </table:table-cell>
          <table:table-cell office:value-type="float" office:value="76.5625" table:style-name="ce14">
            <text:p>76,56</text:p>
          </table:table-cell>
          <table:table-cell office:value-type="float" office:value="37.5" table:style-name="ce12">
            <text:p>37,50</text:p>
          </table:table-cell>
          <table:table-cell office:value-type="float" office:value="68.75" table:style-name="ce12">
            <text:p>68,75</text:p>
          </table:table-cell>
          <table:table-cell office:value-type="float" office:value="109.221" table:style-name="ce16">
            <text:p>109,22</text:p>
          </table:table-cell>
          <table:table-cell office:value-type="float" office:value="74.285700000000006" table:style-name="ce12">
            <text:p>74,29</text:p>
          </table:table-cell>
          <table:table-cell office:value-type="float" office:value="22.7273" table:style-name="ce12">
            <text:p>22,73</text:p>
          </table:table-cell>
          <table:table-cell office:value-type="float" office:value="63.973999999999997" table:style-name="ce12">
            <text:p>63,97</text:p>
          </table:table-cell>
          <table:table-cell office:value-type="float" office:value="94.305099999999996" table:style-name="ce16">
            <text:p>94,31</text:p>
          </table:table-cell>
          <table:table-cell table:number-columns-repeated="15" table:style-name="ce1"/>
          <table:table-cell office:value-type="string" table:style-name="ce11">
            <text:p>Partición 1</text:p>
          </table:table-cell>
          <table:table-cell office:value-type="float" office:value="65.584400000000002" table:style-name="ce12">
            <text:p>65,58</text:p>
          </table:table-cell>
          <table:table-cell office:value-type="float" office:value="100" table:style-name="ce12">
            <text:p>100,00</text:p>
          </table:table-cell>
          <table:table-cell office:value-type="float" office:value="72.467500000000001" table:style-name="ce12">
            <text:p>72,47</text:p>
          </table:table-cell>
          <table:table-cell office:value-type="float" office:value="207.39" table:style-name="ce16">
            <text:p>207,39</text:p>
          </table:table-cell>
          <table:table-cell office:value-type="float" office:value="73.4375" table:style-name="ce14">
            <text:p>73,44</text:p>
          </table:table-cell>
          <table:table-cell office:value-type="float" office:value="59.722200000000001" table:style-name="ce12">
            <text:p>59,72</text:p>
          </table:table-cell>
          <table:table-cell office:value-type="float" office:value="70.694400000000002" table:style-name="ce12">
            <text:p>70,69</text:p>
          </table:table-cell>
          <table:table-cell office:value-type="float" office:value="106.074" table:style-name="ce16">
            <text:p>106,07</text:p>
          </table:table-cell>
          <table:table-cell office:value-type="float" office:value="78.571399999999997" table:style-name="ce12">
            <text:p>78,57</text:p>
          </table:table-cell>
          <table:table-cell office:value-type="float" office:value="63.636400000000002" table:style-name="ce12">
            <text:p>63,64</text:p>
          </table:table-cell>
          <table:table-cell office:value-type="float" office:value="75.584400000000002" table:style-name="ce12">
            <text:p>75,58</text:p>
          </table:table-cell>
          <table:table-cell office:value-type="float" office:value="94.021699999999996" table:style-name="ce16">
            <text:p>94,02</text:p>
          </table:table-cell>
          <table:table-cell table:number-columns-repeated="16329"/>
        </table:table-row>
        <table:table-row table:style-name="ro8">
          <table:table-cell table:number-columns-repeated="14" table:style-name="ce1"/>
          <table:table-cell office:value-type="string" table:style-name="ce11">
            <text:p>Partición 2</text:p>
          </table:table-cell>
          <table:table-cell office:value-type="float" office:value="65.584400000000002" table:style-name="ce12">
            <text:p>65,58</text:p>
          </table:table-cell>
          <table:table-cell office:value-type="float" office:value="75" table:style-name="ce12">
            <text:p>75,00</text:p>
          </table:table-cell>
          <table:table-cell office:value-type="float" office:value="67.467500000000001" table:style-name="ce12">
            <text:p>67,47</text:p>
          </table:table-cell>
          <table:table-cell office:value-type="float" office:value="206.364" table:style-name="ce16">
            <text:p>206,36</text:p>
          </table:table-cell>
          <table:table-cell office:value-type="float" office:value="82.8125" table:style-name="ce14">
            <text:p>82,81</text:p>
          </table:table-cell>
          <table:table-cell office:value-type="float" office:value="40.277799999999999" table:style-name="ce12">
            <text:p>40,28</text:p>
          </table:table-cell>
          <table:table-cell office:value-type="float" office:value="74.305599999999998" table:style-name="ce12">
            <text:p>74,31</text:p>
          </table:table-cell>
          <table:table-cell office:value-type="float" office:value="106.98399999999999" table:style-name="ce16">
            <text:p>106,98</text:p>
          </table:table-cell>
          <table:table-cell office:value-type="float" office:value="85.714299999999994" table:style-name="ce12">
            <text:p>85,71</text:p>
          </table:table-cell>
          <table:table-cell office:value-type="float" office:value="29.545500000000001" table:style-name="ce12">
            <text:p>29,55</text:p>
          </table:table-cell>
          <table:table-cell office:value-type="float" office:value="74.480500000000006" table:style-name="ce12">
            <text:p>74,48</text:p>
          </table:table-cell>
          <table:table-cell office:value-type="float" office:value="94.435500000000005" table:style-name="ce16">
            <text:p>94,44</text:p>
          </table:table-cell>
          <table:table-cell table:number-columns-repeated="15" table:style-name="ce1"/>
          <table:table-cell office:value-type="string" table:style-name="ce11">
            <text:p>Partición 2</text:p>
          </table:table-cell>
          <table:table-cell office:value-type="float" office:value="64.285700000000006" table:style-name="ce12">
            <text:p>64,29</text:p>
          </table:table-cell>
          <table:table-cell office:value-type="float" office:value="100" table:style-name="ce12">
            <text:p>100,00</text:p>
          </table:table-cell>
          <table:table-cell office:value-type="float" office:value="71.428600000000003" table:style-name="ce12">
            <text:p>71,43</text:p>
          </table:table-cell>
          <table:table-cell office:value-type="float" office:value="207.666" table:style-name="ce16">
            <text:p>207,67</text:p>
          </table:table-cell>
          <table:table-cell office:value-type="float" office:value="75" table:style-name="ce14">
            <text:p>75,00</text:p>
          </table:table-cell>
          <table:table-cell office:value-type="float" office:value="66.666700000000006" table:style-name="ce12">
            <text:p>66,67</text:p>
          </table:table-cell>
          <table:table-cell office:value-type="float" office:value="73.333299999999994" table:style-name="ce12">
            <text:p>73,33</text:p>
          </table:table-cell>
          <table:table-cell office:value-type="float" office:value="105.714" table:style-name="ce16">
            <text:p>105,71</text:p>
          </table:table-cell>
          <table:table-cell office:value-type="float" office:value="85.714299999999994" table:style-name="ce12">
            <text:p>85,71</text:p>
          </table:table-cell>
          <table:table-cell office:value-type="float" office:value="61.363599999999998" table:style-name="ce12">
            <text:p>61,36</text:p>
          </table:table-cell>
          <table:table-cell office:value-type="float" office:value="80.844200000000001" table:style-name="ce12">
            <text:p>80,84</text:p>
          </table:table-cell>
          <table:table-cell office:value-type="float" office:value="94.3202" table:style-name="ce16">
            <text:p>94,32</text:p>
          </table:table-cell>
          <table:table-cell table:number-columns-repeated="16329"/>
        </table:table-row>
        <table:table-row table:style-name="ro8">
          <table:table-cell table:number-columns-repeated="14" table:style-name="ce1"/>
          <table:table-cell office:value-type="string" table:style-name="ce11">
            <text:p>Partición 3</text:p>
          </table:table-cell>
          <table:table-cell office:value-type="float" office:value="64.935100000000006" table:style-name="ce12">
            <text:p>64,94</text:p>
          </table:table-cell>
          <table:table-cell office:value-type="float" office:value="75" table:style-name="ce12">
            <text:p>75,00</text:p>
          </table:table-cell>
          <table:table-cell office:value-type="float" office:value="66.948099999999997" table:style-name="ce12">
            <text:p>66,95</text:p>
          </table:table-cell>
          <table:table-cell office:value-type="float" office:value="206.15899999999999" table:style-name="ce16">
            <text:p>206,16</text:p>
          </table:table-cell>
          <table:table-cell office:value-type="float" office:value="81.25" table:style-name="ce14">
            <text:p>81,25</text:p>
          </table:table-cell>
          <table:table-cell office:value-type="float" office:value="41.666699999999999" table:style-name="ce12">
            <text:p>41,67</text:p>
          </table:table-cell>
          <table:table-cell office:value-type="float" office:value="73.333299999999994" table:style-name="ce12">
            <text:p>73,33</text:p>
          </table:table-cell>
          <table:table-cell office:value-type="float" office:value="108.619" table:style-name="ce16">
            <text:p>108,62</text:p>
          </table:table-cell>
          <table:table-cell office:value-type="float" office:value="90" table:style-name="ce12">
            <text:p>90,00</text:p>
          </table:table-cell>
          <table:table-cell office:value-type="float" office:value="27.2727" table:style-name="ce12">
            <text:p>27,27</text:p>
          </table:table-cell>
          <table:table-cell office:value-type="float" office:value="77.454499999999996" table:style-name="ce12">
            <text:p>77,45</text:p>
          </table:table-cell>
          <table:table-cell office:value-type="float" office:value="94.154399999999995" table:style-name="ce16">
            <text:p>94,15</text:p>
          </table:table-cell>
          <table:table-cell table:number-columns-repeated="15" table:style-name="ce1"/>
          <table:table-cell office:value-type="string" table:style-name="ce11">
            <text:p>Partición 3</text:p>
          </table:table-cell>
          <table:table-cell office:value-type="float" office:value="67.532499999999999" table:style-name="ce12">
            <text:p>67,53</text:p>
          </table:table-cell>
          <table:table-cell office:value-type="float" office:value="100" table:style-name="ce12">
            <text:p>100,00</text:p>
          </table:table-cell>
          <table:table-cell office:value-type="float" office:value="74.025999999999996" table:style-name="ce12">
            <text:p>74,03</text:p>
          </table:table-cell>
          <table:table-cell office:value-type="float" office:value="212.53200000000001" table:style-name="ce16">
            <text:p>212,53</text:p>
          </table:table-cell>
          <table:table-cell office:value-type="float" office:value="78.125" table:style-name="ce14">
            <text:p>78,13</text:p>
          </table:table-cell>
          <table:table-cell office:value-type="float" office:value="54.166699999999999" table:style-name="ce12">
            <text:p>54,17</text:p>
          </table:table-cell>
          <table:table-cell office:value-type="float" office:value="73.333299999999994" table:style-name="ce12">
            <text:p>73,33</text:p>
          </table:table-cell>
          <table:table-cell office:value-type="float" office:value="105.27" table:style-name="ce16">
            <text:p>105,27</text:p>
          </table:table-cell>
          <table:table-cell office:value-type="float" office:value="92.857100000000003" table:style-name="ce12">
            <text:p>92,86</text:p>
          </table:table-cell>
          <table:table-cell office:value-type="float" office:value="65.909099999999995" table:style-name="ce12">
            <text:p>65,91</text:p>
          </table:table-cell>
          <table:table-cell office:value-type="float" office:value="87.467500000000001" table:style-name="ce12">
            <text:p>87,47</text:p>
          </table:table-cell>
          <table:table-cell office:value-type="float" office:value="93.764499999999998" table:style-name="ce16">
            <text:p>93,76</text:p>
          </table:table-cell>
          <table:table-cell table:number-columns-repeated="16329"/>
        </table:table-row>
        <table:table-row table:style-name="ro8">
          <table:table-cell table:number-columns-repeated="14" table:style-name="ce1"/>
          <table:table-cell office:value-type="string" table:style-name="ce11">
            <text:p>Partición 4</text:p>
          </table:table-cell>
          <table:table-cell office:value-type="float" office:value="68.181799999999996" table:style-name="ce12">
            <text:p>68,18</text:p>
          </table:table-cell>
          <table:table-cell office:value-type="float" office:value="50" table:style-name="ce12">
            <text:p>50,00</text:p>
          </table:table-cell>
          <table:table-cell office:value-type="float" office:value="64.545500000000004" table:style-name="ce12">
            <text:p>64,55</text:p>
          </table:table-cell>
          <table:table-cell office:value-type="float" office:value="206.68199999999999" table:style-name="ce16">
            <text:p>206,68</text:p>
          </table:table-cell>
          <table:table-cell office:value-type="float" office:value="71.875" table:style-name="ce14">
            <text:p>71,88</text:p>
          </table:table-cell>
          <table:table-cell office:value-type="float" office:value="45.833300000000001" table:style-name="ce12">
            <text:p>45,83</text:p>
          </table:table-cell>
          <table:table-cell office:value-type="float" office:value="66.666700000000006" table:style-name="ce12">
            <text:p>66,67</text:p>
          </table:table-cell>
          <table:table-cell office:value-type="float" office:value="107.04600000000001" table:style-name="ce16">
            <text:p>107,05</text:p>
          </table:table-cell>
          <table:table-cell office:value-type="float" office:value="84.285700000000006" table:style-name="ce12">
            <text:p>84,29</text:p>
          </table:table-cell>
          <table:table-cell office:value-type="float" office:value="4.5454499999999998" table:style-name="ce12">
            <text:p>4,55</text:p>
          </table:table-cell>
          <table:table-cell office:value-type="float" office:value="68.337699999999998" table:style-name="ce12">
            <text:p>68,34</text:p>
          </table:table-cell>
          <table:table-cell office:value-type="float" office:value="92.898799999999994" table:style-name="ce16">
            <text:p>92,90</text:p>
          </table:table-cell>
          <table:table-cell table:number-columns-repeated="15" table:style-name="ce1"/>
          <table:table-cell office:value-type="string" table:style-name="ce11">
            <text:p>Partición 4</text:p>
          </table:table-cell>
          <table:table-cell office:value-type="float" office:value="68.181799999999996" table:style-name="ce12">
            <text:p>68,18</text:p>
          </table:table-cell>
          <table:table-cell office:value-type="float" office:value="100" table:style-name="ce12">
            <text:p>100,00</text:p>
          </table:table-cell>
          <table:table-cell office:value-type="float" office:value="74.545500000000004" table:style-name="ce12">
            <text:p>74,55</text:p>
          </table:table-cell>
          <table:table-cell office:value-type="float" office:value="208.965" table:style-name="ce16">
            <text:p>208,97</text:p>
          </table:table-cell>
          <table:table-cell office:value-type="float" office:value="78.125" table:style-name="ce14">
            <text:p>78,13</text:p>
          </table:table-cell>
          <table:table-cell office:value-type="float" office:value="58.333300000000001" table:style-name="ce12">
            <text:p>58,33</text:p>
          </table:table-cell>
          <table:table-cell office:value-type="float" office:value="74.166700000000006" table:style-name="ce12">
            <text:p>74,17</text:p>
          </table:table-cell>
          <table:table-cell office:value-type="float" office:value="105.818" table:style-name="ce16">
            <text:p>105,82</text:p>
          </table:table-cell>
          <table:table-cell office:value-type="float" office:value="82.857100000000003" table:style-name="ce12">
            <text:p>82,86</text:p>
          </table:table-cell>
          <table:table-cell office:value-type="float" office:value="72.7273" table:style-name="ce12">
            <text:p>72,73</text:p>
          </table:table-cell>
          <table:table-cell office:value-type="float" office:value="80.831199999999995" table:style-name="ce12">
            <text:p>80,83</text:p>
          </table:table-cell>
          <table:table-cell office:value-type="float" office:value="94.524900000000002" table:style-name="ce16">
            <text:p>94,52</text:p>
          </table:table-cell>
          <table:table-cell table:number-columns-repeated="16329"/>
        </table:table-row>
        <table:table-row table:style-name="ro8">
          <table:table-cell table:number-columns-repeated="14" table:style-name="ce1"/>
          <table:table-cell office:value-type="string" table:style-name="ce18">
            <text:p>Partición 5</text:p>
          </table:table-cell>
          <table:table-cell office:value-type="float" office:value="71.710499999999996" table:style-name="ce19">
            <text:p>71,71</text:p>
          </table:table-cell>
          <table:table-cell office:value-type="float" office:value="62.5" table:style-name="ce19">
            <text:p>62,50</text:p>
          </table:table-cell>
          <table:table-cell office:value-type="float" office:value="69.868399999999994" table:style-name="ce19">
            <text:p>69,87</text:p>
          </table:table-cell>
          <table:table-cell office:value-type="float" office:value="206.042" table:style-name="ce24">
            <text:p>206,04</text:p>
          </table:table-cell>
          <table:table-cell office:value-type="float" office:value="84.375" table:style-name="ce21">
            <text:p>84,38</text:p>
          </table:table-cell>
          <table:table-cell office:value-type="float" office:value="31.944400000000002" table:style-name="ce19">
            <text:p>31,94</text:p>
          </table:table-cell>
          <table:table-cell office:value-type="float" office:value="73.888900000000007" table:style-name="ce19">
            <text:p>73,89</text:p>
          </table:table-cell>
          <table:table-cell office:value-type="float" office:value="108.605" table:style-name="ce25">
            <text:p>108,61</text:p>
          </table:table-cell>
          <table:table-cell office:value-type="float" office:value="81.159400000000005" table:style-name="ce19">
            <text:p>81,16</text:p>
          </table:table-cell>
          <table:table-cell office:value-type="float" office:value="15.9091" table:style-name="ce19">
            <text:p>15,91</text:p>
          </table:table-cell>
          <table:table-cell office:value-type="float" office:value="68.109399999999994" table:style-name="ce19">
            <text:p>68,11</text:p>
          </table:table-cell>
          <table:table-cell office:value-type="float" office:value="92.476100000000002" table:style-name="ce24">
            <text:p>92,48</text:p>
          </table:table-cell>
          <table:table-cell table:number-columns-repeated="15" table:style-name="ce1"/>
          <table:table-cell office:value-type="string" table:style-name="ce18">
            <text:p>Partición 5</text:p>
          </table:table-cell>
          <table:table-cell office:value-type="float" office:value="72.368399999999994" table:style-name="ce19">
            <text:p>72,37</text:p>
          </table:table-cell>
          <table:table-cell office:value-type="float" office:value="100" table:style-name="ce19">
            <text:p>100,00</text:p>
          </table:table-cell>
          <table:table-cell office:value-type="float" office:value="77.8947" table:style-name="ce19">
            <text:p>77,89</text:p>
          </table:table-cell>
          <table:table-cell office:value-type="float" office:value="210.95" table:style-name="ce24">
            <text:p>210,95</text:p>
          </table:table-cell>
          <table:table-cell office:value-type="float" office:value="84.375" table:style-name="ce21">
            <text:p>84,38</text:p>
          </table:table-cell>
          <table:table-cell office:value-type="float" office:value="69.444400000000002" table:style-name="ce19">
            <text:p>69,44</text:p>
          </table:table-cell>
          <table:table-cell office:value-type="float" office:value="81.388900000000007" table:style-name="ce19">
            <text:p>81,39</text:p>
          </table:table-cell>
          <table:table-cell office:value-type="float" office:value="106.709" table:style-name="ce25">
            <text:p>106,71</text:p>
          </table:table-cell>
          <table:table-cell office:value-type="float" office:value="81.159400000000005" table:style-name="ce19">
            <text:p>81,16</text:p>
          </table:table-cell>
          <table:table-cell office:value-type="float" office:value="65.909099999999995" table:style-name="ce19">
            <text:p>65,91</text:p>
          </table:table-cell>
          <table:table-cell office:value-type="float" office:value="78.109399999999994" table:style-name="ce19">
            <text:p>78,11</text:p>
          </table:table-cell>
          <table:table-cell office:value-type="float" office:value="94.515799999999999" table:style-name="ce24">
            <text:p>94,52</text:p>
          </table:table-cell>
          <table:table-cell table:number-columns-repeated="16329"/>
        </table:table-row>
        <table:table-row table:style-name="ro8">
          <table:table-cell table:number-columns-repeated="14" table:style-name="ce1"/>
          <table:table-cell office:value-type="string" table:style-name="ce26">
            <text:p>Media</text:p>
          </table:table-cell>
          <table:table-cell office:value-type="float" office:value="67.848600000000005" table:style-name="ce12">
            <text:p>67,85</text:p>
          </table:table-cell>
          <table:table-cell office:value-type="float" office:value="67.5" table:style-name="ce12">
            <text:p>67,50</text:p>
          </table:table-cell>
          <table:table-cell office:value-type="float" office:value="67.778899999999993" table:style-name="ce12">
            <text:p>67,78</text:p>
          </table:table-cell>
          <table:table-cell office:value-type="float" office:value="206.66200000000001" table:style-name="ce16">
            <text:p>206,66</text:p>
          </table:table-cell>
          <table:table-cell office:value-type="float" office:value="79.375" table:style-name="ce14">
            <text:p>79,38</text:p>
          </table:table-cell>
          <table:table-cell office:value-type="float" office:value="39.444400000000002" table:style-name="ce12">
            <text:p>39,44</text:p>
          </table:table-cell>
          <table:table-cell office:value-type="float" office:value="71.388900000000007" table:style-name="ce12">
            <text:p>71,39</text:p>
          </table:table-cell>
          <table:table-cell office:value-type="float" office:value="108.095" table:style-name="ce28">
            <text:p>108,10</text:p>
          </table:table-cell>
          <table:table-cell office:value-type="float" office:value="83.088999999999999" table:style-name="ce12">
            <text:p>83,09</text:p>
          </table:table-cell>
          <table:table-cell office:value-type="float" office:value="20" table:style-name="ce12">
            <text:p>20,00</text:p>
          </table:table-cell>
          <table:table-cell office:value-type="float" office:value="70.471199999999996" table:style-name="ce12">
            <text:p>70,47</text:p>
          </table:table-cell>
          <table:table-cell office:value-type="float" office:value="93.431600000000003" table:style-name="ce16">
            <text:p>93,43</text:p>
          </table:table-cell>
          <table:table-cell table:number-columns-repeated="15" table:style-name="ce1"/>
          <table:table-cell office:value-type="string" table:style-name="ce26">
            <text:p>Media</text:p>
          </table:table-cell>
          <table:table-cell office:value-type="float" office:value="67.590599999999995" table:style-name="ce12">
            <text:p>67,59</text:p>
          </table:table-cell>
          <table:table-cell office:value-type="float" office:value="100" table:style-name="ce12">
            <text:p>100,00</text:p>
          </table:table-cell>
          <table:table-cell office:value-type="float" office:value="74.072500000000005" table:style-name="ce12">
            <text:p>74,07</text:p>
          </table:table-cell>
          <table:table-cell office:value-type="float" office:value="209.501" table:style-name="ce16">
            <text:p>209,50</text:p>
          </table:table-cell>
          <table:table-cell office:value-type="float" office:value="77.8125" table:style-name="ce14">
            <text:p>77,81</text:p>
          </table:table-cell>
          <table:table-cell office:value-type="float" office:value="61.666699999999999" table:style-name="ce12">
            <text:p>61,67</text:p>
          </table:table-cell>
          <table:table-cell office:value-type="float" office:value="74.583299999999994" table:style-name="ce12">
            <text:p>74,58</text:p>
          </table:table-cell>
          <table:table-cell office:value-type="float" office:value="105.917" table:style-name="ce28">
            <text:p>105,92</text:p>
          </table:table-cell>
          <table:table-cell office:value-type="float" office:value="84.231899999999996" table:style-name="ce12">
            <text:p>84,23</text:p>
          </table:table-cell>
          <table:table-cell office:value-type="float" office:value="65.909099999999995" table:style-name="ce12">
            <text:p>65,91</text:p>
          </table:table-cell>
          <table:table-cell office:value-type="float" office:value="80.567300000000003" table:style-name="ce12">
            <text:p>80,57</text:p>
          </table:table-cell>
          <table:table-cell office:value-type="float" office:value="94.229399999999998" table:style-name="ce16">
            <text:p>94,23</text:p>
          </table:table-cell>
          <table:table-cell table:number-columns-repeated="1632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12" table:number-rows-spanned="1" table:style-name="ce50">
            <text:p>Resultados globales en el problema del APC</text:p>
          </table:table-cell>
          <table:covered-table-cell table:number-columns-repeated="11"/>
          <table:table-cell table:number-columns-repeated="16371" table:style-name="ce1"/>
        </table:table-row>
        <table:table-row table:style-name="ro7">
          <table:table-cell table:number-columns-spanned="1" table:number-rows-spanned="2" table:style-name="ce51"/>
          <table:table-cell office:value-type="string" table:style-name="ce31">
            <text:p>Diabetes</text:p>
          </table:table-cell>
          <table:table-cell table:style-name="ce32"/>
          <table:table-cell table:style-name="ce33"/>
          <table:table-cell office:value-type="string" table:style-name="ce4">
            <text:p>Diabetes</text:p>
          </table:table-cell>
          <table:table-cell office:value-type="string" table:style-name="ce34">
            <text:p>Ozone</text:p>
          </table:table-cell>
          <table:table-cell table:number-columns-repeated="2" table:style-name="ce32"/>
          <table:table-cell office:value-type="string" table:style-name="ce5">
            <text:p>Ozone</text:p>
          </table:table-cell>
          <table:table-cell office:value-type="string" table:style-name="ce34">
            <text:p>Spectf-heart</text:p>
          </table:table-cell>
          <table:table-cell table:style-name="ce32"/>
          <table:table-cell table:style-name="ce33"/>
          <table:table-cell office:value-type="string" table:style-name="ce6">
            <text:p>Spectf-heart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5">
            <text:p>%_clas</text:p>
          </table:table-cell>
          <table:table-cell office:value-type="string" table:style-name="ce35">
            <text:p>%red</text:p>
          </table:table-cell>
          <table:table-cell office:value-type="string" table:style-name="ce35">
            <text:p>Agr.</text:p>
          </table:table-cell>
          <table:table-cell office:value-type="string" table:style-name="ce36">
            <text:p>T</text:p>
          </table:table-cell>
          <table:table-cell office:value-type="string" table:style-name="ce37">
            <text:p>%_clas</text:p>
          </table:table-cell>
          <table:table-cell office:value-type="string" table:style-name="ce35">
            <text:p>%red</text:p>
          </table:table-cell>
          <table:table-cell office:value-type="string" table:style-name="ce35">
            <text:p>Agr.</text:p>
          </table:table-cell>
          <table:table-cell office:value-type="string" table:style-name="ce38">
            <text:p>T</text:p>
          </table:table-cell>
          <table:table-cell office:value-type="string" table:style-name="ce37">
            <text:p>%_clas</text:p>
          </table:table-cell>
          <table:table-cell office:value-type="string" table:style-name="ce39">
            <text:p>%red</text:p>
          </table:table-cell>
          <table:table-cell office:value-type="string" table:style-name="ce35">
            <text:p>Agr.</text:p>
          </table:table-cell>
          <table:table-cell office:value-type="string" table:style-name="ce40">
            <text:p>T</text:p>
          </table:table-cell>
          <table:table-cell table:number-columns-repeated="16371"/>
        </table:table-row>
        <table:table-row table:style-name="ro8">
          <table:table-cell office:value-type="string" table:style-name="ce26">
            <text:p>1-NN</text:p>
          </table:table-cell>
          <table:table-cell office:value-type="float" office:value="68.363" table:formula="of:=[.B10]" table:style-name="ce12">
            <text:p>68,36</text:p>
          </table:table-cell>
          <table:table-cell office:value-type="float" office:value="0" table:formula="of:=[.C10]" table:style-name="ce12">
            <text:p>0,00</text:p>
          </table:table-cell>
          <table:table-cell office:value-type="float" office:value="54.690399999999997" table:formula="of:=[.D10]" table:style-name="ce12">
            <text:p>54,69</text:p>
          </table:table-cell>
          <table:table-cell office:value-type="float" office:value="3.20368E-3" table:formula="of:=[.E10]" table:style-name="ce41">
            <text:p>0,00</text:p>
          </table:table-cell>
          <table:table-cell office:value-type="float" office:value="80.3125" table:formula="of:=[.F10]" table:style-name="ce29">
            <text:p>80,31</text:p>
          </table:table-cell>
          <table:table-cell office:value-type="float" office:value="0" table:formula="of:=[.G10]" table:style-name="ce12">
            <text:p>0,00</text:p>
          </table:table-cell>
          <table:table-cell office:value-type="float" office:value="64.25" table:formula="of:=[.H10]" table:style-name="ce12">
            <text:p>64,25</text:p>
          </table:table-cell>
          <table:table-cell office:value-type="float" office:value="1.9360000000000002E-3" table:formula="of:=[.I10]" table:style-name="ce41">
            <text:p>0,00</text:p>
          </table:table-cell>
          <table:table-cell office:value-type="float" office:value="85.383039999999994" table:formula="of:=[.J10]" table:style-name="ce29">
            <text:p>85,38</text:p>
          </table:table-cell>
          <table:table-cell office:value-type="float" office:value="0" table:formula="of:=[.K10]" table:style-name="ce12">
            <text:p>0,00</text:p>
          </table:table-cell>
          <table:table-cell office:value-type="float" office:value="68.306420000000003" table:formula="of:=[.L10]" table:style-name="ce12">
            <text:p>68,31</text:p>
          </table:table-cell>
          <table:table-cell office:value-type="float" office:value="1.6879999999999998E-3" table:formula="of:=[.M10]" table:style-name="ce41">
            <text:p>0,00</text:p>
          </table:table-cell>
          <table:table-cell table:number-columns-repeated="16371"/>
        </table:table-row>
        <table:table-row table:style-name="ro8">
          <table:table-cell office:value-type="string" table:style-name="ce26">
            <text:p>RELIEF</text:p>
          </table:table-cell>
          <table:table-cell office:value-type="float" office:value="67.838300000000004" table:formula="of:=[.B21]" table:style-name="ce12">
            <text:p>67,84</text:p>
          </table:table-cell>
          <table:table-cell office:value-type="float" office:value="5" table:formula="of:=[.C21]" table:style-name="ce12">
            <text:p>5,00</text:p>
          </table:table-cell>
          <table:table-cell office:value-type="float" office:value="55.270699999999998" table:formula="of:=[.D21]" table:style-name="ce12">
            <text:p>55,27</text:p>
          </table:table-cell>
          <table:table-cell office:value-type="float" office:value="3.0054600000000001E-2" table:formula="of:=[.E21]" table:style-name="ce42">
            <text:p>0,03</text:p>
          </table:table-cell>
          <table:table-cell office:value-type="float" office:value="76.875" table:formula="of:=[.F21]" table:style-name="ce43">
            <text:p>76,88</text:p>
          </table:table-cell>
          <table:table-cell office:value-type="float" office:value="5.8333320000000004" table:formula="of:=[.G21]" table:style-name="ce12">
            <text:p>5,83</text:p>
          </table:table-cell>
          <table:table-cell office:value-type="float" office:value="62.666679999999999" table:formula="of:=[.H21]" table:style-name="ce12">
            <text:p>62,67</text:p>
          </table:table-cell>
          <table:table-cell office:value-type="float" office:value="1.4164E-2" table:formula="of:=[.I21]" table:style-name="ce42">
            <text:p>0,01</text:p>
          </table:table-cell>
          <table:table-cell office:value-type="float" office:value="85.084880000000013" table:formula="of:=[.J21]" table:style-name="ce43">
            <text:p>85,08</text:p>
          </table:table-cell>
          <table:table-cell office:value-type="float" office:value="0" table:formula="of:=[.K21]" table:style-name="ce12">
            <text:p>0,00</text:p>
          </table:table-cell>
          <table:table-cell office:value-type="float" office:value="68.067920000000001" table:formula="of:=[.L21]" table:style-name="ce12">
            <text:p>68,07</text:p>
          </table:table-cell>
          <table:table-cell office:value-type="float" office:value="1.2834000000000002E-2" table:formula="of:=[.M21]" table:style-name="ce41">
            <text:p>0,01</text:p>
          </table:table-cell>
          <table:table-cell table:style-name="ce1">
            <draw:frame draw:z-index="1" draw:id="id0" draw:style-name="a0" draw:name="Gráfico 2" svg:x="0.65972in" svg:y="0.08854in" svg:width="5.02083in" svg:height="2.9166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8">
          <table:table-cell office:value-type="string" table:style-name="ce26">
            <text:p>BL</text:p>
          </table:table-cell>
          <table:table-cell office:value-type="float" office:value="66.281599999999997" table:formula="of:=[.B32]" table:style-name="ce12">
            <text:p>66,28</text:p>
          </table:table-cell>
          <table:table-cell office:value-type="float" office:value="92.5" table:formula="of:=[.C32]" table:style-name="ce12">
            <text:p>92,50</text:p>
          </table:table-cell>
          <table:table-cell office:value-type="float" office:value="71.525300000000001" table:formula="of:=[.D32]" table:style-name="ce12">
            <text:p>71,53</text:p>
          </table:table-cell>
          <table:table-cell office:value-type="float" office:value="51.6631" table:formula="of:=[.E32]" table:style-name="ce42">
            <text:p>51,66</text:p>
          </table:table-cell>
          <table:table-cell office:value-type="float" office:value="77.5" table:formula="of:=[.F32]" table:style-name="ce43">
            <text:p>77,50</text:p>
          </table:table-cell>
          <table:table-cell office:value-type="float" office:value="40.277759999999994" table:formula="of:=[.G32]" table:style-name="ce12">
            <text:p>40,28</text:p>
          </table:table-cell>
          <table:table-cell office:value-type="float" office:value="70.055560000000014" table:formula="of:=[.H32]" table:style-name="ce12">
            <text:p>70,06</text:p>
          </table:table-cell>
          <table:table-cell office:value-type="float" office:value="102.70039999999999" table:formula="of:=[.I32]" table:style-name="ce42">
            <text:p>102,70</text:p>
          </table:table-cell>
          <table:table-cell office:value-type="float" office:value="88.538299999999992" table:formula="of:=[.J32]" table:style-name="ce43">
            <text:p>88,54</text:p>
          </table:table-cell>
          <table:table-cell office:value-type="float" office:value="43.636360000000003" table:formula="of:=[.K32]" table:style-name="ce12">
            <text:p>43,64</text:p>
          </table:table-cell>
          <table:table-cell office:value-type="float" office:value="79.557919999999996" table:formula="of:=[.L32]" table:style-name="ce12">
            <text:p>79,56</text:p>
          </table:table-cell>
          <table:table-cell office:value-type="float" office:value="75.156700000000001" table:formula="of:=[.M32]" table:style-name="ce41">
            <text:p>75,16</text:p>
          </table:table-cell>
          <table:table-cell table:number-columns-repeated="16371"/>
        </table:table-row>
        <table:table-row table:style-name="ro8">
          <table:table-cell office:value-type="string" table:style-name="ce44">
            <text:p>AGG-BLX</text:p>
          </table:table-cell>
          <table:table-cell office:value-type="float" office:value="68.631200000000007" table:style-name="ce15">
            <text:p>68,63</text:p>
          </table:table-cell>
          <table:table-cell office:value-type="float" office:value="47.5" table:style-name="ce15">
            <text:p>47,50</text:p>
          </table:table-cell>
          <table:table-cell office:value-type="float" office:value="64.405000000000001" table:style-name="ce15">
            <text:p>64,41</text:p>
          </table:table-cell>
          <table:table-cell office:value-type="float" office:value="203.88" table:style-name="ce16">
            <text:p>203,88</text:p>
          </table:table-cell>
          <table:table-cell office:value-type="float" office:value="78.4375" table:style-name="ce14">
            <text:p>78,44</text:p>
          </table:table-cell>
          <table:table-cell office:value-type="float" office:value="36.944400000000002" table:style-name="ce12">
            <text:p>36,94</text:p>
          </table:table-cell>
          <table:table-cell office:value-type="float" office:value="70.138900000000007" table:style-name="ce12">
            <text:p>70,14</text:p>
          </table:table-cell>
          <table:table-cell office:value-type="float" office:value="105.82599999999999" table:style-name="ce45">
            <text:p>105,83</text:p>
          </table:table-cell>
          <table:table-cell office:value-type="float" office:value="83.946200000000005" table:style-name="ce15">
            <text:p>83,95</text:p>
          </table:table-cell>
          <table:table-cell office:value-type="float" office:value="40" table:style-name="ce15">
            <text:p>40,00</text:p>
          </table:table-cell>
          <table:table-cell office:value-type="float" office:value="75.156899999999993" table:style-name="ce15">
            <text:p>75,16</text:p>
          </table:table-cell>
          <table:table-cell office:value-type="float" office:value="93.551100000000005" table:style-name="ce16">
            <text:p>93,55</text:p>
          </table:table-cell>
          <table:table-cell table:number-columns-repeated="16371"/>
        </table:table-row>
        <table:table-row table:style-name="ro8">
          <table:table-cell office:value-type="string" table:style-name="ce44">
            <text:p>AGG-Arit</text:p>
          </table:table-cell>
          <table:table-cell office:value-type="float" office:value="67.964799999999997" table:style-name="ce12">
            <text:p>67,96</text:p>
          </table:table-cell>
          <table:table-cell office:value-type="float" office:value="57.5" table:style-name="ce12">
            <text:p>57,50</text:p>
          </table:table-cell>
          <table:table-cell office:value-type="float" office:value="65.871799999999993" table:style-name="ce12">
            <text:p>65,87</text:p>
          </table:table-cell>
          <table:table-cell office:value-type="float" office:value="204.02099999999999" table:style-name="ce16">
            <text:p>204,02</text:p>
          </table:table-cell>
          <table:table-cell office:value-type="float" office:value="80" table:style-name="ce14">
            <text:p>80,00</text:p>
          </table:table-cell>
          <table:table-cell office:value-type="float" office:value="8.0555599999999998" table:style-name="ce12">
            <text:p>8,06</text:p>
          </table:table-cell>
          <table:table-cell office:value-type="float" office:value="65.611099999999993" table:style-name="ce12">
            <text:p>65,61</text:p>
          </table:table-cell>
          <table:table-cell office:value-type="float" office:value="105.559" table:style-name="ce45">
            <text:p>105,56</text:p>
          </table:table-cell>
          <table:table-cell office:value-type="float" office:value="84.517600000000002" table:style-name="ce12">
            <text:p>84,52</text:p>
          </table:table-cell>
          <table:table-cell office:value-type="float" office:value="10.9091" table:style-name="ce12">
            <text:p>10,91</text:p>
          </table:table-cell>
          <table:table-cell office:value-type="float" office:value="69.795900000000003" table:style-name="ce12">
            <text:p>69,80</text:p>
          </table:table-cell>
          <table:table-cell office:value-type="float" office:value="93.164900000000003" table:style-name="ce16">
            <text:p>93,16</text:p>
          </table:table-cell>
          <table:table-cell table:number-columns-repeated="16371"/>
        </table:table-row>
        <table:table-row table:style-name="ro8">
          <table:table-cell office:value-type="string" table:style-name="ce44">
            <text:p>AGE-BLX</text:p>
          </table:table-cell>
          <table:table-cell office:value-type="float" office:value="65.235799999999998" table:style-name="ce12">
            <text:p>65,24</text:p>
          </table:table-cell>
          <table:table-cell office:value-type="float" office:value="85" table:style-name="ce12">
            <text:p>85,00</text:p>
          </table:table-cell>
          <table:table-cell office:value-type="float" office:value="69.188699999999997" table:style-name="ce12">
            <text:p>69,19</text:p>
          </table:table-cell>
          <table:table-cell office:value-type="float" office:value="205.45599999999999" table:style-name="ce16">
            <text:p>205,46</text:p>
          </table:table-cell>
          <table:table-cell office:value-type="float" office:value="76.875" table:style-name="ce14">
            <text:p>76,88</text:p>
          </table:table-cell>
          <table:table-cell office:value-type="float" office:value="37.222200000000001" table:style-name="ce12">
            <text:p>37,22</text:p>
          </table:table-cell>
          <table:table-cell office:value-type="float" office:value="68.944400000000002" table:style-name="ce12">
            <text:p>68,94</text:p>
          </table:table-cell>
          <table:table-cell office:value-type="float" office:value="106.042" table:style-name="ce45">
            <text:p>106,04</text:p>
          </table:table-cell>
          <table:table-cell office:value-type="float" office:value="87.370599999999996" table:style-name="ce12">
            <text:p>87,37</text:p>
          </table:table-cell>
          <table:table-cell office:value-type="float" office:value="40.454500000000003" table:style-name="ce12">
            <text:p>40,45</text:p>
          </table:table-cell>
          <table:table-cell office:value-type="float" office:value="77.987399999999994" table:style-name="ce12">
            <text:p>77,99</text:p>
          </table:table-cell>
          <table:table-cell office:value-type="float" office:value="93.531599999999997" table:style-name="ce16">
            <text:p>93,53</text:p>
          </table:table-cell>
          <table:table-cell table:number-columns-repeated="16371"/>
        </table:table-row>
        <table:table-row table:style-name="ro3">
          <table:table-cell office:value-type="string" table:style-name="ce44">
            <text:p>AGE-Arit</text:p>
          </table:table-cell>
          <table:table-cell office:value-type="float" office:value="68.614099999999993" table:style-name="ce12">
            <text:p>68,61</text:p>
          </table:table-cell>
          <table:table-cell office:value-type="float" office:value="85" table:style-name="ce12">
            <text:p>85,00</text:p>
          </table:table-cell>
          <table:table-cell office:value-type="float" office:value="71.891300000000001" table:style-name="ce12">
            <text:p>71,89</text:p>
          </table:table-cell>
          <table:table-cell office:value-type="float" office:value="204.81399999999999" table:style-name="ce16">
            <text:p>204,81</text:p>
          </table:table-cell>
          <table:table-cell office:value-type="float" office:value="80.3125" table:style-name="ce14">
            <text:p>80,31</text:p>
          </table:table-cell>
          <table:table-cell office:value-type="float" office:value="31.666699999999999" table:style-name="ce12">
            <text:p>31,67</text:p>
          </table:table-cell>
          <table:table-cell office:value-type="float" office:value="70.583299999999994" table:style-name="ce12">
            <text:p>70,58</text:p>
          </table:table-cell>
          <table:table-cell office:value-type="float" office:value="106.08199999999999" table:style-name="ce45">
            <text:p>106,08</text:p>
          </table:table-cell>
          <table:table-cell office:value-type="float" office:value="85.378900000000002" table:style-name="ce12">
            <text:p>85,38</text:p>
          </table:table-cell>
          <table:table-cell office:value-type="float" office:value="39.090899999999998" table:style-name="ce12">
            <text:p>39,09</text:p>
          </table:table-cell>
          <table:table-cell office:value-type="float" office:value="76.121300000000005" table:style-name="ce12">
            <text:p>76,12</text:p>
          </table:table-cell>
          <table:table-cell office:value-type="float" office:value="93.431600000000003" table:style-name="ce16">
            <text:p>93,43</text:p>
          </table:table-cell>
          <table:table-cell table:number-columns-repeated="16371"/>
        </table:table-row>
        <table:table-row table:style-name="ro3">
          <table:table-cell office:value-type="string" table:style-name="ce44">
            <text:p>AM-All</text:p>
          </table:table-cell>
          <table:table-cell office:value-type="float" office:value="68.099800000000002" table:style-name="ce12">
            <text:p>68,10</text:p>
          </table:table-cell>
          <table:table-cell office:value-type="float" office:value="67.5" table:style-name="ce12">
            <text:p>67,50</text:p>
          </table:table-cell>
          <table:table-cell office:value-type="float" office:value="67.979799999999997" table:style-name="ce12">
            <text:p>67,98</text:p>
          </table:table-cell>
          <table:table-cell office:value-type="float" office:value="202.828" table:style-name="ce16">
            <text:p>202,83</text:p>
          </table:table-cell>
          <table:table-cell office:value-type="float" office:value="77.5" table:style-name="ce14">
            <text:p>77,50</text:p>
          </table:table-cell>
          <table:table-cell office:value-type="float" office:value="37.777799999999999" table:style-name="ce12">
            <text:p>37,78</text:p>
          </table:table-cell>
          <table:table-cell office:value-type="float" office:value="69.555599999999998" table:style-name="ce12">
            <text:p>69,56</text:p>
          </table:table-cell>
          <table:table-cell office:value-type="float" office:value="112.685" table:style-name="ce45">
            <text:p>112,69</text:p>
          </table:table-cell>
          <table:table-cell office:value-type="float" office:value="84.231899999999996" table:style-name="ce12">
            <text:p>84,23</text:p>
          </table:table-cell>
          <table:table-cell office:value-type="float" office:value="40.909100000000002" table:style-name="ce12">
            <text:p>40,91</text:p>
          </table:table-cell>
          <table:table-cell office:value-type="float" office:value="75.567300000000003" table:style-name="ce12">
            <text:p>75,57</text:p>
          </table:table-cell>
          <table:table-cell office:value-type="float" office:value="95.770300000000006" table:style-name="ce16">
            <text:p>95,77</text:p>
          </table:table-cell>
          <table:table-cell table:number-columns-repeated="16371"/>
        </table:table-row>
        <table:table-row table:style-name="ro3">
          <table:table-cell office:value-type="string" table:style-name="ce44">
            <text:p>AM-Rand</text:p>
          </table:table-cell>
          <table:table-cell office:value-type="float" office:value="67.7102" table:style-name="ce12">
            <text:p>67,71</text:p>
          </table:table-cell>
          <table:table-cell office:value-type="float" office:value="47.5" table:style-name="ce12">
            <text:p>47,50</text:p>
          </table:table-cell>
          <table:table-cell office:value-type="float" office:value="63.668100000000003" table:style-name="ce12">
            <text:p>63,67</text:p>
          </table:table-cell>
          <table:table-cell office:value-type="float" office:value="205.81299999999999" table:style-name="ce16">
            <text:p>205,81</text:p>
          </table:table-cell>
          <table:table-cell office:value-type="float" office:value="80.625" table:style-name="ce14">
            <text:p>80,63</text:p>
          </table:table-cell>
          <table:table-cell office:value-type="float" office:value="36.666699999999999" table:style-name="ce12">
            <text:p>36,67</text:p>
          </table:table-cell>
          <table:table-cell office:value-type="float" office:value="71.833299999999994" table:style-name="ce12">
            <text:p>71,83</text:p>
          </table:table-cell>
          <table:table-cell office:value-type="float" office:value="107.027" table:style-name="ce45">
            <text:p>107,03</text:p>
          </table:table-cell>
          <table:table-cell office:value-type="float" office:value="83.950299999999999" table:style-name="ce12">
            <text:p>83,95</text:p>
          </table:table-cell>
          <table:table-cell office:value-type="float" office:value="37.7273" table:style-name="ce12">
            <text:p>37,73</text:p>
          </table:table-cell>
          <table:table-cell office:value-type="float" office:value="74.705699999999993" table:style-name="ce12">
            <text:p>74,71</text:p>
          </table:table-cell>
          <table:table-cell office:value-type="float" office:value="94.4773" table:style-name="ce16">
            <text:p>94,48</text:p>
          </table:table-cell>
          <table:table-cell table:number-columns-repeated="16371"/>
        </table:table-row>
        <table:table-row table:style-name="ro7">
          <table:table-cell office:value-type="string" table:style-name="ce44">
            <text:p>AM-Best</text:p>
          </table:table-cell>
          <table:table-cell office:value-type="float" office:value="67.848600000000005" table:style-name="ce12">
            <text:p>67,85</text:p>
          </table:table-cell>
          <table:table-cell office:value-type="float" office:value="67.5" table:style-name="ce12">
            <text:p>67,50</text:p>
          </table:table-cell>
          <table:table-cell office:value-type="float" office:value="67.778899999999993" table:style-name="ce12">
            <text:p>67,78</text:p>
          </table:table-cell>
          <table:table-cell office:value-type="float" office:value="206.66200000000001" table:style-name="ce16">
            <text:p>206,66</text:p>
          </table:table-cell>
          <table:table-cell office:value-type="float" office:value="79.375" table:style-name="ce14">
            <text:p>79,38</text:p>
          </table:table-cell>
          <table:table-cell office:value-type="float" office:value="39.444400000000002" table:style-name="ce12">
            <text:p>39,44</text:p>
          </table:table-cell>
          <table:table-cell office:value-type="float" office:value="71.388900000000007" table:style-name="ce12">
            <text:p>71,39</text:p>
          </table:table-cell>
          <table:table-cell office:value-type="float" office:value="108.095" table:style-name="ce45">
            <text:p>108,10</text:p>
          </table:table-cell>
          <table:table-cell office:value-type="float" office:value="83.088999999999999" table:style-name="ce12">
            <text:p>83,09</text:p>
          </table:table-cell>
          <table:table-cell office:value-type="float" office:value="20" table:style-name="ce12">
            <text:p>20,00</text:p>
          </table:table-cell>
          <table:table-cell office:value-type="float" office:value="70.471199999999996" table:style-name="ce12">
            <text:p>70,47</text:p>
          </table:table-cell>
          <table:table-cell office:value-type="float" office:value="93.431600000000003" table:style-name="ce16">
            <text:p>93,43</text:p>
          </table:table-cell>
          <table:table-cell table:number-columns-repeated="16371"/>
        </table:table-row>
        <table:table-row table:style-name="ro3">
          <table:table-cell office:value-type="string" table:style-name="ce46">
            <text:p>ES</text:p>
          </table:table-cell>
          <table:table-cell office:value-type="float" office:value="67.047200000000004" table:formula="of:=[.AR10]" table:style-name="ce47">
            <text:p>67,05</text:p>
          </table:table-cell>
          <table:table-cell office:value-type="float" office:value="95" table:formula="of:=[.AS10]" table:style-name="ce47">
            <text:p>95,00</text:p>
          </table:table-cell>
          <table:table-cell office:value-type="float" office:value="72.637699999999995" table:formula="of:=[.AT10]" table:style-name="ce47">
            <text:p>72,64</text:p>
          </table:table-cell>
          <table:table-cell office:value-type="float" office:value="206.62899999999999" table:formula="of:=[.AU10]" table:style-name="ce48">
            <text:p>206,63</text:p>
          </table:table-cell>
          <table:table-cell office:value-type="float" office:value="75.625" table:formula="of:=[.AV10]" table:style-name="ce49">
            <text:p>75,63</text:p>
          </table:table-cell>
          <table:table-cell office:value-type="float" office:value="61.666699999999999" table:formula="of:=[.AW10]" table:style-name="ce47">
            <text:p>61,67</text:p>
          </table:table-cell>
          <table:table-cell office:value-type="float" office:value="72.833299999999994" table:formula="of:=[.AX10]" table:style-name="ce47">
            <text:p>72,83</text:p>
          </table:table-cell>
          <table:table-cell office:value-type="float" office:value="106.714" table:formula="of:=[.AY10]" table:style-name="ce48">
            <text:p>106,71</text:p>
          </table:table-cell>
          <table:table-cell office:value-type="float" office:value="85.374700000000004" table:formula="of:=[.AZ10]" table:style-name="ce49">
            <text:p>85,37</text:p>
          </table:table-cell>
          <table:table-cell office:value-type="float" office:value="69.090900000000005" table:formula="of:=[.BA10]" table:style-name="ce47">
            <text:p>69,09</text:p>
          </table:table-cell>
          <table:table-cell office:value-type="float" office:value="82.117999999999995" table:formula="of:=[.BB10]" table:style-name="ce47">
            <text:p>82,12</text:p>
          </table:table-cell>
          <table:table-cell office:value-type="float" office:value="96.069400000000002" table:formula="of:=[.BC10]" table:style-name="ce48">
            <text:p>96,07</text:p>
          </table:table-cell>
          <table:table-cell table:number-columns-repeated="16371"/>
        </table:table-row>
        <table:table-row table:style-name="ro3">
          <table:table-cell office:value-type="string" table:style-name="ce46">
            <text:p>BMB</text:p>
          </table:table-cell>
          <table:table-cell office:value-type="float" office:value="66.809600000000003" table:formula="of:=[.AR21]" table:style-name="ce47">
            <text:p>66,81</text:p>
          </table:table-cell>
          <table:table-cell office:value-type="float" office:value="100" table:formula="of:=[.AS21]" table:style-name="ce47">
            <text:p>100,00</text:p>
          </table:table-cell>
          <table:table-cell office:value-type="float" office:value="73.447699999999998" table:formula="of:=[.AT21]" table:style-name="ce47">
            <text:p>73,45</text:p>
          </table:table-cell>
          <table:table-cell office:value-type="float" office:value="203.511" table:formula="of:=[.AU21]" table:style-name="ce48">
            <text:p>203,51</text:p>
          </table:table-cell>
          <table:table-cell office:value-type="float" office:value="75.3125" table:formula="of:=[.AV21]" table:style-name="ce49">
            <text:p>75,31</text:p>
          </table:table-cell>
          <table:table-cell office:value-type="float" office:value="58.333300000000001" table:formula="of:=[.AW21]" table:style-name="ce47">
            <text:p>58,33</text:p>
          </table:table-cell>
          <table:table-cell office:value-type="float" office:value="71.916700000000006" table:formula="of:=[.AX21]" table:style-name="ce47">
            <text:p>71,92</text:p>
          </table:table-cell>
          <table:table-cell office:value-type="float" office:value="105.806" table:formula="of:=[.AY21]" table:style-name="ce48">
            <text:p>105,81</text:p>
          </table:table-cell>
          <table:table-cell office:value-type="float" office:value="85.672899999999998" table:formula="of:=[.AZ21]" table:style-name="ce49">
            <text:p>85,67</text:p>
          </table:table-cell>
          <table:table-cell office:value-type="float" office:value="69.545500000000004" table:formula="of:=[.BA21]" table:style-name="ce47">
            <text:p>69,55</text:p>
          </table:table-cell>
          <table:table-cell office:value-type="float" office:value="82.447400000000002" table:formula="of:=[.BB21]" table:style-name="ce47">
            <text:p>82,45</text:p>
          </table:table-cell>
          <table:table-cell office:value-type="float" office:value="95.921899999999994" table:formula="of:=[.BC21]" table:style-name="ce48">
            <text:p>95,92</text:p>
          </table:table-cell>
          <table:table-cell table:number-columns-repeated="16371"/>
        </table:table-row>
        <table:table-row table:style-name="ro3">
          <table:table-cell office:value-type="string" table:style-name="ce46">
            <text:p>ILS</text:p>
          </table:table-cell>
          <table:table-cell office:value-type="float" office:value="68.364699999999999" table:formula="of:=[.AR32]" table:style-name="ce47">
            <text:p>68,36</text:p>
          </table:table-cell>
          <table:table-cell office:value-type="float" office:value="97.5" table:formula="of:=[.AS32]" table:style-name="ce47">
            <text:p>97,50</text:p>
          </table:table-cell>
          <table:table-cell office:value-type="float" office:value="74.191699999999997" table:formula="of:=[.AT32]" table:style-name="ce47">
            <text:p>74,19</text:p>
          </table:table-cell>
          <table:table-cell office:value-type="float" office:value="205.446" table:formula="of:=[.AU32]" table:style-name="ce48">
            <text:p>205,45</text:p>
          </table:table-cell>
          <table:table-cell office:value-type="float" office:value="78.125" table:formula="of:=[.AV32]" table:style-name="ce49">
            <text:p>78,13</text:p>
          </table:table-cell>
          <table:table-cell office:value-type="float" office:value="55.833300000000001" table:formula="of:=[.AW32]" table:style-name="ce47">
            <text:p>55,83</text:p>
          </table:table-cell>
          <table:table-cell office:value-type="float" office:value="73.666700000000006" table:formula="of:=[.AX32]" table:style-name="ce47">
            <text:p>73,67</text:p>
          </table:table-cell>
          <table:table-cell office:value-type="float" office:value="104.982" table:formula="of:=[.AY32]" table:style-name="ce48">
            <text:p>104,98</text:p>
          </table:table-cell>
          <table:table-cell office:value-type="float" office:value="85.664599999999993" table:formula="of:=[.AZ32]" table:style-name="ce49">
            <text:p>85,66</text:p>
          </table:table-cell>
          <table:table-cell office:value-type="float" office:value="62.7273" table:formula="of:=[.BA32]" table:style-name="ce47">
            <text:p>62,73</text:p>
          </table:table-cell>
          <table:table-cell office:value-type="float" office:value="81.077100000000002" table:formula="of:=[.BB32]" table:style-name="ce47">
            <text:p>81,08</text:p>
          </table:table-cell>
          <table:table-cell office:value-type="float" office:value="94.855099999999993" table:formula="of:=[.BC32]" table:style-name="ce48">
            <text:p>94,86</text:p>
          </table:table-cell>
          <table:table-cell table:number-columns-repeated="16371"/>
        </table:table-row>
        <table:table-row table:style-name="ro3">
          <table:table-cell office:value-type="string" table:style-name="ce46">
            <text:p>ILS-ES</text:p>
          </table:table-cell>
          <table:table-cell office:value-type="float" office:value="70.189700000000002" table:formula="of:=[.AR43]" table:style-name="ce47">
            <text:p>70,19</text:p>
          </table:table-cell>
          <table:table-cell office:value-type="float" office:value="100" table:formula="of:=[.AS43]" table:style-name="ce47">
            <text:p>100,00</text:p>
          </table:table-cell>
          <table:table-cell office:value-type="float" office:value="76.151700000000005" table:formula="of:=[.AT43]" table:style-name="ce47">
            <text:p>76,15</text:p>
          </table:table-cell>
          <table:table-cell office:value-type="float" office:value="210.047" table:formula="of:=[.AU43]" table:style-name="ce48">
            <text:p>210,05</text:p>
          </table:table-cell>
          <table:table-cell office:value-type="float" office:value="77.1875" table:formula="of:=[.AV43]" table:style-name="ce49">
            <text:p>77,19</text:p>
          </table:table-cell>
          <table:table-cell office:value-type="float" office:value="56.944400000000002" table:formula="of:=[.AW43]" table:style-name="ce47">
            <text:p>56,94</text:p>
          </table:table-cell>
          <table:table-cell office:value-type="float" office:value="73.138900000000007" table:formula="of:=[.AX43]" table:style-name="ce47">
            <text:p>73,14</text:p>
          </table:table-cell>
          <table:table-cell office:value-type="float" office:value="105.28100000000001" table:formula="of:=[.AY43]" table:style-name="ce48">
            <text:p>105,28</text:p>
          </table:table-cell>
          <table:table-cell office:value-type="float" office:value="86.525899999999993" table:formula="of:=[.AZ43]" table:style-name="ce49">
            <text:p>86,53</text:p>
          </table:table-cell>
          <table:table-cell office:value-type="float" office:value="72.2727" table:formula="of:=[.BA43]" table:style-name="ce47">
            <text:p>72,27</text:p>
          </table:table-cell>
          <table:table-cell office:value-type="float" office:value="83.675200000000004" table:formula="of:=[.BB43]" table:style-name="ce47">
            <text:p>83,68</text:p>
          </table:table-cell>
          <table:table-cell office:value-type="float" office:value="94.369600000000005" table:formula="of:=[.BC43]" table:style-name="ce48">
            <text:p>94,37</text:p>
          </table:table-cell>
          <table:table-cell table:number-columns-repeated="16371"/>
        </table:table-row>
        <table:table-row table:style-name="ro3">
          <table:table-cell office:value-type="string" table:style-name="ce46">
            <text:p>VNS</text:p>
          </table:table-cell>
          <table:table-cell office:value-type="float" office:value="66.408100000000005" table:formula="of:=[.AR54]" table:style-name="ce47">
            <text:p>66,41</text:p>
          </table:table-cell>
          <table:table-cell office:value-type="float" office:value="92.5" table:formula="of:=[.AS54]" table:style-name="ce47">
            <text:p>92,50</text:p>
          </table:table-cell>
          <table:table-cell office:value-type="float" office:value="71.626499999999993" table:formula="of:=[.AT54]" table:style-name="ce47">
            <text:p>71,63</text:p>
          </table:table-cell>
          <table:table-cell office:value-type="float" office:value="211.25399999999999" table:formula="of:=[.AU54]" table:style-name="ce48">
            <text:p>211,25</text:p>
          </table:table-cell>
          <table:table-cell office:value-type="float" office:value="77.8125" table:formula="of:=[.AV54]" table:style-name="ce49">
            <text:p>77,81</text:p>
          </table:table-cell>
          <table:table-cell office:value-type="float" office:value="57.5" table:formula="of:=[.AW54]" table:style-name="ce47">
            <text:p>57,50</text:p>
          </table:table-cell>
          <table:table-cell office:value-type="float" office:value="73.75" table:formula="of:=[.AX54]" table:style-name="ce47">
            <text:p>73,75</text:p>
          </table:table-cell>
          <table:table-cell office:value-type="float" office:value="105.646" table:formula="of:=[.AY54]" table:style-name="ce48">
            <text:p>105,65</text:p>
          </table:table-cell>
          <table:table-cell office:value-type="float" office:value="85.101399999999998" table:formula="of:=[.AZ54]" table:style-name="ce49">
            <text:p>85,10</text:p>
          </table:table-cell>
          <table:table-cell office:value-type="float" office:value="69.090900000000005" table:formula="of:=[.BA54]" table:style-name="ce47">
            <text:p>69,09</text:p>
          </table:table-cell>
          <table:table-cell office:value-type="float" office:value="81.899299999999997" table:formula="of:=[.BB54]" table:style-name="ce47">
            <text:p>81,90</text:p>
          </table:table-cell>
          <table:table-cell office:value-type="float" office:value="94.187799999999996" table:formula="of:=[.BC54]" table:style-name="ce48">
            <text:p>94,19</text:p>
          </table:table-cell>
          <table:table-cell table:number-columns-repeated="16371"/>
        </table:table-row>
        <table:table-row table:style-name="ro3">
          <table:table-cell office:value-type="string" table:style-name="ce46">
            <text:p>COA</text:p>
          </table:table-cell>
          <table:table-cell office:value-type="float" office:value="67.047200000000004" table:style-name="ce15">
            <text:p>67,05</text:p>
          </table:table-cell>
          <table:table-cell office:value-type="float" office:value="95" table:style-name="ce15">
            <text:p>95,00</text:p>
          </table:table-cell>
          <table:table-cell office:value-type="float" office:value="72.637699999999995" table:style-name="ce15">
            <text:p>72,64</text:p>
          </table:table-cell>
          <table:table-cell office:value-type="float" office:value="206.62899999999999" table:style-name="ce16">
            <text:p>206,63</text:p>
          </table:table-cell>
          <table:table-cell office:value-type="float" office:value="75.625" table:style-name="ce14">
            <text:p>75,63</text:p>
          </table:table-cell>
          <table:table-cell office:value-type="float" office:value="61.666699999999999" table:style-name="ce12">
            <text:p>61,67</text:p>
          </table:table-cell>
          <table:table-cell office:value-type="float" office:value="72.833299999999994" table:style-name="ce12">
            <text:p>72,83</text:p>
          </table:table-cell>
          <table:table-cell office:value-type="float" office:value="106.714" table:style-name="ce45">
            <text:p>106,71</text:p>
          </table:table-cell>
          <table:table-cell office:value-type="float" office:value="85.374700000000004" table:style-name="ce15">
            <text:p>85,37</text:p>
          </table:table-cell>
          <table:table-cell office:value-type="float" office:value="69.090900000000005" table:style-name="ce15">
            <text:p>69,09</text:p>
          </table:table-cell>
          <table:table-cell office:value-type="float" office:value="82.117999999999995" table:style-name="ce15">
            <text:p>82,12</text:p>
          </table:table-cell>
          <table:table-cell office:value-type="float" office:value="96.069400000000002" table:style-name="ce16">
            <text:p>96,07</text:p>
          </table:table-cell>
          <table:table-cell table:number-columns-repeated="16371"/>
        </table:table-row>
        <table:table-row table:style-name="ro3">
          <table:table-cell office:value-type="string" table:style-name="ce46">
            <text:p>COAMR</text:p>
          </table:table-cell>
          <table:table-cell office:value-type="float" office:value="66.809600000000003" table:style-name="ce12">
            <text:p>66,81</text:p>
          </table:table-cell>
          <table:table-cell office:value-type="float" office:value="100" table:style-name="ce12">
            <text:p>100,00</text:p>
          </table:table-cell>
          <table:table-cell office:value-type="float" office:value="73.447699999999998" table:style-name="ce12">
            <text:p>73,45</text:p>
          </table:table-cell>
          <table:table-cell office:value-type="float" office:value="203.511" table:style-name="ce16">
            <text:p>203,51</text:p>
          </table:table-cell>
          <table:table-cell office:value-type="float" office:value="75.3125" table:style-name="ce14">
            <text:p>75,31</text:p>
          </table:table-cell>
          <table:table-cell office:value-type="float" office:value="58.333300000000001" table:style-name="ce12">
            <text:p>58,33</text:p>
          </table:table-cell>
          <table:table-cell office:value-type="float" office:value="71.916700000000006" table:style-name="ce12">
            <text:p>71,92</text:p>
          </table:table-cell>
          <table:table-cell office:value-type="float" office:value="105.806" table:style-name="ce45">
            <text:p>105,81</text:p>
          </table:table-cell>
          <table:table-cell office:value-type="float" office:value="85.672899999999998" table:style-name="ce12">
            <text:p>85,67</text:p>
          </table:table-cell>
          <table:table-cell office:value-type="float" office:value="69.545500000000004" table:style-name="ce12">
            <text:p>69,55</text:p>
          </table:table-cell>
          <table:table-cell office:value-type="float" office:value="82.447400000000002" table:style-name="ce12">
            <text:p>82,45</text:p>
          </table:table-cell>
          <table:table-cell office:value-type="float" office:value="95.921899999999994" table:style-name="ce16">
            <text:p>95,92</text:p>
          </table:table-cell>
          <table:table-cell table:number-columns-repeated="16371"/>
        </table:table-row>
        <table:table-row table:style-name="ro3">
          <table:table-cell office:value-type="string" table:style-name="ce46">
            <text:p>COAMB</text:p>
          </table:table-cell>
          <table:table-cell office:value-type="float" office:value="68.364699999999999" table:style-name="ce12">
            <text:p>68,36</text:p>
          </table:table-cell>
          <table:table-cell office:value-type="float" office:value="97.5" table:style-name="ce12">
            <text:p>97,50</text:p>
          </table:table-cell>
          <table:table-cell office:value-type="float" office:value="74.191699999999997" table:style-name="ce12">
            <text:p>74,19</text:p>
          </table:table-cell>
          <table:table-cell office:value-type="float" office:value="205.446" table:style-name="ce16">
            <text:p>205,45</text:p>
          </table:table-cell>
          <table:table-cell office:value-type="float" office:value="78.125" table:style-name="ce14">
            <text:p>78,13</text:p>
          </table:table-cell>
          <table:table-cell office:value-type="float" office:value="55.833300000000001" table:style-name="ce12">
            <text:p>55,83</text:p>
          </table:table-cell>
          <table:table-cell office:value-type="float" office:value="73.666700000000006" table:style-name="ce12">
            <text:p>73,67</text:p>
          </table:table-cell>
          <table:table-cell office:value-type="float" office:value="104.982" table:style-name="ce45">
            <text:p>104,98</text:p>
          </table:table-cell>
          <table:table-cell office:value-type="float" office:value="85.664599999999993" table:style-name="ce12">
            <text:p>85,66</text:p>
          </table:table-cell>
          <table:table-cell office:value-type="float" office:value="62.7273" table:style-name="ce12">
            <text:p>62,73</text:p>
          </table:table-cell>
          <table:table-cell office:value-type="float" office:value="81.077100000000002" table:style-name="ce12">
            <text:p>81,08</text:p>
          </table:table-cell>
          <table:table-cell office:value-type="float" office:value="94.855099999999993" table:style-name="ce16">
            <text:p>94,86</text:p>
          </table:table-cell>
          <table:table-cell table:number-columns-repeated="16371"/>
        </table:table-row>
        <table:table-row table:style-name="ro3">
          <table:table-cell office:value-type="string" table:style-name="ce46">
            <text:p>COAC</text:p>
          </table:table-cell>
          <table:table-cell office:value-type="float" office:value="70.189700000000002" table:style-name="ce12">
            <text:p>70,19</text:p>
          </table:table-cell>
          <table:table-cell office:value-type="float" office:value="100" table:style-name="ce12">
            <text:p>100,00</text:p>
          </table:table-cell>
          <table:table-cell office:value-type="float" office:value="76.151700000000005" table:style-name="ce12">
            <text:p>76,15</text:p>
          </table:table-cell>
          <table:table-cell office:value-type="float" office:value="210.047" table:style-name="ce16">
            <text:p>210,05</text:p>
          </table:table-cell>
          <table:table-cell office:value-type="float" office:value="77.1875" table:style-name="ce14">
            <text:p>77,19</text:p>
          </table:table-cell>
          <table:table-cell office:value-type="float" office:value="56.944400000000002" table:style-name="ce12">
            <text:p>56,94</text:p>
          </table:table-cell>
          <table:table-cell office:value-type="float" office:value="73.138900000000007" table:style-name="ce12">
            <text:p>73,14</text:p>
          </table:table-cell>
          <table:table-cell office:value-type="float" office:value="105.28100000000001" table:style-name="ce45">
            <text:p>105,28</text:p>
          </table:table-cell>
          <table:table-cell office:value-type="float" office:value="86.525899999999993" table:style-name="ce12">
            <text:p>86,53</text:p>
          </table:table-cell>
          <table:table-cell office:value-type="float" office:value="72.2727" table:style-name="ce12">
            <text:p>72,27</text:p>
          </table:table-cell>
          <table:table-cell office:value-type="float" office:value="83.675200000000004" table:style-name="ce12">
            <text:p>83,68</text:p>
          </table:table-cell>
          <table:table-cell office:value-type="float" office:value="94.369600000000005" table:style-name="ce16">
            <text:p>94,37</text:p>
          </table:table-cell>
          <table:table-cell table:number-columns-repeated="16371"/>
        </table:table-row>
        <table:table-row table:style-name="ro3">
          <table:table-cell office:value-type="string" table:style-name="ce46">
            <text:p>COACA</text:p>
          </table:table-cell>
          <table:table-cell office:value-type="float" office:value="66.408100000000005" table:style-name="ce12">
            <text:p>66,41</text:p>
          </table:table-cell>
          <table:table-cell office:value-type="float" office:value="92.5" table:style-name="ce12">
            <text:p>92,50</text:p>
          </table:table-cell>
          <table:table-cell office:value-type="float" office:value="71.626499999999993" table:style-name="ce12">
            <text:p>71,63</text:p>
          </table:table-cell>
          <table:table-cell office:value-type="float" office:value="211.25399999999999" table:style-name="ce16">
            <text:p>211,25</text:p>
          </table:table-cell>
          <table:table-cell office:value-type="float" office:value="77.8125" table:style-name="ce14">
            <text:p>77,81</text:p>
          </table:table-cell>
          <table:table-cell office:value-type="float" office:value="57.5" table:style-name="ce12">
            <text:p>57,50</text:p>
          </table:table-cell>
          <table:table-cell office:value-type="float" office:value="73.75" table:style-name="ce12">
            <text:p>73,75</text:p>
          </table:table-cell>
          <table:table-cell office:value-type="float" office:value="105.646" table:style-name="ce45">
            <text:p>105,65</text:p>
          </table:table-cell>
          <table:table-cell office:value-type="float" office:value="85.101399999999998" table:style-name="ce12">
            <text:p>85,10</text:p>
          </table:table-cell>
          <table:table-cell office:value-type="float" office:value="69.090900000000005" table:style-name="ce12">
            <text:p>69,09</text:p>
          </table:table-cell>
          <table:table-cell office:value-type="float" office:value="81.899299999999997" table:style-name="ce12">
            <text:p>81,90</text:p>
          </table:table-cell>
          <table:table-cell office:value-type="float" office:value="94.187799999999996" table:style-name="ce16">
            <text:p>94,19</text:p>
          </table:table-cell>
          <table:table-cell table:number-columns-repeated="16371"/>
        </table:table-row>
        <table:table-row table:style-name="ro7">
          <table:table-cell office:value-type="string" table:style-name="ce46">
            <text:p>COACCA</text:p>
          </table:table-cell>
          <table:table-cell office:value-type="float" office:value="67.059100000000001" table:style-name="ce12">
            <text:p>67,06</text:p>
          </table:table-cell>
          <table:table-cell office:value-type="float" office:value="97.5" table:style-name="ce12">
            <text:p>97,50</text:p>
          </table:table-cell>
          <table:table-cell office:value-type="float" office:value="73.147300000000001" table:style-name="ce12">
            <text:p>73,15</text:p>
          </table:table-cell>
          <table:table-cell office:value-type="float" office:value="209.92099999999999" table:style-name="ce16">
            <text:p>209,92</text:p>
          </table:table-cell>
          <table:table-cell office:value-type="float" office:value="75.625" table:style-name="ce14">
            <text:p>75,63</text:p>
          </table:table-cell>
          <table:table-cell office:value-type="float" office:value="62.5" table:style-name="ce12">
            <text:p>62,50</text:p>
          </table:table-cell>
          <table:table-cell office:value-type="float" office:value="73" table:style-name="ce12">
            <text:p>73,00</text:p>
          </table:table-cell>
          <table:table-cell office:value-type="float" office:value="106.04300000000001" table:style-name="ce45">
            <text:p>106,04</text:p>
          </table:table-cell>
          <table:table-cell office:value-type="float" office:value="84.819900000000004" table:style-name="ce12">
            <text:p>84,82</text:p>
          </table:table-cell>
          <table:table-cell office:value-type="float" office:value="69.090900000000005" table:style-name="ce12">
            <text:p>69,09</text:p>
          </table:table-cell>
          <table:table-cell office:value-type="float" office:value="81.674099999999996" table:style-name="ce12">
            <text:p>81,67</text:p>
          </table:table-cell>
          <table:table-cell office:value-type="float" office:value="94.139099999999999" table:style-name="ce16">
            <text:p>94,14</text:p>
          </table:table-cell>
          <table:table-cell table:number-columns-repeated="16371"/>
        </table:table-row>
        <table:table-row table:style-name="ro3">
          <table:table-cell office:value-type="string" table:style-name="ce46">
            <text:p>COACMB</text:p>
          </table:table-cell>
          <table:table-cell office:value-type="float" office:value="67.590599999999995" table:style-name="ce12">
            <text:p>67,59</text:p>
          </table:table-cell>
          <table:table-cell office:value-type="float" office:value="100" table:style-name="ce12">
            <text:p>100,00</text:p>
          </table:table-cell>
          <table:table-cell office:value-type="float" office:value="74.072500000000005" table:style-name="ce12">
            <text:p>74,07</text:p>
          </table:table-cell>
          <table:table-cell office:value-type="float" office:value="209.501" table:style-name="ce16">
            <text:p>209,50</text:p>
          </table:table-cell>
          <table:table-cell office:value-type="float" office:value="77.8125" table:style-name="ce14">
            <text:p>77,81</text:p>
          </table:table-cell>
          <table:table-cell office:value-type="float" office:value="61.666699999999999" table:style-name="ce12">
            <text:p>61,67</text:p>
          </table:table-cell>
          <table:table-cell office:value-type="float" office:value="74.583299999999994" table:style-name="ce12">
            <text:p>74,58</text:p>
          </table:table-cell>
          <table:table-cell office:value-type="float" office:value="105.917" table:style-name="ce45">
            <text:p>105,92</text:p>
          </table:table-cell>
          <table:table-cell office:value-type="float" office:value="84.231899999999996" table:style-name="ce12">
            <text:p>84,23</text:p>
          </table:table-cell>
          <table:table-cell office:value-type="float" office:value="65.909099999999995" table:style-name="ce12">
            <text:p>65,91</text:p>
          </table:table-cell>
          <table:table-cell office:value-type="float" office:value="80.567300000000003" table:style-name="ce12">
            <text:p>80,57</text:p>
          </table:table-cell>
          <table:table-cell office:value-type="float" office:value="94.229399999999998" table:style-name="ce16">
            <text:p>94,23</text:p>
          </table:table-cell>
          <table:table-cell table:number-columns-repeated="16371"/>
        </table:table-row>
        <table:table-row table:number-rows-repeated="9" table:style-name="ro1">
          <table:table-cell table:number-columns-repeated="16384"/>
        </table:table-row>
        <table:table-row table:style-name="ro7">
          <table:table-cell table:number-columns-repeated="16384"/>
        </table:table-row>
        <table:table-row table:number-rows-repeated="10484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36">
      <number:number number:decimal-places="3" number:min-decimal-places="3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ltr" style:first-page-number="continue" style:scale-to="3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Oscar</meta:initial-creator>
    <dc:creator>Usuario</dc:creator>
    <meta:creation-date>2013-02-26T01:11:28Z</meta:creation-date>
    <dc:date>2023-06-20T17:36:08Z</dc:date>
    <meta:editing-cycles>7</meta:editing-cycles>
    <meta:editing-duration>PT738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e0e5eb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gradient" draw:fill-gradient-name="a2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gradient" draw:fill-gradient-name="a3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gradient" draw:fill-gradient-name="a4" draw:stroke="none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gradient" draw:fill-gradient-name="a5" draw:stroke="non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gradient" draw:fill-gradient-name="a6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gradient" draw:fill-gradient-name="a7" draw:stroke="none"/>
    </style:style>
    <style:style style:family="chart" style:name="G0S6">
      <style:chart-properties chart:symbol-type="none" chart:vertical="false" chart:connect-bars="false" chart:solid-type="cuboid" chart:stacked="false" chart:percentage="false"/>
      <style:graphic-properties draw:fill="gradient" draw:fill-gradient-name="a8" draw:stroke="none"/>
    </style:style>
    <style:style style:family="chart" style:name="GMa1">
      <style:graphic-properties draw:fill="none" draw:stroke="solid" svg:stroke-width="0.01042in" svg:stroke-color="#e0e5eb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e0e5e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3">
      <style:chart-properties chart:gap-width="100" chart:overlap="-24" chart:link-data-style-to-source="false" chart:visible="true" chart:logarithmic="false" chart:maximum="1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0.0pt" svg:width="361.5pt" chart:style-name="Crt0">
        <chart:title chart:style-name="CT00">
          <text:p text:style-name="a0" text:class-names="" text:cond-style-name="">COA y variantes. Métricas de evaluación.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0"/>
          </chart:axis>
          <chart:axis chart:dimension="y" chart:name="primary-y" chart:style-name="Axs1">
            <chart:title chart:style-name="AT01">
              <text:p text:style-name="a1" text:class-names="" text:cond-style-name="">Porcentaje</text:p>
            </chart:title>
            <chart:grid chart:class="major" chart:style-name="GMa1"/>
          </chart:axis>
          <chart:series chart:label-cell-address="local-table.$B$1" chart:values-cell-range-address="local-table.$B$2:.$B$10" chart:class="chart:bar" chart:attached-axis="primary-y" chart:style-name="G0S0">
            <chart:data-point chart:repeated="9"/>
          </chart:series>
          <chart:series chart:label-cell-address="local-table.$C$1" chart:values-cell-range-address="local-table.$C$2:.$C$10" chart:class="chart:bar" chart:attached-axis="primary-y" chart:style-name="G0S1">
            <chart:data-point chart:repeated="9"/>
          </chart:series>
          <chart:series chart:label-cell-address="local-table.$D$1" chart:values-cell-range-address="local-table.$D$2:.$D$10" chart:class="chart:bar" chart:attached-axis="primary-y" chart:style-name="G0S2">
            <chart:data-point chart:repeated="9"/>
          </chart:series>
          <chart:series chart:label-cell-address="local-table.$E$1" chart:values-cell-range-address="local-table.$E$2:.$E$10" chart:class="chart:bar" chart:attached-axis="primary-y" chart:style-name="G0S3">
            <chart:data-point chart:repeated="9"/>
          </chart:series>
          <chart:series chart:label-cell-address="local-table.$F$1" chart:values-cell-range-address="local-table.$F$2:.$F$10" chart:class="chart:bar" chart:attached-axis="primary-y" chart:style-name="G0S4">
            <chart:data-point chart:repeated="9"/>
          </chart:series>
          <chart:series chart:label-cell-address="local-table.$G$1" chart:values-cell-range-address="local-table.$G$2:.$G$10" chart:class="chart:bar" chart:attached-axis="primary-y" chart:style-name="G0S5">
            <chart:data-point chart:repeated="9"/>
          </chart:series>
          <chart:series chart:label-cell-address="local-table.$H$1" chart:values-cell-range-address="local-table.$H$2:.$H$10" chart:class="chart:bar" chart:attached-axis="primary-y" chart:style-name="G0S6"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/>
              <table:table-cell office:value-type="string">
                <text:p>COA</text:p>
              </table:table-cell>
              <table:table-cell office:value-type="string">
                <text:p>COAMR</text:p>
              </table:table-cell>
              <table:table-cell office:value-type="string">
                <text:p>COAMB</text:p>
              </table:table-cell>
              <table:table-cell office:value-type="string">
                <text:p>COAC</text:p>
              </table:table-cell>
              <table:table-cell office:value-type="string">
                <text:p>COACA</text:p>
              </table:table-cell>
              <table:table-cell office:value-type="string">
                <text:p>COACCA</text:p>
              </table:table-cell>
              <table:table-cell office:value-type="string">
                <text:p>COACMB</text:p>
              </table:table-cell>
            </table:table-row>
          </table:table-header-rows>
          <table:table-row>
            <table:table-cell office:value-type="string">
              <text:p>Diabetes %_clas</text:p>
            </table:table-cell>
            <table:table-cell office:value-type="float" office:value="67.047200000000004"/>
            <table:table-cell office:value-type="float" office:value="66.809600000000003"/>
            <table:table-cell office:value-type="float" office:value="68.364699999999999"/>
            <table:table-cell office:value-type="float" office:value="70.189700000000002"/>
            <table:table-cell office:value-type="float" office:value="66.408100000000005"/>
            <table:table-cell office:value-type="float" office:value="67.059100000000001"/>
            <table:table-cell office:value-type="float" office:value="67.590599999999995"/>
          </table:table-row>
          <table:table-row>
            <table:table-cell office:value-type="string">
              <text:p>Diabetes %red</text:p>
            </table:table-cell>
            <table:table-cell office:value-type="float" office:value="95"/>
            <table:table-cell office:value-type="float" office:value="100"/>
            <table:table-cell office:value-type="float" office:value="97.5"/>
            <table:table-cell office:value-type="float" office:value="100"/>
            <table:table-cell office:value-type="float" office:value="92.5"/>
            <table:table-cell office:value-type="float" office:value="97.5"/>
            <table:table-cell office:value-type="float" office:value="100"/>
          </table:table-row>
          <table:table-row>
            <table:table-cell office:value-type="string">
              <text:p>Diabetes Agr.</text:p>
            </table:table-cell>
            <table:table-cell office:value-type="float" office:value="72.637699999999995"/>
            <table:table-cell office:value-type="float" office:value="73.447699999999998"/>
            <table:table-cell office:value-type="float" office:value="74.191699999999997"/>
            <table:table-cell office:value-type="float" office:value="76.151700000000005"/>
            <table:table-cell office:value-type="float" office:value="71.626499999999993"/>
            <table:table-cell office:value-type="float" office:value="73.147300000000001"/>
            <table:table-cell office:value-type="float" office:value="74.072500000000005"/>
          </table:table-row>
          <table:table-row>
            <table:table-cell office:value-type="string">
              <text:p>Ozone %_clas</text:p>
            </table:table-cell>
            <table:table-cell office:value-type="float" office:value="75.625"/>
            <table:table-cell office:value-type="float" office:value="75.3125"/>
            <table:table-cell office:value-type="float" office:value="78.125"/>
            <table:table-cell office:value-type="float" office:value="77.1875"/>
            <table:table-cell office:value-type="float" office:value="77.8125"/>
            <table:table-cell office:value-type="float" office:value="75.625"/>
            <table:table-cell office:value-type="float" office:value="77.8125"/>
          </table:table-row>
          <table:table-row>
            <table:table-cell office:value-type="string">
              <text:p>Ozone %red</text:p>
            </table:table-cell>
            <table:table-cell office:value-type="float" office:value="61.666699999999999"/>
            <table:table-cell office:value-type="float" office:value="58.333300000000001"/>
            <table:table-cell office:value-type="float" office:value="55.833300000000001"/>
            <table:table-cell office:value-type="float" office:value="56.944400000000002"/>
            <table:table-cell office:value-type="float" office:value="57.5"/>
            <table:table-cell office:value-type="float" office:value="62.5"/>
            <table:table-cell office:value-type="float" office:value="61.666699999999999"/>
          </table:table-row>
          <table:table-row>
            <table:table-cell office:value-type="string">
              <text:p>Ozone Agr.</text:p>
            </table:table-cell>
            <table:table-cell office:value-type="float" office:value="72.833299999999994"/>
            <table:table-cell office:value-type="float" office:value="71.916700000000006"/>
            <table:table-cell office:value-type="float" office:value="73.666700000000006"/>
            <table:table-cell office:value-type="float" office:value="73.138900000000007"/>
            <table:table-cell office:value-type="float" office:value="73.75"/>
            <table:table-cell office:value-type="float" office:value="73"/>
            <table:table-cell office:value-type="float" office:value="74.583299999999994"/>
          </table:table-row>
          <table:table-row>
            <table:table-cell office:value-type="string">
              <text:p>Spectf-heart %_clas</text:p>
            </table:table-cell>
            <table:table-cell office:value-type="float" office:value="85.374700000000004"/>
            <table:table-cell office:value-type="float" office:value="85.672899999999998"/>
            <table:table-cell office:value-type="float" office:value="85.664599999999993"/>
            <table:table-cell office:value-type="float" office:value="86.525899999999993"/>
            <table:table-cell office:value-type="float" office:value="85.101399999999998"/>
            <table:table-cell office:value-type="float" office:value="84.819900000000004"/>
            <table:table-cell office:value-type="float" office:value="84.231899999999996"/>
          </table:table-row>
          <table:table-row>
            <table:table-cell office:value-type="string">
              <text:p>Spectf-heart %red</text:p>
            </table:table-cell>
            <table:table-cell office:value-type="float" office:value="69.090900000000005"/>
            <table:table-cell office:value-type="float" office:value="69.545500000000004"/>
            <table:table-cell office:value-type="float" office:value="62.7273"/>
            <table:table-cell office:value-type="float" office:value="72.2727"/>
            <table:table-cell office:value-type="float" office:value="69.090900000000005"/>
            <table:table-cell office:value-type="float" office:value="69.090900000000005"/>
            <table:table-cell office:value-type="float" office:value="65.909099999999995"/>
          </table:table-row>
          <table:table-row>
            <table:table-cell office:value-type="string">
              <text:p>Spectf-heart Agr.</text:p>
            </table:table-cell>
            <table:table-cell office:value-type="float" office:value="82.117999999999995"/>
            <table:table-cell office:value-type="float" office:value="82.447400000000002"/>
            <table:table-cell office:value-type="float" office:value="81.077100000000002"/>
            <table:table-cell office:value-type="float" office:value="83.675200000000004"/>
            <table:table-cell office:value-type="float" office:value="81.899299999999997"/>
            <table:table-cell office:value-type="float" office:value="81.674099999999996"/>
            <table:table-cell office:value-type="float" office:value="80.56730000000000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6" draw:style="linear" draw:angle="0" draw:start-color="#71a6db" draw:end-color="#559bdb" draw:start-intensity="100%" draw:end-intensity="100%"/>
    <draw:gradient draw:name="a7" draw:style="linear" draw:angle="0" draw:start-color="#81b861" draw:end-color="#6fb242" draw:start-intensity="100%" draw:end-intensity="100%"/>
    <draw:gradient draw:name="a8" draw:style="linear" draw:angle="0" draw:start-color="#4f5f89" draw:end-color="#22427d" draw:start-intensity="100%" draw:end-intensity="100%"/>
    <draw:gradient draw:name="a2" draw:style="linear" draw:angle="0" draw:start-color="#6083cb" draw:end-color="#3e70ca" draw:start-intensity="100%" draw:end-intensity="100%"/>
    <draw:gradient draw:name="a3" draw:style="linear" draw:angle="0" draw:start-color="#f18c55" draw:end-color="#f67b28" draw:start-intensity="100%" draw:end-intensity="100%"/>
    <draw:gradient draw:name="a4" draw:style="linear" draw:angle="0" draw:start-color="#afafaf" draw:end-color="#a5a5a5" draw:start-intensity="100%" draw:end-intensity="100%"/>
    <draw:gradient draw:name="a5" draw:style="linear" draw:angle="0" draw:start-color="#ffc746" draw:end-color="#ffc600" draw:start-intensity="100%" draw:end-intensity="100%"/>
  </office:styles>
</office:document-styles>
</file>